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В" table:style-name="ta1">
        <table:shapes>
          <draw:frame draw:z-index="0" draw:style-name="gr1" draw:text-style-name="P1" svg:width="34.368cm" svg:height="19.399cm" svg:x="5.015cm" svg:y="0.108cm">
            <draw:object draw:notify-on-update-of-ranges="27В.A1:27В.A637 27В.B1:27В.B6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5.81983795" calcext:value-type="float">
            <text:p>25,81983795</text:p>
          </table:table-cell>
          <table:table-cell office:value-type="float" office:value="7.151640025" calcext:value-type="float">
            <text:p>7,151640025</text:p>
          </table:table-cell>
        </table:table-row>
        <table:table-row table:style-name="ro1">
          <table:table-cell office:value-type="float" office:value="16.59846261" calcext:value-type="float">
            <text:p>16,59846261</text:p>
          </table:table-cell>
          <table:table-cell office:value-type="float" office:value="10.49874639" calcext:value-type="float">
            <text:p>10,49874639</text:p>
          </table:table-cell>
        </table:table-row>
        <table:table-row table:style-name="ro1">
          <table:table-cell office:value-type="float" office:value="24.3183558" calcext:value-type="float">
            <text:p>24,3183558</text:p>
          </table:table-cell>
          <table:table-cell office:value-type="float" office:value="6.978422803" calcext:value-type="float">
            <text:p>6,978422803</text:p>
          </table:table-cell>
        </table:table-row>
        <table:table-row table:style-name="ro1">
          <table:table-cell office:value-type="float" office:value="26.30808135" calcext:value-type="float">
            <text:p>26,30808135</text:p>
          </table:table-cell>
          <table:table-cell office:value-type="float" office:value="6.017273271" calcext:value-type="float">
            <text:p>6,017273271</text:p>
          </table:table-cell>
        </table:table-row>
        <table:table-row table:style-name="ro1">
          <table:table-cell office:value-type="float" office:value="14.32243448" calcext:value-type="float">
            <text:p>14,32243448</text:p>
          </table:table-cell>
          <table:table-cell office:value-type="float" office:value="7.93708521" calcext:value-type="float">
            <text:p>7,93708521</text:p>
          </table:table-cell>
        </table:table-row>
        <table:table-row table:style-name="ro1">
          <table:table-cell office:value-type="float" office:value="24.88625264" calcext:value-type="float">
            <text:p>24,88625264</text:p>
          </table:table-cell>
          <table:table-cell office:value-type="float" office:value="6.28330212" calcext:value-type="float">
            <text:p>6,28330212</text:p>
          </table:table-cell>
        </table:table-row>
        <table:table-row table:style-name="ro1">
          <table:table-cell office:value-type="float" office:value="25.63730571" calcext:value-type="float">
            <text:p>25,63730571</text:p>
          </table:table-cell>
          <table:table-cell office:value-type="float" office:value="4.708951894" calcext:value-type="float">
            <text:p>4,708951894</text:p>
          </table:table-cell>
        </table:table-row>
        <table:table-row table:style-name="ro1">
          <table:table-cell office:value-type="float" office:value="27.27670266" calcext:value-type="float">
            <text:p>27,27670266</text:p>
          </table:table-cell>
          <table:table-cell office:value-type="float" office:value="5.121482354" calcext:value-type="float">
            <text:p>5,121482354</text:p>
          </table:table-cell>
        </table:table-row>
        <table:table-row table:style-name="ro1">
          <table:table-cell office:value-type="float" office:value="17.09856876" calcext:value-type="float">
            <text:p>17,09856876</text:p>
          </table:table-cell>
          <table:table-cell office:value-type="float" office:value="8.238740698" calcext:value-type="float">
            <text:p>8,238740698</text:p>
          </table:table-cell>
        </table:table-row>
        <table:table-row table:style-name="ro1">
          <table:table-cell office:value-type="float" office:value="25.74152599" calcext:value-type="float">
            <text:p>25,74152599</text:p>
          </table:table-cell>
          <table:table-cell office:value-type="float" office:value="7.568701951" calcext:value-type="float">
            <text:p>7,568701951</text:p>
          </table:table-cell>
        </table:table-row>
        <table:table-row table:style-name="ro1">
          <table:table-cell office:value-type="float" office:value="25.5750078" calcext:value-type="float">
            <text:p>25,5750078</text:p>
          </table:table-cell>
          <table:table-cell office:value-type="float" office:value="6.301902583" calcext:value-type="float">
            <text:p>6,301902583</text:p>
          </table:table-cell>
        </table:table-row>
        <table:table-row table:style-name="ro1">
          <table:table-cell office:value-type="float" office:value="25.24245833" calcext:value-type="float">
            <text:p>25,24245833</text:p>
          </table:table-cell>
          <table:table-cell office:value-type="float" office:value="6.841236826" calcext:value-type="float">
            <text:p>6,841236826</text:p>
          </table:table-cell>
        </table:table-row>
        <table:table-row table:style-name="ro1">
          <table:table-cell office:value-type="float" office:value="14.32433732" calcext:value-type="float">
            <text:p>14,32433732</text:p>
          </table:table-cell>
          <table:table-cell office:value-type="float" office:value="16.09561099" calcext:value-type="float">
            <text:p>16,09561099</text:p>
          </table:table-cell>
        </table:table-row>
        <table:table-row table:style-name="ro1">
          <table:table-cell office:value-type="float" office:value="25.99803337" calcext:value-type="float">
            <text:p>25,99803337</text:p>
          </table:table-cell>
          <table:table-cell office:value-type="float" office:value="5.578196577" calcext:value-type="float">
            <text:p>5,578196577</text:p>
          </table:table-cell>
        </table:table-row>
        <table:table-row table:style-name="ro1">
          <table:table-cell office:value-type="float" office:value="25.82131872" calcext:value-type="float">
            <text:p>25,82131872</text:p>
          </table:table-cell>
          <table:table-cell office:value-type="float" office:value="6.758604686" calcext:value-type="float">
            <text:p>6,758604686</text:p>
          </table:table-cell>
        </table:table-row>
        <table:table-row table:style-name="ro1">
          <table:table-cell office:value-type="float" office:value="25.74754933" calcext:value-type="float">
            <text:p>25,74754933</text:p>
          </table:table-cell>
          <table:table-cell office:value-type="float" office:value="6.868851943" calcext:value-type="float">
            <text:p>6,868851943</text:p>
          </table:table-cell>
        </table:table-row>
        <table:table-row table:style-name="ro1">
          <table:table-cell office:value-type="float" office:value="25.57522535" calcext:value-type="float">
            <text:p>25,57522535</text:p>
          </table:table-cell>
          <table:table-cell office:value-type="float" office:value="5.830350551" calcext:value-type="float">
            <text:p>5,830350551</text:p>
          </table:table-cell>
        </table:table-row>
        <table:table-row table:style-name="ro1">
          <table:table-cell office:value-type="float" office:value="26.12722772" calcext:value-type="float">
            <text:p>26,12722772</text:p>
          </table:table-cell>
          <table:table-cell office:value-type="float" office:value="6.219149748" calcext:value-type="float">
            <text:p>6,219149748</text:p>
          </table:table-cell>
        </table:table-row>
        <table:table-row table:style-name="ro1">
          <table:table-cell office:value-type="float" office:value="25.88576622" calcext:value-type="float">
            <text:p>25,88576622</text:p>
          </table:table-cell>
          <table:table-cell office:value-type="float" office:value="5.697091454" calcext:value-type="float">
            <text:p>5,697091454</text:p>
          </table:table-cell>
        </table:table-row>
        <table:table-row table:style-name="ro1">
          <table:table-cell office:value-type="float" office:value="26.52124781" calcext:value-type="float">
            <text:p>26,52124781</text:p>
          </table:table-cell>
          <table:table-cell office:value-type="float" office:value="7.782501882" calcext:value-type="float">
            <text:p>7,782501882</text:p>
          </table:table-cell>
        </table:table-row>
        <table:table-row table:style-name="ro1">
          <table:table-cell office:value-type="float" office:value="24.15531352" calcext:value-type="float">
            <text:p>24,15531352</text:p>
          </table:table-cell>
          <table:table-cell office:value-type="float" office:value="5.983273843" calcext:value-type="float">
            <text:p>5,983273843</text:p>
          </table:table-cell>
        </table:table-row>
        <table:table-row table:style-name="ro1">
          <table:table-cell office:value-type="float" office:value="26.79881611" calcext:value-type="float">
            <text:p>26,79881611</text:p>
          </table:table-cell>
          <table:table-cell office:value-type="float" office:value="5.870032845" calcext:value-type="float">
            <text:p>5,870032845</text:p>
          </table:table-cell>
        </table:table-row>
        <table:table-row table:style-name="ro1">
          <table:table-cell office:value-type="float" office:value="25.38954584" calcext:value-type="float">
            <text:p>25,38954584</text:p>
          </table:table-cell>
          <table:table-cell office:value-type="float" office:value="6.839868377" calcext:value-type="float">
            <text:p>6,839868377</text:p>
          </table:table-cell>
        </table:table-row>
        <table:table-row table:style-name="ro1">
          <table:table-cell office:value-type="float" office:value="25.48232616" calcext:value-type="float">
            <text:p>25,48232616</text:p>
          </table:table-cell>
          <table:table-cell office:value-type="float" office:value="7.983371389" calcext:value-type="float">
            <text:p>7,983371389</text:p>
          </table:table-cell>
        </table:table-row>
        <table:table-row table:style-name="ro1">
          <table:table-cell office:value-type="float" office:value="26.55092636" calcext:value-type="float">
            <text:p>26,55092636</text:p>
          </table:table-cell>
          <table:table-cell office:value-type="float" office:value="6.703664423" calcext:value-type="float">
            <text:p>6,703664423</text:p>
          </table:table-cell>
        </table:table-row>
        <table:table-row table:style-name="ro1">
          <table:table-cell office:value-type="float" office:value="25.66997598" calcext:value-type="float">
            <text:p>25,66997598</text:p>
          </table:table-cell>
          <table:table-cell office:value-type="float" office:value="5.567015978" calcext:value-type="float">
            <text:p>5,567015978</text:p>
          </table:table-cell>
        </table:table-row>
        <table:table-row table:style-name="ro1">
          <table:table-cell office:value-type="float" office:value="26.08857129" calcext:value-type="float">
            <text:p>26,08857129</text:p>
          </table:table-cell>
          <table:table-cell office:value-type="float" office:value="5.402495159" calcext:value-type="float">
            <text:p>5,402495159</text:p>
          </table:table-cell>
        </table:table-row>
        <table:table-row table:style-name="ro1">
          <table:table-cell office:value-type="float" office:value="25.13893555" calcext:value-type="float">
            <text:p>25,13893555</text:p>
          </table:table-cell>
          <table:table-cell office:value-type="float" office:value="6.749022412" calcext:value-type="float">
            <text:p>6,749022412</text:p>
          </table:table-cell>
        </table:table-row>
        <table:table-row table:style-name="ro1">
          <table:table-cell office:value-type="float" office:value="26.22706501" calcext:value-type="float">
            <text:p>26,22706501</text:p>
          </table:table-cell>
          <table:table-cell office:value-type="float" office:value="7.348118052" calcext:value-type="float">
            <text:p>7,348118052</text:p>
          </table:table-cell>
        </table:table-row>
        <table:table-row table:style-name="ro1">
          <table:table-cell office:value-type="float" office:value="16.10602631" calcext:value-type="float">
            <text:p>16,10602631</text:p>
          </table:table-cell>
          <table:table-cell office:value-type="float" office:value="9.062225311" calcext:value-type="float">
            <text:p>9,062225311</text:p>
          </table:table-cell>
        </table:table-row>
        <table:table-row table:style-name="ro1">
          <table:table-cell office:value-type="float" office:value="14.38871947" calcext:value-type="float">
            <text:p>14,38871947</text:p>
          </table:table-cell>
          <table:table-cell office:value-type="float" office:value="9.079140589" calcext:value-type="float">
            <text:p>9,079140589</text:p>
          </table:table-cell>
        </table:table-row>
        <table:table-row table:style-name="ro1">
          <table:table-cell office:value-type="float" office:value="26.46224533" calcext:value-type="float">
            <text:p>26,46224533</text:p>
          </table:table-cell>
          <table:table-cell office:value-type="float" office:value="7.291119914" calcext:value-type="float">
            <text:p>7,291119914</text:p>
          </table:table-cell>
        </table:table-row>
        <table:table-row table:style-name="ro1">
          <table:table-cell office:value-type="float" office:value="25.06662359" calcext:value-type="float">
            <text:p>25,06662359</text:p>
          </table:table-cell>
          <table:table-cell office:value-type="float" office:value="6.066986986" calcext:value-type="float">
            <text:p>6,066986986</text:p>
          </table:table-cell>
        </table:table-row>
        <table:table-row table:style-name="ro1">
          <table:table-cell office:value-type="float" office:value="25.67595599" calcext:value-type="float">
            <text:p>25,67595599</text:p>
          </table:table-cell>
          <table:table-cell office:value-type="float" office:value="5.609474358" calcext:value-type="float">
            <text:p>5,609474358</text:p>
          </table:table-cell>
        </table:table-row>
        <table:table-row table:style-name="ro1">
          <table:table-cell office:value-type="float" office:value="26.5478597" calcext:value-type="float">
            <text:p>26,5478597</text:p>
          </table:table-cell>
          <table:table-cell office:value-type="float" office:value="6.022167125" calcext:value-type="float">
            <text:p>6,022167125</text:p>
          </table:table-cell>
        </table:table-row>
        <table:table-row table:style-name="ro1">
          <table:table-cell office:value-type="float" office:value="15.1617161" calcext:value-type="float">
            <text:p>15,1617161</text:p>
          </table:table-cell>
          <table:table-cell office:value-type="float" office:value="9.220031953" calcext:value-type="float">
            <text:p>9,220031953</text:p>
          </table:table-cell>
        </table:table-row>
        <table:table-row table:style-name="ro1">
          <table:table-cell office:value-type="float" office:value="16.20288894" calcext:value-type="float">
            <text:p>16,20288894</text:p>
          </table:table-cell>
          <table:table-cell office:value-type="float" office:value="8.641124294" calcext:value-type="float">
            <text:p>8,641124294</text:p>
          </table:table-cell>
        </table:table-row>
        <table:table-row table:style-name="ro1">
          <table:table-cell office:value-type="float" office:value="25.92500583" calcext:value-type="float">
            <text:p>25,92500583</text:p>
          </table:table-cell>
          <table:table-cell office:value-type="float" office:value="6.877127378" calcext:value-type="float">
            <text:p>6,877127378</text:p>
          </table:table-cell>
        </table:table-row>
        <table:table-row table:style-name="ro1">
          <table:table-cell office:value-type="float" office:value="26.17067328" calcext:value-type="float">
            <text:p>26,17067328</text:p>
          </table:table-cell>
          <table:table-cell office:value-type="float" office:value="6.620489408" calcext:value-type="float">
            <text:p>6,620489408</text:p>
          </table:table-cell>
        </table:table-row>
        <table:table-row table:style-name="ro1">
          <table:table-cell office:value-type="float" office:value="17.13819298" calcext:value-type="float">
            <text:p>17,13819298</text:p>
          </table:table-cell>
          <table:table-cell office:value-type="float" office:value="15.35721676" calcext:value-type="float">
            <text:p>15,35721676</text:p>
          </table:table-cell>
        </table:table-row>
        <table:table-row table:style-name="ro1">
          <table:table-cell office:value-type="float" office:value="14.99990521" calcext:value-type="float">
            <text:p>14,99990521</text:p>
          </table:table-cell>
          <table:table-cell office:value-type="float" office:value="8.905431497" calcext:value-type="float">
            <text:p>8,905431497</text:p>
          </table:table-cell>
        </table:table-row>
        <table:table-row table:style-name="ro1">
          <table:table-cell office:value-type="float" office:value="26.56600818" calcext:value-type="float">
            <text:p>26,56600818</text:p>
          </table:table-cell>
          <table:table-cell office:value-type="float" office:value="6.307360825" calcext:value-type="float">
            <text:p>6,307360825</text:p>
          </table:table-cell>
        </table:table-row>
        <table:table-row table:style-name="ro1">
          <table:table-cell office:value-type="float" office:value="26.54328026" calcext:value-type="float">
            <text:p>26,54328026</text:p>
          </table:table-cell>
          <table:table-cell office:value-type="float" office:value="6.824464766" calcext:value-type="float">
            <text:p>6,824464766</text:p>
          </table:table-cell>
        </table:table-row>
        <table:table-row table:style-name="ro1">
          <table:table-cell office:value-type="float" office:value="15.08271814" calcext:value-type="float">
            <text:p>15,08271814</text:p>
          </table:table-cell>
          <table:table-cell office:value-type="float" office:value="8.412100128" calcext:value-type="float">
            <text:p>8,412100128</text:p>
          </table:table-cell>
        </table:table-row>
        <table:table-row table:style-name="ro1">
          <table:table-cell office:value-type="float" office:value="15.22482454" calcext:value-type="float">
            <text:p>15,22482454</text:p>
          </table:table-cell>
          <table:table-cell office:value-type="float" office:value="15.73609261" calcext:value-type="float">
            <text:p>15,73609261</text:p>
          </table:table-cell>
        </table:table-row>
        <table:table-row table:style-name="ro1">
          <table:table-cell office:value-type="float" office:value="25.69396873" calcext:value-type="float">
            <text:p>25,69396873</text:p>
          </table:table-cell>
          <table:table-cell office:value-type="float" office:value="6.763412286" calcext:value-type="float">
            <text:p>6,763412286</text:p>
          </table:table-cell>
        </table:table-row>
        <table:table-row table:style-name="ro1">
          <table:table-cell office:value-type="float" office:value="24.53857994" calcext:value-type="float">
            <text:p>24,53857994</text:p>
          </table:table-cell>
          <table:table-cell office:value-type="float" office:value="5.810157419" calcext:value-type="float">
            <text:p>5,810157419</text:p>
          </table:table-cell>
        </table:table-row>
        <table:table-row table:style-name="ro1">
          <table:table-cell office:value-type="float" office:value="16.28926717" calcext:value-type="float">
            <text:p>16,28926717</text:p>
          </table:table-cell>
          <table:table-cell office:value-type="float" office:value="8.375021109" calcext:value-type="float">
            <text:p>8,375021109</text:p>
          </table:table-cell>
        </table:table-row>
        <table:table-row table:style-name="ro1">
          <table:table-cell office:value-type="float" office:value="26.37590568" calcext:value-type="float">
            <text:p>26,37590568</text:p>
          </table:table-cell>
          <table:table-cell office:value-type="float" office:value="6.319701308" calcext:value-type="float">
            <text:p>6,319701308</text:p>
          </table:table-cell>
        </table:table-row>
        <table:table-row table:style-name="ro1">
          <table:table-cell office:value-type="float" office:value="25.80940072" calcext:value-type="float">
            <text:p>25,80940072</text:p>
          </table:table-cell>
          <table:table-cell office:value-type="float" office:value="5.190048325" calcext:value-type="float">
            <text:p>5,190048325</text:p>
          </table:table-cell>
        </table:table-row>
        <table:table-row table:style-name="ro1">
          <table:table-cell office:value-type="float" office:value="25.80855101" calcext:value-type="float">
            <text:p>25,80855101</text:p>
          </table:table-cell>
          <table:table-cell office:value-type="float" office:value="6.650143008" calcext:value-type="float">
            <text:p>6,650143008</text:p>
          </table:table-cell>
        </table:table-row>
        <table:table-row table:style-name="ro1">
          <table:table-cell office:value-type="float" office:value="15.94086272" calcext:value-type="float">
            <text:p>15,94086272</text:p>
          </table:table-cell>
          <table:table-cell office:value-type="float" office:value="9.430039334" calcext:value-type="float">
            <text:p>9,430039334</text:p>
          </table:table-cell>
        </table:table-row>
        <table:table-row table:style-name="ro1">
          <table:table-cell office:value-type="float" office:value="5.750393691" calcext:value-type="float">
            <text:p>5,750393691</text:p>
          </table:table-cell>
          <table:table-cell office:value-type="float" office:value="-19.87762839" calcext:value-type="float">
            <text:p>-19,87762839</text:p>
          </table:table-cell>
        </table:table-row>
        <table:table-row table:style-name="ro1">
          <table:table-cell office:value-type="float" office:value="25.71584321" calcext:value-type="float">
            <text:p>25,71584321</text:p>
          </table:table-cell>
          <table:table-cell office:value-type="float" office:value="6.488576742" calcext:value-type="float">
            <text:p>6,488576742</text:p>
          </table:table-cell>
        </table:table-row>
        <table:table-row table:style-name="ro1">
          <table:table-cell office:value-type="float" office:value="15.60956071" calcext:value-type="float">
            <text:p>15,60956071</text:p>
          </table:table-cell>
          <table:table-cell office:value-type="float" office:value="9.008337064" calcext:value-type="float">
            <text:p>9,008337064</text:p>
          </table:table-cell>
        </table:table-row>
        <table:table-row table:style-name="ro1">
          <table:table-cell office:value-type="float" office:value="26.62848961" calcext:value-type="float">
            <text:p>26,62848961</text:p>
          </table:table-cell>
          <table:table-cell office:value-type="float" office:value="6.95249176" calcext:value-type="float">
            <text:p>6,95249176</text:p>
          </table:table-cell>
        </table:table-row>
        <table:table-row table:style-name="ro1">
          <table:table-cell office:value-type="float" office:value="26.46623735" calcext:value-type="float">
            <text:p>26,46623735</text:p>
          </table:table-cell>
          <table:table-cell office:value-type="float" office:value="5.990409897" calcext:value-type="float">
            <text:p>5,990409897</text:p>
          </table:table-cell>
        </table:table-row>
        <table:table-row table:style-name="ro1">
          <table:table-cell office:value-type="float" office:value="25.4148217" calcext:value-type="float">
            <text:p>25,4148217</text:p>
          </table:table-cell>
          <table:table-cell office:value-type="float" office:value="6.627220553" calcext:value-type="float">
            <text:p>6,627220553</text:p>
          </table:table-cell>
        </table:table-row>
        <table:table-row table:style-name="ro1">
          <table:table-cell office:value-type="float" office:value="26.61408045" calcext:value-type="float">
            <text:p>26,61408045</text:p>
          </table:table-cell>
          <table:table-cell office:value-type="float" office:value="6.291894089" calcext:value-type="float">
            <text:p>6,291894089</text:p>
          </table:table-cell>
        </table:table-row>
        <table:table-row table:style-name="ro1">
          <table:table-cell office:value-type="float" office:value="26.00033375" calcext:value-type="float">
            <text:p>26,00033375</text:p>
          </table:table-cell>
          <table:table-cell office:value-type="float" office:value="6.939633349" calcext:value-type="float">
            <text:p>6,939633349</text:p>
          </table:table-cell>
        </table:table-row>
        <table:table-row table:style-name="ro1">
          <table:table-cell office:value-type="float" office:value="14.68479723" calcext:value-type="float">
            <text:p>14,68479723</text:p>
          </table:table-cell>
          <table:table-cell office:value-type="float" office:value="8.749898062" calcext:value-type="float">
            <text:p>8,749898062</text:p>
          </table:table-cell>
        </table:table-row>
        <table:table-row table:style-name="ro1">
          <table:table-cell office:value-type="float" office:value="16.00961797" calcext:value-type="float">
            <text:p>16,00961797</text:p>
          </table:table-cell>
          <table:table-cell office:value-type="float" office:value="8.025241949" calcext:value-type="float">
            <text:p>8,025241949</text:p>
          </table:table-cell>
        </table:table-row>
        <table:table-row table:style-name="ro1">
          <table:table-cell office:value-type="float" office:value="23.72147459" calcext:value-type="float">
            <text:p>23,72147459</text:p>
          </table:table-cell>
          <table:table-cell office:value-type="float" office:value="6.917307804" calcext:value-type="float">
            <text:p>6,917307804</text:p>
          </table:table-cell>
        </table:table-row>
        <table:table-row table:style-name="ro1">
          <table:table-cell office:value-type="float" office:value="24.90184704" calcext:value-type="float">
            <text:p>24,90184704</text:p>
          </table:table-cell>
          <table:table-cell office:value-type="float" office:value="6.65351459" calcext:value-type="float">
            <text:p>6,65351459</text:p>
          </table:table-cell>
        </table:table-row>
        <table:table-row table:style-name="ro1">
          <table:table-cell office:value-type="float" office:value="15.75117957" calcext:value-type="float">
            <text:p>15,75117957</text:p>
          </table:table-cell>
          <table:table-cell office:value-type="float" office:value="9.44889058" calcext:value-type="float">
            <text:p>9,44889058</text:p>
          </table:table-cell>
        </table:table-row>
        <table:table-row table:style-name="ro1">
          <table:table-cell office:value-type="float" office:value="15.49155089" calcext:value-type="float">
            <text:p>15,49155089</text:p>
          </table:table-cell>
          <table:table-cell office:value-type="float" office:value="9.458889883" calcext:value-type="float">
            <text:p>9,458889883</text:p>
          </table:table-cell>
        </table:table-row>
        <table:table-row table:style-name="ro1">
          <table:table-cell office:value-type="float" office:value="26.84569971" calcext:value-type="float">
            <text:p>26,84569971</text:p>
          </table:table-cell>
          <table:table-cell office:value-type="float" office:value="7.262853044" calcext:value-type="float">
            <text:p>7,262853044</text:p>
          </table:table-cell>
        </table:table-row>
        <table:table-row table:style-name="ro1">
          <table:table-cell office:value-type="float" office:value="25.6401932" calcext:value-type="float">
            <text:p>25,6401932</text:p>
          </table:table-cell>
          <table:table-cell office:value-type="float" office:value="6.393494534" calcext:value-type="float">
            <text:p>6,393494534</text:p>
          </table:table-cell>
        </table:table-row>
        <table:table-row table:style-name="ro1">
          <table:table-cell office:value-type="float" office:value="25.68529273" calcext:value-type="float">
            <text:p>25,68529273</text:p>
          </table:table-cell>
          <table:table-cell office:value-type="float" office:value="7.091250509" calcext:value-type="float">
            <text:p>7,091250509</text:p>
          </table:table-cell>
        </table:table-row>
        <table:table-row table:style-name="ro1">
          <table:table-cell office:value-type="float" office:value="13.96505123" calcext:value-type="float">
            <text:p>13,96505123</text:p>
          </table:table-cell>
          <table:table-cell office:value-type="float" office:value="17.14747883" calcext:value-type="float">
            <text:p>17,14747883</text:p>
          </table:table-cell>
        </table:table-row>
        <table:table-row table:style-name="ro1">
          <table:table-cell office:value-type="float" office:value="16.17831776" calcext:value-type="float">
            <text:p>16,17831776</text:p>
          </table:table-cell>
          <table:table-cell office:value-type="float" office:value="15.77274601" calcext:value-type="float">
            <text:p>15,77274601</text:p>
          </table:table-cell>
        </table:table-row>
        <table:table-row table:style-name="ro1">
          <table:table-cell office:value-type="float" office:value="26.92949153" calcext:value-type="float">
            <text:p>26,92949153</text:p>
          </table:table-cell>
          <table:table-cell office:value-type="float" office:value="6.325236815" calcext:value-type="float">
            <text:p>6,325236815</text:p>
          </table:table-cell>
        </table:table-row>
        <table:table-row table:style-name="ro1">
          <table:table-cell office:value-type="float" office:value="24.34548662" calcext:value-type="float">
            <text:p>24,34548662</text:p>
          </table:table-cell>
          <table:table-cell office:value-type="float" office:value="6.159203824" calcext:value-type="float">
            <text:p>6,159203824</text:p>
          </table:table-cell>
        </table:table-row>
        <table:table-row table:style-name="ro1">
          <table:table-cell office:value-type="float" office:value="23.64296547" calcext:value-type="float">
            <text:p>23,64296547</text:p>
          </table:table-cell>
          <table:table-cell office:value-type="float" office:value="5.189497673" calcext:value-type="float">
            <text:p>5,189497673</text:p>
          </table:table-cell>
        </table:table-row>
        <table:table-row table:style-name="ro1">
          <table:table-cell office:value-type="float" office:value="14.55695729" calcext:value-type="float">
            <text:p>14,55695729</text:p>
          </table:table-cell>
          <table:table-cell office:value-type="float" office:value="9.369856363" calcext:value-type="float">
            <text:p>9,369856363</text:p>
          </table:table-cell>
        </table:table-row>
        <table:table-row table:style-name="ro1">
          <table:table-cell office:value-type="float" office:value="25.48035272" calcext:value-type="float">
            <text:p>25,48035272</text:p>
          </table:table-cell>
          <table:table-cell office:value-type="float" office:value="6.420921589" calcext:value-type="float">
            <text:p>6,420921589</text:p>
          </table:table-cell>
        </table:table-row>
        <table:table-row table:style-name="ro1">
          <table:table-cell office:value-type="float" office:value="15.39085319" calcext:value-type="float">
            <text:p>15,39085319</text:p>
          </table:table-cell>
          <table:table-cell office:value-type="float" office:value="9.181662154" calcext:value-type="float">
            <text:p>9,181662154</text:p>
          </table:table-cell>
        </table:table-row>
        <table:table-row table:style-name="ro1">
          <table:table-cell office:value-type="float" office:value="16.2683527" calcext:value-type="float">
            <text:p>16,2683527</text:p>
          </table:table-cell>
          <table:table-cell office:value-type="float" office:value="16.17064915" calcext:value-type="float">
            <text:p>16,17064915</text:p>
          </table:table-cell>
        </table:table-row>
        <table:table-row table:style-name="ro1">
          <table:table-cell office:value-type="float" office:value="25.90210408" calcext:value-type="float">
            <text:p>25,90210408</text:p>
          </table:table-cell>
          <table:table-cell office:value-type="float" office:value="5.774165968" calcext:value-type="float">
            <text:p>5,774165968</text:p>
          </table:table-cell>
        </table:table-row>
        <table:table-row table:style-name="ro1">
          <table:table-cell office:value-type="float" office:value="13.77955544" calcext:value-type="float">
            <text:p>13,77955544</text:p>
          </table:table-cell>
          <table:table-cell office:value-type="float" office:value="8.490136162" calcext:value-type="float">
            <text:p>8,490136162</text:p>
          </table:table-cell>
        </table:table-row>
        <table:table-row table:style-name="ro1">
          <table:table-cell office:value-type="float" office:value="25.08231344" calcext:value-type="float">
            <text:p>25,08231344</text:p>
          </table:table-cell>
          <table:table-cell office:value-type="float" office:value="6.283089212" calcext:value-type="float">
            <text:p>6,283089212</text:p>
          </table:table-cell>
        </table:table-row>
        <table:table-row table:style-name="ro1">
          <table:table-cell office:value-type="float" office:value="26.29534556" calcext:value-type="float">
            <text:p>26,29534556</text:p>
          </table:table-cell>
          <table:table-cell office:value-type="float" office:value="7.013635443" calcext:value-type="float">
            <text:p>7,013635443</text:p>
          </table:table-cell>
        </table:table-row>
        <table:table-row table:style-name="ro1">
          <table:table-cell office:value-type="float" office:value="15.67144472" calcext:value-type="float">
            <text:p>15,67144472</text:p>
          </table:table-cell>
          <table:table-cell office:value-type="float" office:value="15.82928571" calcext:value-type="float">
            <text:p>15,82928571</text:p>
          </table:table-cell>
        </table:table-row>
        <table:table-row table:style-name="ro1">
          <table:table-cell office:value-type="float" office:value="24.91779787" calcext:value-type="float">
            <text:p>24,91779787</text:p>
          </table:table-cell>
          <table:table-cell office:value-type="float" office:value="5.924573451" calcext:value-type="float">
            <text:p>5,924573451</text:p>
          </table:table-cell>
        </table:table-row>
        <table:table-row table:style-name="ro1">
          <table:table-cell office:value-type="float" office:value="14.61742387" calcext:value-type="float">
            <text:p>14,61742387</text:p>
          </table:table-cell>
          <table:table-cell office:value-type="float" office:value="17.53585695" calcext:value-type="float">
            <text:p>17,53585695</text:p>
          </table:table-cell>
        </table:table-row>
        <table:table-row table:style-name="ro1">
          <table:table-cell office:value-type="float" office:value="24.00231912" calcext:value-type="float">
            <text:p>24,00231912</text:p>
          </table:table-cell>
          <table:table-cell office:value-type="float" office:value="5.73165224" calcext:value-type="float">
            <text:p>5,73165224</text:p>
          </table:table-cell>
        </table:table-row>
        <table:table-row table:style-name="ro1">
          <table:table-cell office:value-type="float" office:value="25.10205641" calcext:value-type="float">
            <text:p>25,10205641</text:p>
          </table:table-cell>
          <table:table-cell office:value-type="float" office:value="7.490875997" calcext:value-type="float">
            <text:p>7,490875997</text:p>
          </table:table-cell>
        </table:table-row>
        <table:table-row table:style-name="ro1">
          <table:table-cell office:value-type="float" office:value="25.09741284" calcext:value-type="float">
            <text:p>25,09741284</text:p>
          </table:table-cell>
          <table:table-cell office:value-type="float" office:value="6.10340395" calcext:value-type="float">
            <text:p>6,10340395</text:p>
          </table:table-cell>
        </table:table-row>
        <table:table-row table:style-name="ro1">
          <table:table-cell office:value-type="float" office:value="26.1798767" calcext:value-type="float">
            <text:p>26,1798767</text:p>
          </table:table-cell>
          <table:table-cell office:value-type="float" office:value="6.086456352" calcext:value-type="float">
            <text:p>6,086456352</text:p>
          </table:table-cell>
        </table:table-row>
        <table:table-row table:style-name="ro1">
          <table:table-cell office:value-type="float" office:value="25.61144607" calcext:value-type="float">
            <text:p>25,61144607</text:p>
          </table:table-cell>
          <table:table-cell office:value-type="float" office:value="7.795484624" calcext:value-type="float">
            <text:p>7,795484624</text:p>
          </table:table-cell>
        </table:table-row>
        <table:table-row table:style-name="ro1">
          <table:table-cell office:value-type="float" office:value="26.23199775" calcext:value-type="float">
            <text:p>26,23199775</text:p>
          </table:table-cell>
          <table:table-cell office:value-type="float" office:value="6.71414388" calcext:value-type="float">
            <text:p>6,71414388</text:p>
          </table:table-cell>
        </table:table-row>
        <table:table-row table:style-name="ro1">
          <table:table-cell office:value-type="float" office:value="16.86066175" calcext:value-type="float">
            <text:p>16,86066175</text:p>
          </table:table-cell>
          <table:table-cell office:value-type="float" office:value="10.77065465" calcext:value-type="float">
            <text:p>10,77065465</text:p>
          </table:table-cell>
        </table:table-row>
        <table:table-row table:style-name="ro1">
          <table:table-cell office:value-type="float" office:value="25.91371847" calcext:value-type="float">
            <text:p>25,91371847</text:p>
          </table:table-cell>
          <table:table-cell office:value-type="float" office:value="5.313013401" calcext:value-type="float">
            <text:p>5,313013401</text:p>
          </table:table-cell>
        </table:table-row>
        <table:table-row table:style-name="ro1">
          <table:table-cell office:value-type="float" office:value="15.47476318" calcext:value-type="float">
            <text:p>15,47476318</text:p>
          </table:table-cell>
          <table:table-cell office:value-type="float" office:value="8.041550217" calcext:value-type="float">
            <text:p>8,041550217</text:p>
          </table:table-cell>
        </table:table-row>
        <table:table-row table:style-name="ro1">
          <table:table-cell office:value-type="float" office:value="15.9813512" calcext:value-type="float">
            <text:p>15,9813512</text:p>
          </table:table-cell>
          <table:table-cell office:value-type="float" office:value="8.575182" calcext:value-type="float">
            <text:p>8,575182</text:p>
          </table:table-cell>
        </table:table-row>
        <table:table-row table:style-name="ro1">
          <table:table-cell office:value-type="float" office:value="25.75943319" calcext:value-type="float">
            <text:p>25,75943319</text:p>
          </table:table-cell>
          <table:table-cell office:value-type="float" office:value="7.024333161" calcext:value-type="float">
            <text:p>7,024333161</text:p>
          </table:table-cell>
        </table:table-row>
        <table:table-row table:style-name="ro1">
          <table:table-cell office:value-type="float" office:value="16.11061746" calcext:value-type="float">
            <text:p>16,11061746</text:p>
          </table:table-cell>
          <table:table-cell office:value-type="float" office:value="9.332939247" calcext:value-type="float">
            <text:p>9,332939247</text:p>
          </table:table-cell>
        </table:table-row>
        <table:table-row table:style-name="ro1">
          <table:table-cell office:value-type="float" office:value="16.61780613" calcext:value-type="float">
            <text:p>16,61780613</text:p>
          </table:table-cell>
          <table:table-cell office:value-type="float" office:value="15.80425064" calcext:value-type="float">
            <text:p>15,80425064</text:p>
          </table:table-cell>
        </table:table-row>
        <table:table-row table:style-name="ro1">
          <table:table-cell office:value-type="float" office:value="25.39000761" calcext:value-type="float">
            <text:p>25,39000761</text:p>
          </table:table-cell>
          <table:table-cell office:value-type="float" office:value="6.335065832" calcext:value-type="float">
            <text:p>6,335065832</text:p>
          </table:table-cell>
        </table:table-row>
        <table:table-row table:style-name="ro1">
          <table:table-cell office:value-type="float" office:value="15.87713385" calcext:value-type="float">
            <text:p>15,87713385</text:p>
          </table:table-cell>
          <table:table-cell office:value-type="float" office:value="9.126466664" calcext:value-type="float">
            <text:p>9,126466664</text:p>
          </table:table-cell>
        </table:table-row>
        <table:table-row table:style-name="ro1">
          <table:table-cell office:value-type="float" office:value="25.67066732" calcext:value-type="float">
            <text:p>25,67066732</text:p>
          </table:table-cell>
          <table:table-cell office:value-type="float" office:value="5.826602643" calcext:value-type="float">
            <text:p>5,826602643</text:p>
          </table:table-cell>
        </table:table-row>
        <table:table-row table:style-name="ro1">
          <table:table-cell office:value-type="float" office:value="26.2338002" calcext:value-type="float">
            <text:p>26,2338002</text:p>
          </table:table-cell>
          <table:table-cell office:value-type="float" office:value="5.384623815" calcext:value-type="float">
            <text:p>5,384623815</text:p>
          </table:table-cell>
        </table:table-row>
        <table:table-row table:style-name="ro1">
          <table:table-cell office:value-type="float" office:value="26.54592302" calcext:value-type="float">
            <text:p>26,54592302</text:p>
          </table:table-cell>
          <table:table-cell office:value-type="float" office:value="6.835850496" calcext:value-type="float">
            <text:p>6,835850496</text:p>
          </table:table-cell>
        </table:table-row>
        <table:table-row table:style-name="ro1">
          <table:table-cell office:value-type="float" office:value="26.39475905" calcext:value-type="float">
            <text:p>26,39475905</text:p>
          </table:table-cell>
          <table:table-cell office:value-type="float" office:value="6.856671343" calcext:value-type="float">
            <text:p>6,856671343</text:p>
          </table:table-cell>
        </table:table-row>
        <table:table-row table:style-name="ro1">
          <table:table-cell office:value-type="float" office:value="16.15559226" calcext:value-type="float">
            <text:p>16,15559226</text:p>
          </table:table-cell>
          <table:table-cell office:value-type="float" office:value="16.26924535" calcext:value-type="float">
            <text:p>16,26924535</text:p>
          </table:table-cell>
        </table:table-row>
        <table:table-row table:style-name="ro1">
          <table:table-cell office:value-type="float" office:value="25.51273999" calcext:value-type="float">
            <text:p>25,51273999</text:p>
          </table:table-cell>
          <table:table-cell office:value-type="float" office:value="7.607125987" calcext:value-type="float">
            <text:p>7,607125987</text:p>
          </table:table-cell>
        </table:table-row>
        <table:table-row table:style-name="ro1">
          <table:table-cell office:value-type="float" office:value="24.99133042" calcext:value-type="float">
            <text:p>24,99133042</text:p>
          </table:table-cell>
          <table:table-cell office:value-type="float" office:value="6.101638773" calcext:value-type="float">
            <text:p>6,101638773</text:p>
          </table:table-cell>
        </table:table-row>
        <table:table-row table:style-name="ro1">
          <table:table-cell office:value-type="float" office:value="25.26167388" calcext:value-type="float">
            <text:p>25,26167388</text:p>
          </table:table-cell>
          <table:table-cell office:value-type="float" office:value="6.033560228" calcext:value-type="float">
            <text:p>6,033560228</text:p>
          </table:table-cell>
        </table:table-row>
        <table:table-row table:style-name="ro1">
          <table:table-cell office:value-type="float" office:value="25.50234598" calcext:value-type="float">
            <text:p>25,50234598</text:p>
          </table:table-cell>
          <table:table-cell office:value-type="float" office:value="7.182978709" calcext:value-type="float">
            <text:p>7,182978709</text:p>
          </table:table-cell>
        </table:table-row>
        <table:table-row table:style-name="ro1">
          <table:table-cell office:value-type="float" office:value="24.5000552" calcext:value-type="float">
            <text:p>24,5000552</text:p>
          </table:table-cell>
          <table:table-cell office:value-type="float" office:value="6.343413482" calcext:value-type="float">
            <text:p>6,343413482</text:p>
          </table:table-cell>
        </table:table-row>
        <table:table-row table:style-name="ro1">
          <table:table-cell office:value-type="float" office:value="15.18073167" calcext:value-type="float">
            <text:p>15,18073167</text:p>
          </table:table-cell>
          <table:table-cell office:value-type="float" office:value="9.174323999" calcext:value-type="float">
            <text:p>9,174323999</text:p>
          </table:table-cell>
        </table:table-row>
        <table:table-row table:style-name="ro1">
          <table:table-cell office:value-type="float" office:value="25.48239615" calcext:value-type="float">
            <text:p>25,48239615</text:p>
          </table:table-cell>
          <table:table-cell office:value-type="float" office:value="6.563879514" calcext:value-type="float">
            <text:p>6,563879514</text:p>
          </table:table-cell>
        </table:table-row>
        <table:table-row table:style-name="ro1">
          <table:table-cell office:value-type="float" office:value="26.19033222" calcext:value-type="float">
            <text:p>26,19033222</text:p>
          </table:table-cell>
          <table:table-cell office:value-type="float" office:value="6.915247909" calcext:value-type="float">
            <text:p>6,915247909</text:p>
          </table:table-cell>
        </table:table-row>
        <table:table-row table:style-name="ro1">
          <table:table-cell office:value-type="float" office:value="26.01957415" calcext:value-type="float">
            <text:p>26,01957415</text:p>
          </table:table-cell>
          <table:table-cell office:value-type="float" office:value="6.270745598" calcext:value-type="float">
            <text:p>6,270745598</text:p>
          </table:table-cell>
        </table:table-row>
        <table:table-row table:style-name="ro1">
          <table:table-cell office:value-type="float" office:value="15.67724394" calcext:value-type="float">
            <text:p>15,67724394</text:p>
          </table:table-cell>
          <table:table-cell office:value-type="float" office:value="15.90482745" calcext:value-type="float">
            <text:p>15,90482745</text:p>
          </table:table-cell>
        </table:table-row>
        <table:table-row table:style-name="ro1">
          <table:table-cell office:value-type="float" office:value="15.78848291" calcext:value-type="float">
            <text:p>15,78848291</text:p>
          </table:table-cell>
          <table:table-cell office:value-type="float" office:value="9.493934156" calcext:value-type="float">
            <text:p>9,493934156</text:p>
          </table:table-cell>
        </table:table-row>
        <table:table-row table:style-name="ro1">
          <table:table-cell office:value-type="float" office:value="25.49647727" calcext:value-type="float">
            <text:p>25,49647727</text:p>
          </table:table-cell>
          <table:table-cell office:value-type="float" office:value="5.575298988" calcext:value-type="float">
            <text:p>5,575298988</text:p>
          </table:table-cell>
        </table:table-row>
        <table:table-row table:style-name="ro1">
          <table:table-cell office:value-type="float" office:value="25.70429315" calcext:value-type="float">
            <text:p>25,70429315</text:p>
          </table:table-cell>
          <table:table-cell office:value-type="float" office:value="7.24651488" calcext:value-type="float">
            <text:p>7,24651488</text:p>
          </table:table-cell>
        </table:table-row>
        <table:table-row table:style-name="ro1">
          <table:table-cell office:value-type="float" office:value="26.21165978" calcext:value-type="float">
            <text:p>26,21165978</text:p>
          </table:table-cell>
          <table:table-cell office:value-type="float" office:value="5.288726133" calcext:value-type="float">
            <text:p>5,288726133</text:p>
          </table:table-cell>
        </table:table-row>
        <table:table-row table:style-name="ro1">
          <table:table-cell office:value-type="float" office:value="15.47612486" calcext:value-type="float">
            <text:p>15,47612486</text:p>
          </table:table-cell>
          <table:table-cell office:value-type="float" office:value="8.725498583" calcext:value-type="float">
            <text:p>8,725498583</text:p>
          </table:table-cell>
        </table:table-row>
        <table:table-row table:style-name="ro1">
          <table:table-cell office:value-type="float" office:value="25.04551611" calcext:value-type="float">
            <text:p>25,04551611</text:p>
          </table:table-cell>
          <table:table-cell office:value-type="float" office:value="5.341379352" calcext:value-type="float">
            <text:p>5,341379352</text:p>
          </table:table-cell>
        </table:table-row>
        <table:table-row table:style-name="ro1">
          <table:table-cell office:value-type="float" office:value="15.6248618" calcext:value-type="float">
            <text:p>15,6248618</text:p>
          </table:table-cell>
          <table:table-cell office:value-type="float" office:value="9.389144939" calcext:value-type="float">
            <text:p>9,389144939</text:p>
          </table:table-cell>
        </table:table-row>
        <table:table-row table:style-name="ro1">
          <table:table-cell office:value-type="float" office:value="26.02353102" calcext:value-type="float">
            <text:p>26,02353102</text:p>
          </table:table-cell>
          <table:table-cell office:value-type="float" office:value="6.022157025" calcext:value-type="float">
            <text:p>6,022157025</text:p>
          </table:table-cell>
        </table:table-row>
        <table:table-row table:style-name="ro1">
          <table:table-cell office:value-type="float" office:value="14.87621253" calcext:value-type="float">
            <text:p>14,87621253</text:p>
          </table:table-cell>
          <table:table-cell office:value-type="float" office:value="16.55826836" calcext:value-type="float">
            <text:p>16,55826836</text:p>
          </table:table-cell>
        </table:table-row>
        <table:table-row table:style-name="ro1">
          <table:table-cell office:value-type="float" office:value="24.95454622" calcext:value-type="float">
            <text:p>24,95454622</text:p>
          </table:table-cell>
          <table:table-cell office:value-type="float" office:value="6.683799137" calcext:value-type="float">
            <text:p>6,683799137</text:p>
          </table:table-cell>
        </table:table-row>
        <table:table-row table:style-name="ro1">
          <table:table-cell office:value-type="float" office:value="26.33122096" calcext:value-type="float">
            <text:p>26,33122096</text:p>
          </table:table-cell>
          <table:table-cell office:value-type="float" office:value="6.2808458" calcext:value-type="float">
            <text:p>6,2808458</text:p>
          </table:table-cell>
        </table:table-row>
        <table:table-row table:style-name="ro1">
          <table:table-cell office:value-type="float" office:value="16.46727816" calcext:value-type="float">
            <text:p>16,46727816</text:p>
          </table:table-cell>
          <table:table-cell office:value-type="float" office:value="9.911859228" calcext:value-type="float">
            <text:p>9,911859228</text:p>
          </table:table-cell>
        </table:table-row>
        <table:table-row table:style-name="ro1">
          <table:table-cell office:value-type="float" office:value="25.78709901" calcext:value-type="float">
            <text:p>25,78709901</text:p>
          </table:table-cell>
          <table:table-cell office:value-type="float" office:value="6.259197662" calcext:value-type="float">
            <text:p>6,259197662</text:p>
          </table:table-cell>
        </table:table-row>
        <table:table-row table:style-name="ro1">
          <table:table-cell office:value-type="float" office:value="25.31396714" calcext:value-type="float">
            <text:p>25,31396714</text:p>
          </table:table-cell>
          <table:table-cell office:value-type="float" office:value="7.100518774" calcext:value-type="float">
            <text:p>7,100518774</text:p>
          </table:table-cell>
        </table:table-row>
        <table:table-row table:style-name="ro1">
          <table:table-cell office:value-type="float" office:value="15.32744246" calcext:value-type="float">
            <text:p>15,32744246</text:p>
          </table:table-cell>
          <table:table-cell office:value-type="float" office:value="16.9556772" calcext:value-type="float">
            <text:p>16,9556772</text:p>
          </table:table-cell>
        </table:table-row>
        <table:table-row table:style-name="ro1">
          <table:table-cell office:value-type="float" office:value="26.9336901" calcext:value-type="float">
            <text:p>26,9336901</text:p>
          </table:table-cell>
          <table:table-cell office:value-type="float" office:value="6.957511763" calcext:value-type="float">
            <text:p>6,957511763</text:p>
          </table:table-cell>
        </table:table-row>
        <table:table-row table:style-name="ro1">
          <table:table-cell office:value-type="float" office:value="27.1913312" calcext:value-type="float">
            <text:p>27,1913312</text:p>
          </table:table-cell>
          <table:table-cell office:value-type="float" office:value="6.398489893" calcext:value-type="float">
            <text:p>6,398489893</text:p>
          </table:table-cell>
        </table:table-row>
        <table:table-row table:style-name="ro1">
          <table:table-cell office:value-type="float" office:value="16.05308302" calcext:value-type="float">
            <text:p>16,05308302</text:p>
          </table:table-cell>
          <table:table-cell office:value-type="float" office:value="8.930595647" calcext:value-type="float">
            <text:p>8,930595647</text:p>
          </table:table-cell>
        </table:table-row>
        <table:table-row table:style-name="ro1">
          <table:table-cell office:value-type="float" office:value="14.67229606" calcext:value-type="float">
            <text:p>14,67229606</text:p>
          </table:table-cell>
          <table:table-cell office:value-type="float" office:value="16.25372508" calcext:value-type="float">
            <text:p>16,25372508</text:p>
          </table:table-cell>
        </table:table-row>
        <table:table-row table:style-name="ro1">
          <table:table-cell office:value-type="float" office:value="26.32438366" calcext:value-type="float">
            <text:p>26,32438366</text:p>
          </table:table-cell>
          <table:table-cell office:value-type="float" office:value="5.595749468" calcext:value-type="float">
            <text:p>5,595749468</text:p>
          </table:table-cell>
        </table:table-row>
        <table:table-row table:style-name="ro1">
          <table:table-cell office:value-type="float" office:value="16.32311924" calcext:value-type="float">
            <text:p>16,32311924</text:p>
          </table:table-cell>
          <table:table-cell office:value-type="float" office:value="16.69569613" calcext:value-type="float">
            <text:p>16,69569613</text:p>
          </table:table-cell>
        </table:table-row>
        <table:table-row table:style-name="ro1">
          <table:table-cell office:value-type="float" office:value="25.38175309" calcext:value-type="float">
            <text:p>25,38175309</text:p>
          </table:table-cell>
          <table:table-cell office:value-type="float" office:value="6.535401453" calcext:value-type="float">
            <text:p>6,535401453</text:p>
          </table:table-cell>
        </table:table-row>
        <table:table-row table:style-name="ro1">
          <table:table-cell office:value-type="float" office:value="14.49255232" calcext:value-type="float">
            <text:p>14,49255232</text:p>
          </table:table-cell>
          <table:table-cell office:value-type="float" office:value="16.39788915" calcext:value-type="float">
            <text:p>16,39788915</text:p>
          </table:table-cell>
        </table:table-row>
        <table:table-row table:style-name="ro1">
          <table:table-cell office:value-type="float" office:value="15.9106815" calcext:value-type="float">
            <text:p>15,9106815</text:p>
          </table:table-cell>
          <table:table-cell office:value-type="float" office:value="8.605137186" calcext:value-type="float">
            <text:p>8,605137186</text:p>
          </table:table-cell>
        </table:table-row>
        <table:table-row table:style-name="ro1">
          <table:table-cell office:value-type="float" office:value="15.80286562" calcext:value-type="float">
            <text:p>15,80286562</text:p>
          </table:table-cell>
          <table:table-cell office:value-type="float" office:value="17.17436624" calcext:value-type="float">
            <text:p>17,17436624</text:p>
          </table:table-cell>
        </table:table-row>
        <table:table-row table:style-name="ro1">
          <table:table-cell office:value-type="float" office:value="24.9206385" calcext:value-type="float">
            <text:p>24,9206385</text:p>
          </table:table-cell>
          <table:table-cell office:value-type="float" office:value="6.126748484" calcext:value-type="float">
            <text:p>6,126748484</text:p>
          </table:table-cell>
        </table:table-row>
        <table:table-row table:style-name="ro1">
          <table:table-cell office:value-type="float" office:value="14.18675876" calcext:value-type="float">
            <text:p>14,18675876</text:p>
          </table:table-cell>
          <table:table-cell office:value-type="float" office:value="8.811232231" calcext:value-type="float">
            <text:p>8,811232231</text:p>
          </table:table-cell>
        </table:table-row>
        <table:table-row table:style-name="ro1">
          <table:table-cell office:value-type="float" office:value="26.31745961" calcext:value-type="float">
            <text:p>26,31745961</text:p>
          </table:table-cell>
          <table:table-cell office:value-type="float" office:value="5.43337197" calcext:value-type="float">
            <text:p>5,43337197</text:p>
          </table:table-cell>
        </table:table-row>
        <table:table-row table:style-name="ro1">
          <table:table-cell office:value-type="float" office:value="26.54660406" calcext:value-type="float">
            <text:p>26,54660406</text:p>
          </table:table-cell>
          <table:table-cell office:value-type="float" office:value="7.419088833" calcext:value-type="float">
            <text:p>7,419088833</text:p>
          </table:table-cell>
        </table:table-row>
        <table:table-row table:style-name="ro1">
          <table:table-cell office:value-type="float" office:value="13.98056433" calcext:value-type="float">
            <text:p>13,98056433</text:p>
          </table:table-cell>
          <table:table-cell office:value-type="float" office:value="8.595115764" calcext:value-type="float">
            <text:p>8,595115764</text:p>
          </table:table-cell>
        </table:table-row>
        <table:table-row table:style-name="ro1">
          <table:table-cell office:value-type="float" office:value="25.7163169" calcext:value-type="float">
            <text:p>25,7163169</text:p>
          </table:table-cell>
          <table:table-cell office:value-type="float" office:value="7.592078199" calcext:value-type="float">
            <text:p>7,592078199</text:p>
          </table:table-cell>
        </table:table-row>
        <table:table-row table:style-name="ro1">
          <table:table-cell office:value-type="float" office:value="25.52468455" calcext:value-type="float">
            <text:p>25,52468455</text:p>
          </table:table-cell>
          <table:table-cell office:value-type="float" office:value="5.261616622" calcext:value-type="float">
            <text:p>5,261616622</text:p>
          </table:table-cell>
        </table:table-row>
        <table:table-row table:style-name="ro1">
          <table:table-cell office:value-type="float" office:value="15.82935761" calcext:value-type="float">
            <text:p>15,82935761</text:p>
          </table:table-cell>
          <table:table-cell office:value-type="float" office:value="9.15858931" calcext:value-type="float">
            <text:p>9,15858931</text:p>
          </table:table-cell>
        </table:table-row>
        <table:table-row table:style-name="ro1">
          <table:table-cell office:value-type="float" office:value="24.85511475" calcext:value-type="float">
            <text:p>24,85511475</text:p>
          </table:table-cell>
          <table:table-cell office:value-type="float" office:value="6.440459534" calcext:value-type="float">
            <text:p>6,440459534</text:p>
          </table:table-cell>
        </table:table-row>
        <table:table-row table:style-name="ro1">
          <table:table-cell office:value-type="float" office:value="25.12473707" calcext:value-type="float">
            <text:p>25,12473707</text:p>
          </table:table-cell>
          <table:table-cell office:value-type="float" office:value="7.120029752" calcext:value-type="float">
            <text:p>7,120029752</text:p>
          </table:table-cell>
        </table:table-row>
        <table:table-row table:style-name="ro1">
          <table:table-cell office:value-type="float" office:value="26.05715463" calcext:value-type="float">
            <text:p>26,05715463</text:p>
          </table:table-cell>
          <table:table-cell office:value-type="float" office:value="5.933004628" calcext:value-type="float">
            <text:p>5,933004628</text:p>
          </table:table-cell>
        </table:table-row>
        <table:table-row table:style-name="ro1">
          <table:table-cell office:value-type="float" office:value="-4.581906309" calcext:value-type="float">
            <text:p>-4,581906309</text:p>
          </table:table-cell>
          <table:table-cell office:value-type="float" office:value="27.63585695" calcext:value-type="float">
            <text:p>27,63585695</text:p>
          </table:table-cell>
        </table:table-row>
        <table:table-row table:style-name="ro1">
          <table:table-cell office:value-type="float" office:value="16.86726876" calcext:value-type="float">
            <text:p>16,86726876</text:p>
          </table:table-cell>
          <table:table-cell office:value-type="float" office:value="9.697031319" calcext:value-type="float">
            <text:p>9,697031319</text:p>
          </table:table-cell>
        </table:table-row>
        <table:table-row table:style-name="ro1">
          <table:table-cell office:value-type="float" office:value="13.91572627" calcext:value-type="float">
            <text:p>13,91572627</text:p>
          </table:table-cell>
          <table:table-cell office:value-type="float" office:value="15.98005821" calcext:value-type="float">
            <text:p>15,98005821</text:p>
          </table:table-cell>
        </table:table-row>
        <table:table-row table:style-name="ro1">
          <table:table-cell office:value-type="float" office:value="25.88522667" calcext:value-type="float">
            <text:p>25,88522667</text:p>
          </table:table-cell>
          <table:table-cell office:value-type="float" office:value="7.760270671" calcext:value-type="float">
            <text:p>7,760270671</text:p>
          </table:table-cell>
        </table:table-row>
        <table:table-row table:style-name="ro1">
          <table:table-cell office:value-type="float" office:value="25.08173612" calcext:value-type="float">
            <text:p>25,08173612</text:p>
          </table:table-cell>
          <table:table-cell office:value-type="float" office:value="6.325587487" calcext:value-type="float">
            <text:p>6,325587487</text:p>
          </table:table-cell>
        </table:table-row>
        <table:table-row table:style-name="ro1">
          <table:table-cell office:value-type="float" office:value="25.94827259" calcext:value-type="float">
            <text:p>25,94827259</text:p>
          </table:table-cell>
          <table:table-cell office:value-type="float" office:value="6.419804327" calcext:value-type="float">
            <text:p>6,419804327</text:p>
          </table:table-cell>
        </table:table-row>
        <table:table-row table:style-name="ro1">
          <table:table-cell office:value-type="float" office:value="25.78546493" calcext:value-type="float">
            <text:p>25,78546493</text:p>
          </table:table-cell>
          <table:table-cell office:value-type="float" office:value="5.067765807" calcext:value-type="float">
            <text:p>5,067765807</text:p>
          </table:table-cell>
        </table:table-row>
        <table:table-row table:style-name="ro1">
          <table:table-cell office:value-type="float" office:value="24.62577192" calcext:value-type="float">
            <text:p>24,62577192</text:p>
          </table:table-cell>
          <table:table-cell office:value-type="float" office:value="6.147290369" calcext:value-type="float">
            <text:p>6,147290369</text:p>
          </table:table-cell>
        </table:table-row>
        <table:table-row table:style-name="ro1">
          <table:table-cell office:value-type="float" office:value="15.31948911" calcext:value-type="float">
            <text:p>15,31948911</text:p>
          </table:table-cell>
          <table:table-cell office:value-type="float" office:value="9.740318909" calcext:value-type="float">
            <text:p>9,740318909</text:p>
          </table:table-cell>
        </table:table-row>
        <table:table-row table:style-name="ro1">
          <table:table-cell office:value-type="float" office:value="26.76500848" calcext:value-type="float">
            <text:p>26,76500848</text:p>
          </table:table-cell>
          <table:table-cell office:value-type="float" office:value="5.435880507" calcext:value-type="float">
            <text:p>5,435880507</text:p>
          </table:table-cell>
        </table:table-row>
        <table:table-row table:style-name="ro1">
          <table:table-cell office:value-type="float" office:value="14.73219896" calcext:value-type="float">
            <text:p>14,73219896</text:p>
          </table:table-cell>
          <table:table-cell office:value-type="float" office:value="16.23409118" calcext:value-type="float">
            <text:p>16,23409118</text:p>
          </table:table-cell>
        </table:table-row>
        <table:table-row table:style-name="ro1">
          <table:table-cell office:value-type="float" office:value="25.60838911" calcext:value-type="float">
            <text:p>25,60838911</text:p>
          </table:table-cell>
          <table:table-cell office:value-type="float" office:value="6.427818172" calcext:value-type="float">
            <text:p>6,427818172</text:p>
          </table:table-cell>
        </table:table-row>
        <table:table-row table:style-name="ro1">
          <table:table-cell office:value-type="float" office:value="24.02160457" calcext:value-type="float">
            <text:p>24,02160457</text:p>
          </table:table-cell>
          <table:table-cell office:value-type="float" office:value="6.569787812" calcext:value-type="float">
            <text:p>6,569787812</text:p>
          </table:table-cell>
        </table:table-row>
        <table:table-row table:style-name="ro1">
          <table:table-cell office:value-type="float" office:value="27.38172691" calcext:value-type="float">
            <text:p>27,38172691</text:p>
          </table:table-cell>
          <table:table-cell office:value-type="float" office:value="6.542000995" calcext:value-type="float">
            <text:p>6,542000995</text:p>
          </table:table-cell>
        </table:table-row>
        <table:table-row table:style-name="ro1">
          <table:table-cell office:value-type="float" office:value="27.30182439" calcext:value-type="float">
            <text:p>27,30182439</text:p>
          </table:table-cell>
          <table:table-cell office:value-type="float" office:value="5.563961031" calcext:value-type="float">
            <text:p>5,563961031</text:p>
          </table:table-cell>
        </table:table-row>
        <table:table-row table:style-name="ro1">
          <table:table-cell office:value-type="float" office:value="26.81792238" calcext:value-type="float">
            <text:p>26,81792238</text:p>
          </table:table-cell>
          <table:table-cell office:value-type="float" office:value="5.656499958" calcext:value-type="float">
            <text:p>5,656499958</text:p>
          </table:table-cell>
        </table:table-row>
        <table:table-row table:style-name="ro1">
          <table:table-cell office:value-type="float" office:value="25.93524006" calcext:value-type="float">
            <text:p>25,93524006</text:p>
          </table:table-cell>
          <table:table-cell office:value-type="float" office:value="6.395556146" calcext:value-type="float">
            <text:p>6,395556146</text:p>
          </table:table-cell>
        </table:table-row>
        <table:table-row table:style-name="ro1">
          <table:table-cell office:value-type="float" office:value="27.3522339" calcext:value-type="float">
            <text:p>27,3522339</text:p>
          </table:table-cell>
          <table:table-cell office:value-type="float" office:value="6.052619635" calcext:value-type="float">
            <text:p>6,052619635</text:p>
          </table:table-cell>
        </table:table-row>
        <table:table-row table:style-name="ro1">
          <table:table-cell office:value-type="float" office:value="25.26057036" calcext:value-type="float">
            <text:p>25,26057036</text:p>
          </table:table-cell>
          <table:table-cell office:value-type="float" office:value="6.28253553" calcext:value-type="float">
            <text:p>6,28253553</text:p>
          </table:table-cell>
        </table:table-row>
        <table:table-row table:style-name="ro1">
          <table:table-cell office:value-type="float" office:value="26.43545538" calcext:value-type="float">
            <text:p>26,43545538</text:p>
          </table:table-cell>
          <table:table-cell office:value-type="float" office:value="7.325598082" calcext:value-type="float">
            <text:p>7,325598082</text:p>
          </table:table-cell>
        </table:table-row>
        <table:table-row table:style-name="ro1">
          <table:table-cell office:value-type="float" office:value="43.79354536" calcext:value-type="float">
            <text:p>43,79354536</text:p>
          </table:table-cell>
          <table:table-cell office:value-type="float" office:value="32.68585695" calcext:value-type="float">
            <text:p>32,68585695</text:p>
          </table:table-cell>
        </table:table-row>
        <table:table-row table:style-name="ro1">
          <table:table-cell office:value-type="float" office:value="14.50319317" calcext:value-type="float">
            <text:p>14,50319317</text:p>
          </table:table-cell>
          <table:table-cell office:value-type="float" office:value="16.38364643" calcext:value-type="float">
            <text:p>16,38364643</text:p>
          </table:table-cell>
        </table:table-row>
        <table:table-row table:style-name="ro1">
          <table:table-cell office:value-type="float" office:value="25.88540231" calcext:value-type="float">
            <text:p>25,88540231</text:p>
          </table:table-cell>
          <table:table-cell office:value-type="float" office:value="6.108288108" calcext:value-type="float">
            <text:p>6,108288108</text:p>
          </table:table-cell>
        </table:table-row>
        <table:table-row table:style-name="ro1">
          <table:table-cell office:value-type="float" office:value="26.07695356" calcext:value-type="float">
            <text:p>26,07695356</text:p>
          </table:table-cell>
          <table:table-cell office:value-type="float" office:value="7.272558336" calcext:value-type="float">
            <text:p>7,272558336</text:p>
          </table:table-cell>
        </table:table-row>
        <table:table-row table:style-name="ro1">
          <table:table-cell office:value-type="float" office:value="26.12085109" calcext:value-type="float">
            <text:p>26,12085109</text:p>
          </table:table-cell>
          <table:table-cell office:value-type="float" office:value="6.911336078" calcext:value-type="float">
            <text:p>6,911336078</text:p>
          </table:table-cell>
        </table:table-row>
        <table:table-row table:style-name="ro1">
          <table:table-cell office:value-type="float" office:value="15.76990417" calcext:value-type="float">
            <text:p>15,76990417</text:p>
          </table:table-cell>
          <table:table-cell office:value-type="float" office:value="9.696467537" calcext:value-type="float">
            <text:p>9,696467537</text:p>
          </table:table-cell>
        </table:table-row>
        <table:table-row table:style-name="ro1">
          <table:table-cell office:value-type="float" office:value="15.43950085" calcext:value-type="float">
            <text:p>15,43950085</text:p>
          </table:table-cell>
          <table:table-cell office:value-type="float" office:value="8.951915535" calcext:value-type="float">
            <text:p>8,951915535</text:p>
          </table:table-cell>
        </table:table-row>
        <table:table-row table:style-name="ro1">
          <table:table-cell office:value-type="float" office:value="27.20947393" calcext:value-type="float">
            <text:p>27,20947393</text:p>
          </table:table-cell>
          <table:table-cell office:value-type="float" office:value="6.424995828" calcext:value-type="float">
            <text:p>6,424995828</text:p>
          </table:table-cell>
        </table:table-row>
        <table:table-row table:style-name="ro1">
          <table:table-cell office:value-type="float" office:value="25.83429712" calcext:value-type="float">
            <text:p>25,83429712</text:p>
          </table:table-cell>
          <table:table-cell office:value-type="float" office:value="5.917920278" calcext:value-type="float">
            <text:p>5,917920278</text:p>
          </table:table-cell>
        </table:table-row>
        <table:table-row table:style-name="ro1">
          <table:table-cell office:value-type="float" office:value="25.26546724" calcext:value-type="float">
            <text:p>25,26546724</text:p>
          </table:table-cell>
          <table:table-cell office:value-type="float" office:value="5.988881464" calcext:value-type="float">
            <text:p>5,988881464</text:p>
          </table:table-cell>
        </table:table-row>
        <table:table-row table:style-name="ro1">
          <table:table-cell office:value-type="float" office:value="16.65510432" calcext:value-type="float">
            <text:p>16,65510432</text:p>
          </table:table-cell>
          <table:table-cell office:value-type="float" office:value="9.115842676" calcext:value-type="float">
            <text:p>9,115842676</text:p>
          </table:table-cell>
        </table:table-row>
        <table:table-row table:style-name="ro1">
          <table:table-cell office:value-type="float" office:value="25.09760241" calcext:value-type="float">
            <text:p>25,09760241</text:p>
          </table:table-cell>
          <table:table-cell office:value-type="float" office:value="5.503455062" calcext:value-type="float">
            <text:p>5,503455062</text:p>
          </table:table-cell>
        </table:table-row>
        <table:table-row table:style-name="ro1">
          <table:table-cell office:value-type="float" office:value="15.77368864" calcext:value-type="float">
            <text:p>15,77368864</text:p>
          </table:table-cell>
          <table:table-cell office:value-type="float" office:value="15.08194995" calcext:value-type="float">
            <text:p>15,08194995</text:p>
          </table:table-cell>
        </table:table-row>
        <table:table-row table:style-name="ro1">
          <table:table-cell office:value-type="float" office:value="14.84732653" calcext:value-type="float">
            <text:p>14,84732653</text:p>
          </table:table-cell>
          <table:table-cell office:value-type="float" office:value="17.176938" calcext:value-type="float">
            <text:p>17,176938</text:p>
          </table:table-cell>
        </table:table-row>
        <table:table-row table:style-name="ro1">
          <table:table-cell office:value-type="float" office:value="25.03865891" calcext:value-type="float">
            <text:p>25,03865891</text:p>
          </table:table-cell>
          <table:table-cell office:value-type="float" office:value="6.832573248" calcext:value-type="float">
            <text:p>6,832573248</text:p>
          </table:table-cell>
        </table:table-row>
        <table:table-row table:style-name="ro1">
          <table:table-cell office:value-type="float" office:value="27.07362863" calcext:value-type="float">
            <text:p>27,07362863</text:p>
          </table:table-cell>
          <table:table-cell office:value-type="float" office:value="6.231238539" calcext:value-type="float">
            <text:p>6,231238539</text:p>
          </table:table-cell>
        </table:table-row>
        <table:table-row table:style-name="ro1">
          <table:table-cell office:value-type="float" office:value="24.95177063" calcext:value-type="float">
            <text:p>24,95177063</text:p>
          </table:table-cell>
          <table:table-cell office:value-type="float" office:value="5.992682094" calcext:value-type="float">
            <text:p>5,992682094</text:p>
          </table:table-cell>
        </table:table-row>
        <table:table-row table:style-name="ro1">
          <table:table-cell office:value-type="float" office:value="26.23507189" calcext:value-type="float">
            <text:p>26,23507189</text:p>
          </table:table-cell>
          <table:table-cell office:value-type="float" office:value="5.41461122" calcext:value-type="float">
            <text:p>5,41461122</text:p>
          </table:table-cell>
        </table:table-row>
        <table:table-row table:style-name="ro1">
          <table:table-cell office:value-type="float" office:value="25.99806115" calcext:value-type="float">
            <text:p>25,99806115</text:p>
          </table:table-cell>
          <table:table-cell office:value-type="float" office:value="6.058807703" calcext:value-type="float">
            <text:p>6,058807703</text:p>
          </table:table-cell>
        </table:table-row>
        <table:table-row table:style-name="ro1">
          <table:table-cell office:value-type="float" office:value="26.24209553" calcext:value-type="float">
            <text:p>26,24209553</text:p>
          </table:table-cell>
          <table:table-cell office:value-type="float" office:value="6.545182091" calcext:value-type="float">
            <text:p>6,545182091</text:p>
          </table:table-cell>
        </table:table-row>
        <table:table-row table:style-name="ro1">
          <table:table-cell office:value-type="float" office:value="26.10078703" calcext:value-type="float">
            <text:p>26,10078703</text:p>
          </table:table-cell>
          <table:table-cell office:value-type="float" office:value="6.187240616" calcext:value-type="float">
            <text:p>6,187240616</text:p>
          </table:table-cell>
        </table:table-row>
        <table:table-row table:style-name="ro1">
          <table:table-cell office:value-type="float" office:value="15.80982027" calcext:value-type="float">
            <text:p>15,80982027</text:p>
          </table:table-cell>
          <table:table-cell office:value-type="float" office:value="15.98885036" calcext:value-type="float">
            <text:p>15,98885036</text:p>
          </table:table-cell>
        </table:table-row>
        <table:table-row table:style-name="ro1">
          <table:table-cell office:value-type="float" office:value="15.80643465" calcext:value-type="float">
            <text:p>15,80643465</text:p>
          </table:table-cell>
          <table:table-cell office:value-type="float" office:value="16.53663244" calcext:value-type="float">
            <text:p>16,53663244</text:p>
          </table:table-cell>
        </table:table-row>
        <table:table-row table:style-name="ro1">
          <table:table-cell office:value-type="float" office:value="25.50348687" calcext:value-type="float">
            <text:p>25,50348687</text:p>
          </table:table-cell>
          <table:table-cell office:value-type="float" office:value="6.745225519" calcext:value-type="float">
            <text:p>6,745225519</text:p>
          </table:table-cell>
        </table:table-row>
        <table:table-row table:style-name="ro1">
          <table:table-cell office:value-type="float" office:value="17.22659202" calcext:value-type="float">
            <text:p>17,22659202</text:p>
          </table:table-cell>
          <table:table-cell office:value-type="float" office:value="16.30921913" calcext:value-type="float">
            <text:p>16,30921913</text:p>
          </table:table-cell>
        </table:table-row>
        <table:table-row table:style-name="ro1">
          <table:table-cell office:value-type="float" office:value="26.41109651" calcext:value-type="float">
            <text:p>26,41109651</text:p>
          </table:table-cell>
          <table:table-cell office:value-type="float" office:value="5.735929489" calcext:value-type="float">
            <text:p>5,735929489</text:p>
          </table:table-cell>
        </table:table-row>
        <table:table-row table:style-name="ro1">
          <table:table-cell office:value-type="float" office:value="15.97497729" calcext:value-type="float">
            <text:p>15,97497729</text:p>
          </table:table-cell>
          <table:table-cell office:value-type="float" office:value="8.335047935" calcext:value-type="float">
            <text:p>8,335047935</text:p>
          </table:table-cell>
        </table:table-row>
        <table:table-row table:style-name="ro1">
          <table:table-cell office:value-type="float" office:value="25.9312554" calcext:value-type="float">
            <text:p>25,9312554</text:p>
          </table:table-cell>
          <table:table-cell office:value-type="float" office:value="6.189670878" calcext:value-type="float">
            <text:p>6,189670878</text:p>
          </table:table-cell>
        </table:table-row>
        <table:table-row table:style-name="ro1">
          <table:table-cell office:value-type="float" office:value="15.59497095" calcext:value-type="float">
            <text:p>15,59497095</text:p>
          </table:table-cell>
          <table:table-cell office:value-type="float" office:value="8.65206623" calcext:value-type="float">
            <text:p>8,65206623</text:p>
          </table:table-cell>
        </table:table-row>
        <table:table-row table:style-name="ro1">
          <table:table-cell office:value-type="float" office:value="15.91536568" calcext:value-type="float">
            <text:p>15,91536568</text:p>
          </table:table-cell>
          <table:table-cell office:value-type="float" office:value="9.129360011" calcext:value-type="float">
            <text:p>9,129360011</text:p>
          </table:table-cell>
        </table:table-row>
        <table:table-row table:style-name="ro1">
          <table:table-cell office:value-type="float" office:value="27.16253045" calcext:value-type="float">
            <text:p>27,16253045</text:p>
          </table:table-cell>
          <table:table-cell office:value-type="float" office:value="5.733300257" calcext:value-type="float">
            <text:p>5,733300257</text:p>
          </table:table-cell>
        </table:table-row>
        <table:table-row table:style-name="ro1">
          <table:table-cell office:value-type="float" office:value="27.13486038" calcext:value-type="float">
            <text:p>27,13486038</text:p>
          </table:table-cell>
          <table:table-cell office:value-type="float" office:value="6.109425267" calcext:value-type="float">
            <text:p>6,109425267</text:p>
          </table:table-cell>
        </table:table-row>
        <table:table-row table:style-name="ro1">
          <table:table-cell office:value-type="float" office:value="26.35669528" calcext:value-type="float">
            <text:p>26,35669528</text:p>
          </table:table-cell>
          <table:table-cell office:value-type="float" office:value="5.787031348" calcext:value-type="float">
            <text:p>5,787031348</text:p>
          </table:table-cell>
        </table:table-row>
        <table:table-row table:style-name="ro1">
          <table:table-cell office:value-type="float" office:value="25.21639033" calcext:value-type="float">
            <text:p>25,21639033</text:p>
          </table:table-cell>
          <table:table-cell office:value-type="float" office:value="6.221939671" calcext:value-type="float">
            <text:p>6,221939671</text:p>
          </table:table-cell>
        </table:table-row>
        <table:table-row table:style-name="ro1">
          <table:table-cell office:value-type="float" office:value="26.990846" calcext:value-type="float">
            <text:p>26,990846</text:p>
          </table:table-cell>
          <table:table-cell office:value-type="float" office:value="7.059393695" calcext:value-type="float">
            <text:p>7,059393695</text:p>
          </table:table-cell>
        </table:table-row>
        <table:table-row table:style-name="ro1">
          <table:table-cell office:value-type="float" office:value="15.80781199" calcext:value-type="float">
            <text:p>15,80781199</text:p>
          </table:table-cell>
          <table:table-cell office:value-type="float" office:value="8.722328496" calcext:value-type="float">
            <text:p>8,722328496</text:p>
          </table:table-cell>
        </table:table-row>
        <table:table-row table:style-name="ro1">
          <table:table-cell office:value-type="float" office:value="15.69876956" calcext:value-type="float">
            <text:p>15,69876956</text:p>
          </table:table-cell>
          <table:table-cell office:value-type="float" office:value="16.41848547" calcext:value-type="float">
            <text:p>16,41848547</text:p>
          </table:table-cell>
        </table:table-row>
        <table:table-row table:style-name="ro1">
          <table:table-cell office:value-type="float" office:value="25.08195509" calcext:value-type="float">
            <text:p>25,08195509</text:p>
          </table:table-cell>
          <table:table-cell office:value-type="float" office:value="5.460998601" calcext:value-type="float">
            <text:p>5,460998601</text:p>
          </table:table-cell>
        </table:table-row>
        <table:table-row table:style-name="ro1">
          <table:table-cell office:value-type="float" office:value="25.40414145" calcext:value-type="float">
            <text:p>25,40414145</text:p>
          </table:table-cell>
          <table:table-cell office:value-type="float" office:value="6.554089483" calcext:value-type="float">
            <text:p>6,554089483</text:p>
          </table:table-cell>
        </table:table-row>
        <table:table-row table:style-name="ro1">
          <table:table-cell office:value-type="float" office:value="15.80430386" calcext:value-type="float">
            <text:p>15,80430386</text:p>
          </table:table-cell>
          <table:table-cell office:value-type="float" office:value="9.833870361" calcext:value-type="float">
            <text:p>9,833870361</text:p>
          </table:table-cell>
        </table:table-row>
        <table:table-row table:style-name="ro1">
          <table:table-cell office:value-type="float" office:value="25.3764217" calcext:value-type="float">
            <text:p>25,3764217</text:p>
          </table:table-cell>
          <table:table-cell office:value-type="float" office:value="6.997969535" calcext:value-type="float">
            <text:p>6,997969535</text:p>
          </table:table-cell>
        </table:table-row>
        <table:table-row table:style-name="ro1">
          <table:table-cell office:value-type="float" office:value="25.33177839" calcext:value-type="float">
            <text:p>25,33177839</text:p>
          </table:table-cell>
          <table:table-cell office:value-type="float" office:value="5.823044615" calcext:value-type="float">
            <text:p>5,823044615</text:p>
          </table:table-cell>
        </table:table-row>
        <table:table-row table:style-name="ro1">
          <table:table-cell office:value-type="float" office:value="26.19726456" calcext:value-type="float">
            <text:p>26,19726456</text:p>
          </table:table-cell>
          <table:table-cell office:value-type="float" office:value="7.19236979" calcext:value-type="float">
            <text:p>7,19236979</text:p>
          </table:table-cell>
        </table:table-row>
        <table:table-row table:style-name="ro1">
          <table:table-cell office:value-type="float" office:value="26.52914712" calcext:value-type="float">
            <text:p>26,52914712</text:p>
          </table:table-cell>
          <table:table-cell office:value-type="float" office:value="6.390841668" calcext:value-type="float">
            <text:p>6,390841668</text:p>
          </table:table-cell>
        </table:table-row>
        <table:table-row table:style-name="ro1">
          <table:table-cell office:value-type="float" office:value="24.68354807" calcext:value-type="float">
            <text:p>24,68354807</text:p>
          </table:table-cell>
          <table:table-cell office:value-type="float" office:value="5.770165156" calcext:value-type="float">
            <text:p>5,770165156</text:p>
          </table:table-cell>
        </table:table-row>
        <table:table-row table:style-name="ro1">
          <table:table-cell office:value-type="float" office:value="15.77229877" calcext:value-type="float">
            <text:p>15,77229877</text:p>
          </table:table-cell>
          <table:table-cell office:value-type="float" office:value="15.51957769" calcext:value-type="float">
            <text:p>15,51957769</text:p>
          </table:table-cell>
        </table:table-row>
        <table:table-row table:style-name="ro1">
          <table:table-cell office:value-type="float" office:value="15.73904766" calcext:value-type="float">
            <text:p>15,73904766</text:p>
          </table:table-cell>
          <table:table-cell office:value-type="float" office:value="10.00783933" calcext:value-type="float">
            <text:p>10,00783933</text:p>
          </table:table-cell>
        </table:table-row>
        <table:table-row table:style-name="ro1">
          <table:table-cell office:value-type="float" office:value="25.83654578" calcext:value-type="float">
            <text:p>25,83654578</text:p>
          </table:table-cell>
          <table:table-cell office:value-type="float" office:value="6.874317255" calcext:value-type="float">
            <text:p>6,874317255</text:p>
          </table:table-cell>
        </table:table-row>
        <table:table-row table:style-name="ro1">
          <table:table-cell office:value-type="float" office:value="15.92146214" calcext:value-type="float">
            <text:p>15,92146214</text:p>
          </table:table-cell>
          <table:table-cell office:value-type="float" office:value="16.20847072" calcext:value-type="float">
            <text:p>16,20847072</text:p>
          </table:table-cell>
        </table:table-row>
        <table:table-row table:style-name="ro1">
          <table:table-cell office:value-type="float" office:value="15.86176053" calcext:value-type="float">
            <text:p>15,86176053</text:p>
          </table:table-cell>
          <table:table-cell office:value-type="float" office:value="15.90453586" calcext:value-type="float">
            <text:p>15,90453586</text:p>
          </table:table-cell>
        </table:table-row>
        <table:table-row table:style-name="ro1">
          <table:table-cell office:value-type="float" office:value="16.10239404" calcext:value-type="float">
            <text:p>16,10239404</text:p>
          </table:table-cell>
          <table:table-cell office:value-type="float" office:value="8.898113845" calcext:value-type="float">
            <text:p>8,898113845</text:p>
          </table:table-cell>
        </table:table-row>
        <table:table-row table:style-name="ro1">
          <table:table-cell office:value-type="float" office:value="26.32380594" calcext:value-type="float">
            <text:p>26,32380594</text:p>
          </table:table-cell>
          <table:table-cell office:value-type="float" office:value="6.212335783" calcext:value-type="float">
            <text:p>6,212335783</text:p>
          </table:table-cell>
        </table:table-row>
        <table:table-row table:style-name="ro1">
          <table:table-cell office:value-type="float" office:value="27.07252864" calcext:value-type="float">
            <text:p>27,07252864</text:p>
          </table:table-cell>
          <table:table-cell office:value-type="float" office:value="6.225457198" calcext:value-type="float">
            <text:p>6,225457198</text:p>
          </table:table-cell>
        </table:table-row>
        <table:table-row table:style-name="ro1">
          <table:table-cell office:value-type="float" office:value="26.08317486" calcext:value-type="float">
            <text:p>26,08317486</text:p>
          </table:table-cell>
          <table:table-cell office:value-type="float" office:value="5.97051926" calcext:value-type="float">
            <text:p>5,97051926</text:p>
          </table:table-cell>
        </table:table-row>
        <table:table-row table:style-name="ro1">
          <table:table-cell office:value-type="float" office:value="25.75607151" calcext:value-type="float">
            <text:p>25,75607151</text:p>
          </table:table-cell>
          <table:table-cell office:value-type="float" office:value="6.71389138" calcext:value-type="float">
            <text:p>6,71389138</text:p>
          </table:table-cell>
        </table:table-row>
        <table:table-row table:style-name="ro1">
          <table:table-cell office:value-type="float" office:value="25.65670438" calcext:value-type="float">
            <text:p>25,65670438</text:p>
          </table:table-cell>
          <table:table-cell office:value-type="float" office:value="6.10072745" calcext:value-type="float">
            <text:p>6,10072745</text:p>
          </table:table-cell>
        </table:table-row>
        <table:table-row table:style-name="ro1">
          <table:table-cell office:value-type="float" office:value="16.03808088" calcext:value-type="float">
            <text:p>16,03808088</text:p>
          </table:table-cell>
          <table:table-cell office:value-type="float" office:value="16.70243152" calcext:value-type="float">
            <text:p>16,70243152</text:p>
          </table:table-cell>
        </table:table-row>
        <table:table-row table:style-name="ro1">
          <table:table-cell office:value-type="float" office:value="16.07106809" calcext:value-type="float">
            <text:p>16,07106809</text:p>
          </table:table-cell>
          <table:table-cell office:value-type="float" office:value="8.154940897" calcext:value-type="float">
            <text:p>8,154940897</text:p>
          </table:table-cell>
        </table:table-row>
        <table:table-row table:style-name="ro1">
          <table:table-cell office:value-type="float" office:value="16.44391615" calcext:value-type="float">
            <text:p>16,44391615</text:p>
          </table:table-cell>
          <table:table-cell office:value-type="float" office:value="9.626806221" calcext:value-type="float">
            <text:p>9,626806221</text:p>
          </table:table-cell>
        </table:table-row>
        <table:table-row table:style-name="ro1">
          <table:table-cell office:value-type="float" office:value="15.15440875" calcext:value-type="float">
            <text:p>15,15440875</text:p>
          </table:table-cell>
          <table:table-cell office:value-type="float" office:value="14.66723475" calcext:value-type="float">
            <text:p>14,66723475</text:p>
          </table:table-cell>
        </table:table-row>
        <table:table-row table:style-name="ro1">
          <table:table-cell office:value-type="float" office:value="15.24521098" calcext:value-type="float">
            <text:p>15,24521098</text:p>
          </table:table-cell>
          <table:table-cell office:value-type="float" office:value="8.50530212" calcext:value-type="float">
            <text:p>8,50530212</text:p>
          </table:table-cell>
        </table:table-row>
        <table:table-row table:style-name="ro1">
          <table:table-cell office:value-type="float" office:value="26.24863073" calcext:value-type="float">
            <text:p>26,24863073</text:p>
          </table:table-cell>
          <table:table-cell office:value-type="float" office:value="6.266824172" calcext:value-type="float">
            <text:p>6,266824172</text:p>
          </table:table-cell>
        </table:table-row>
        <table:table-row table:style-name="ro1">
          <table:table-cell office:value-type="float" office:value="25.84582354" calcext:value-type="float">
            <text:p>25,84582354</text:p>
          </table:table-cell>
          <table:table-cell office:value-type="float" office:value="5.60550526" calcext:value-type="float">
            <text:p>5,60550526</text:p>
          </table:table-cell>
        </table:table-row>
        <table:table-row table:style-name="ro1">
          <table:table-cell office:value-type="float" office:value="15.36767338" calcext:value-type="float">
            <text:p>15,36767338</text:p>
          </table:table-cell>
          <table:table-cell office:value-type="float" office:value="9.608771257" calcext:value-type="float">
            <text:p>9,608771257</text:p>
          </table:table-cell>
        </table:table-row>
        <table:table-row table:style-name="ro1">
          <table:table-cell office:value-type="float" office:value="25.90784067" calcext:value-type="float">
            <text:p>25,90784067</text:p>
          </table:table-cell>
          <table:table-cell office:value-type="float" office:value="6.223982699" calcext:value-type="float">
            <text:p>6,223982699</text:p>
          </table:table-cell>
        </table:table-row>
        <table:table-row table:style-name="ro1">
          <table:table-cell office:value-type="float" office:value="24.20039144" calcext:value-type="float">
            <text:p>24,20039144</text:p>
          </table:table-cell>
          <table:table-cell office:value-type="float" office:value="5.115872511" calcext:value-type="float">
            <text:p>5,115872511</text:p>
          </table:table-cell>
        </table:table-row>
        <table:table-row table:style-name="ro1">
          <table:table-cell office:value-type="float" office:value="25.64689374" calcext:value-type="float">
            <text:p>25,64689374</text:p>
          </table:table-cell>
          <table:table-cell office:value-type="float" office:value="6.684127892" calcext:value-type="float">
            <text:p>6,684127892</text:p>
          </table:table-cell>
        </table:table-row>
        <table:table-row table:style-name="ro1">
          <table:table-cell office:value-type="float" office:value="26.28509749" calcext:value-type="float">
            <text:p>26,28509749</text:p>
          </table:table-cell>
          <table:table-cell office:value-type="float" office:value="6.122615867" calcext:value-type="float">
            <text:p>6,122615867</text:p>
          </table:table-cell>
        </table:table-row>
        <table:table-row table:style-name="ro1">
          <table:table-cell office:value-type="float" office:value="27.53431134" calcext:value-type="float">
            <text:p>27,53431134</text:p>
          </table:table-cell>
          <table:table-cell office:value-type="float" office:value="6.258620144" calcext:value-type="float">
            <text:p>6,258620144</text:p>
          </table:table-cell>
        </table:table-row>
        <table:table-row table:style-name="ro1">
          <table:table-cell office:value-type="float" office:value="14.90915187" calcext:value-type="float">
            <text:p>14,90915187</text:p>
          </table:table-cell>
          <table:table-cell office:value-type="float" office:value="8.824270826" calcext:value-type="float">
            <text:p>8,824270826</text:p>
          </table:table-cell>
        </table:table-row>
        <table:table-row table:style-name="ro1">
          <table:table-cell office:value-type="float" office:value="26.46129977" calcext:value-type="float">
            <text:p>26,46129977</text:p>
          </table:table-cell>
          <table:table-cell office:value-type="float" office:value="6.125786661" calcext:value-type="float">
            <text:p>6,125786661</text:p>
          </table:table-cell>
        </table:table-row>
        <table:table-row table:style-name="ro1">
          <table:table-cell office:value-type="float" office:value="14.45443734" calcext:value-type="float">
            <text:p>14,45443734</text:p>
          </table:table-cell>
          <table:table-cell office:value-type="float" office:value="16.0401623" calcext:value-type="float">
            <text:p>16,0401623</text:p>
          </table:table-cell>
        </table:table-row>
        <table:table-row table:style-name="ro1">
          <table:table-cell office:value-type="float" office:value="24.7662808" calcext:value-type="float">
            <text:p>24,7662808</text:p>
          </table:table-cell>
          <table:table-cell office:value-type="float" office:value="5.766723783" calcext:value-type="float">
            <text:p>5,766723783</text:p>
          </table:table-cell>
        </table:table-row>
        <table:table-row table:style-name="ro1">
          <table:table-cell office:value-type="float" office:value="26.71451656" calcext:value-type="float">
            <text:p>26,71451656</text:p>
          </table:table-cell>
          <table:table-cell office:value-type="float" office:value="7.104607557" calcext:value-type="float">
            <text:p>7,104607557</text:p>
          </table:table-cell>
        </table:table-row>
        <table:table-row table:style-name="ro1">
          <table:table-cell office:value-type="float" office:value="26.31623205" calcext:value-type="float">
            <text:p>26,31623205</text:p>
          </table:table-cell>
          <table:table-cell office:value-type="float" office:value="5.528661834" calcext:value-type="float">
            <text:p>5,528661834</text:p>
          </table:table-cell>
        </table:table-row>
        <table:table-row table:style-name="ro1">
          <table:table-cell office:value-type="float" office:value="24.67451826" calcext:value-type="float">
            <text:p>24,67451826</text:p>
          </table:table-cell>
          <table:table-cell office:value-type="float" office:value="7.042816464" calcext:value-type="float">
            <text:p>7,042816464</text:p>
          </table:table-cell>
        </table:table-row>
        <table:table-row table:style-name="ro1">
          <table:table-cell office:value-type="float" office:value="25.66889548" calcext:value-type="float">
            <text:p>25,66889548</text:p>
          </table:table-cell>
          <table:table-cell office:value-type="float" office:value="5.400362544" calcext:value-type="float">
            <text:p>5,400362544</text:p>
          </table:table-cell>
        </table:table-row>
        <table:table-row table:style-name="ro1">
          <table:table-cell office:value-type="float" office:value="14.85993224" calcext:value-type="float">
            <text:p>14,85993224</text:p>
          </table:table-cell>
          <table:table-cell office:value-type="float" office:value="15.67590539" calcext:value-type="float">
            <text:p>15,67590539</text:p>
          </table:table-cell>
        </table:table-row>
        <table:table-row table:style-name="ro1">
          <table:table-cell office:value-type="float" office:value="25.22059072" calcext:value-type="float">
            <text:p>25,22059072</text:p>
          </table:table-cell>
          <table:table-cell office:value-type="float" office:value="7.40755635" calcext:value-type="float">
            <text:p>7,40755635</text:p>
          </table:table-cell>
        </table:table-row>
        <table:table-row table:style-name="ro1">
          <table:table-cell office:value-type="float" office:value="24.88403246" calcext:value-type="float">
            <text:p>24,88403246</text:p>
          </table:table-cell>
          <table:table-cell office:value-type="float" office:value="6.453925662" calcext:value-type="float">
            <text:p>6,453925662</text:p>
          </table:table-cell>
        </table:table-row>
        <table:table-row table:style-name="ro1">
          <table:table-cell office:value-type="float" office:value="26.40824911" calcext:value-type="float">
            <text:p>26,40824911</text:p>
          </table:table-cell>
          <table:table-cell office:value-type="float" office:value="6.632343071" calcext:value-type="float">
            <text:p>6,632343071</text:p>
          </table:table-cell>
        </table:table-row>
        <table:table-row table:style-name="ro1">
          <table:table-cell office:value-type="float" office:value="16.39348049" calcext:value-type="float">
            <text:p>16,39348049</text:p>
          </table:table-cell>
          <table:table-cell office:value-type="float" office:value="10.04246091" calcext:value-type="float">
            <text:p>10,04246091</text:p>
          </table:table-cell>
        </table:table-row>
        <table:table-row table:style-name="ro1">
          <table:table-cell office:value-type="float" office:value="14.47405205" calcext:value-type="float">
            <text:p>14,47405205</text:p>
          </table:table-cell>
          <table:table-cell office:value-type="float" office:value="15.92259921" calcext:value-type="float">
            <text:p>15,92259921</text:p>
          </table:table-cell>
        </table:table-row>
        <table:table-row table:style-name="ro1">
          <table:table-cell office:value-type="float" office:value="15.66756794" calcext:value-type="float">
            <text:p>15,66756794</text:p>
          </table:table-cell>
          <table:table-cell office:value-type="float" office:value="9.383547014" calcext:value-type="float">
            <text:p>9,383547014</text:p>
          </table:table-cell>
        </table:table-row>
        <table:table-row table:style-name="ro1">
          <table:table-cell office:value-type="float" office:value="24.89249222" calcext:value-type="float">
            <text:p>24,89249222</text:p>
          </table:table-cell>
          <table:table-cell office:value-type="float" office:value="7.244113504" calcext:value-type="float">
            <text:p>7,244113504</text:p>
          </table:table-cell>
        </table:table-row>
        <table:table-row table:style-name="ro1">
          <table:table-cell office:value-type="float" office:value="26.92592381" calcext:value-type="float">
            <text:p>26,92592381</text:p>
          </table:table-cell>
          <table:table-cell office:value-type="float" office:value="5.83891525" calcext:value-type="float">
            <text:p>5,83891525</text:p>
          </table:table-cell>
        </table:table-row>
        <table:table-row table:style-name="ro1">
          <table:table-cell office:value-type="float" office:value="16.42061091" calcext:value-type="float">
            <text:p>16,42061091</text:p>
          </table:table-cell>
          <table:table-cell office:value-type="float" office:value="16.59369199" calcext:value-type="float">
            <text:p>16,59369199</text:p>
          </table:table-cell>
        </table:table-row>
        <table:table-row table:style-name="ro1">
          <table:table-cell office:value-type="float" office:value="26.25714311" calcext:value-type="float">
            <text:p>26,25714311</text:p>
          </table:table-cell>
          <table:table-cell office:value-type="float" office:value="6.738442561" calcext:value-type="float">
            <text:p>6,738442561</text:p>
          </table:table-cell>
        </table:table-row>
        <table:table-row table:style-name="ro1">
          <table:table-cell office:value-type="float" office:value="16.04661144" calcext:value-type="float">
            <text:p>16,04661144</text:p>
          </table:table-cell>
          <table:table-cell office:value-type="float" office:value="8.377966168" calcext:value-type="float">
            <text:p>8,377966168</text:p>
          </table:table-cell>
        </table:table-row>
        <table:table-row table:style-name="ro1">
          <table:table-cell office:value-type="float" office:value="25.91596522" calcext:value-type="float">
            <text:p>25,91596522</text:p>
          </table:table-cell>
          <table:table-cell office:value-type="float" office:value="7.245442765" calcext:value-type="float">
            <text:p>7,245442765</text:p>
          </table:table-cell>
        </table:table-row>
        <table:table-row table:style-name="ro1">
          <table:table-cell office:value-type="float" office:value="15.95563933" calcext:value-type="float">
            <text:p>15,95563933</text:p>
          </table:table-cell>
          <table:table-cell office:value-type="float" office:value="9.746244377" calcext:value-type="float">
            <text:p>9,746244377</text:p>
          </table:table-cell>
        </table:table-row>
        <table:table-row table:style-name="ro1">
          <table:table-cell office:value-type="float" office:value="15.74564134" calcext:value-type="float">
            <text:p>15,74564134</text:p>
          </table:table-cell>
          <table:table-cell office:value-type="float" office:value="16.35402535" calcext:value-type="float">
            <text:p>16,35402535</text:p>
          </table:table-cell>
        </table:table-row>
        <table:table-row table:style-name="ro1">
          <table:table-cell office:value-type="float" office:value="26.49069592" calcext:value-type="float">
            <text:p>26,49069592</text:p>
          </table:table-cell>
          <table:table-cell office:value-type="float" office:value="7.443519824" calcext:value-type="float">
            <text:p>7,443519824</text:p>
          </table:table-cell>
        </table:table-row>
        <table:table-row table:style-name="ro1">
          <table:table-cell office:value-type="float" office:value="25.76173367" calcext:value-type="float">
            <text:p>25,76173367</text:p>
          </table:table-cell>
          <table:table-cell office:value-type="float" office:value="6.39810781" calcext:value-type="float">
            <text:p>6,39810781</text:p>
          </table:table-cell>
        </table:table-row>
        <table:table-row table:style-name="ro1">
          <table:table-cell office:value-type="float" office:value="24.89470927" calcext:value-type="float">
            <text:p>24,89470927</text:p>
          </table:table-cell>
          <table:table-cell office:value-type="float" office:value="5.205394063" calcext:value-type="float">
            <text:p>5,205394063</text:p>
          </table:table-cell>
        </table:table-row>
        <table:table-row table:style-name="ro1">
          <table:table-cell office:value-type="float" office:value="26.04006634" calcext:value-type="float">
            <text:p>26,04006634</text:p>
          </table:table-cell>
          <table:table-cell office:value-type="float" office:value="6.710736645" calcext:value-type="float">
            <text:p>6,710736645</text:p>
          </table:table-cell>
        </table:table-row>
        <table:table-row table:style-name="ro1">
          <table:table-cell office:value-type="float" office:value="15.05094597" calcext:value-type="float">
            <text:p>15,05094597</text:p>
          </table:table-cell>
          <table:table-cell office:value-type="float" office:value="16.45022967" calcext:value-type="float">
            <text:p>16,45022967</text:p>
          </table:table-cell>
        </table:table-row>
        <table:table-row table:style-name="ro1">
          <table:table-cell office:value-type="float" office:value="15.99453746" calcext:value-type="float">
            <text:p>15,99453746</text:p>
          </table:table-cell>
          <table:table-cell office:value-type="float" office:value="9.37557165" calcext:value-type="float">
            <text:p>9,37557165</text:p>
          </table:table-cell>
        </table:table-row>
        <table:table-row table:style-name="ro1">
          <table:table-cell office:value-type="float" office:value="25.54725179" calcext:value-type="float">
            <text:p>25,54725179</text:p>
          </table:table-cell>
          <table:table-cell office:value-type="float" office:value="6.504562618" calcext:value-type="float">
            <text:p>6,504562618</text:p>
          </table:table-cell>
        </table:table-row>
        <table:table-row table:style-name="ro1">
          <table:table-cell office:value-type="float" office:value="24.87903821" calcext:value-type="float">
            <text:p>24,87903821</text:p>
          </table:table-cell>
          <table:table-cell office:value-type="float" office:value="6.057127164" calcext:value-type="float">
            <text:p>6,057127164</text:p>
          </table:table-cell>
        </table:table-row>
        <table:table-row table:style-name="ro1">
          <table:table-cell office:value-type="float" office:value="25.02814815" calcext:value-type="float">
            <text:p>25,02814815</text:p>
          </table:table-cell>
          <table:table-cell office:value-type="float" office:value="7.186331707" calcext:value-type="float">
            <text:p>7,186331707</text:p>
          </table:table-cell>
        </table:table-row>
        <table:table-row table:style-name="ro1">
          <table:table-cell office:value-type="float" office:value="25.02079212" calcext:value-type="float">
            <text:p>25,02079212</text:p>
          </table:table-cell>
          <table:table-cell office:value-type="float" office:value="5.332825864" calcext:value-type="float">
            <text:p>5,332825864</text:p>
          </table:table-cell>
        </table:table-row>
        <table:table-row table:style-name="ro1">
          <table:table-cell office:value-type="float" office:value="15.81935659" calcext:value-type="float">
            <text:p>15,81935659</text:p>
          </table:table-cell>
          <table:table-cell office:value-type="float" office:value="10.37606452" calcext:value-type="float">
            <text:p>10,37606452</text:p>
          </table:table-cell>
        </table:table-row>
        <table:table-row table:style-name="ro1">
          <table:table-cell office:value-type="float" office:value="26.48846624" calcext:value-type="float">
            <text:p>26,48846624</text:p>
          </table:table-cell>
          <table:table-cell office:value-type="float" office:value="7.186896095" calcext:value-type="float">
            <text:p>7,186896095</text:p>
          </table:table-cell>
        </table:table-row>
        <table:table-row table:style-name="ro1">
          <table:table-cell office:value-type="float" office:value="25.70860343" calcext:value-type="float">
            <text:p>25,70860343</text:p>
          </table:table-cell>
          <table:table-cell office:value-type="float" office:value="5.941950804" calcext:value-type="float">
            <text:p>5,941950804</text:p>
          </table:table-cell>
        </table:table-row>
        <table:table-row table:style-name="ro1">
          <table:table-cell office:value-type="float" office:value="14.34172084" calcext:value-type="float">
            <text:p>14,34172084</text:p>
          </table:table-cell>
          <table:table-cell office:value-type="float" office:value="8.799564711" calcext:value-type="float">
            <text:p>8,799564711</text:p>
          </table:table-cell>
        </table:table-row>
        <table:table-row table:style-name="ro1">
          <table:table-cell office:value-type="float" office:value="24.77836101" calcext:value-type="float">
            <text:p>24,77836101</text:p>
          </table:table-cell>
          <table:table-cell office:value-type="float" office:value="7.019630399" calcext:value-type="float">
            <text:p>7,019630399</text:p>
          </table:table-cell>
        </table:table-row>
        <table:table-row table:style-name="ro1">
          <table:table-cell office:value-type="float" office:value="24.78260634" calcext:value-type="float">
            <text:p>24,78260634</text:p>
          </table:table-cell>
          <table:table-cell office:value-type="float" office:value="6.381758839" calcext:value-type="float">
            <text:p>6,381758839</text:p>
          </table:table-cell>
        </table:table-row>
        <table:table-row table:style-name="ro1">
          <table:table-cell office:value-type="float" office:value="14.24903728" calcext:value-type="float">
            <text:p>14,24903728</text:p>
          </table:table-cell>
          <table:table-cell office:value-type="float" office:value="7.83859102" calcext:value-type="float">
            <text:p>7,83859102</text:p>
          </table:table-cell>
        </table:table-row>
        <table:table-row table:style-name="ro1">
          <table:table-cell office:value-type="float" office:value="15.73498836" calcext:value-type="float">
            <text:p>15,73498836</text:p>
          </table:table-cell>
          <table:table-cell office:value-type="float" office:value="8.726720885" calcext:value-type="float">
            <text:p>8,726720885</text:p>
          </table:table-cell>
        </table:table-row>
        <table:table-row table:style-name="ro1">
          <table:table-cell office:value-type="float" office:value="14.93873618" calcext:value-type="float">
            <text:p>14,93873618</text:p>
          </table:table-cell>
          <table:table-cell office:value-type="float" office:value="14.92279314" calcext:value-type="float">
            <text:p>14,92279314</text:p>
          </table:table-cell>
        </table:table-row>
        <table:table-row table:style-name="ro1">
          <table:table-cell office:value-type="float" office:value="26.20193884" calcext:value-type="float">
            <text:p>26,20193884</text:p>
          </table:table-cell>
          <table:table-cell office:value-type="float" office:value="5.862240594" calcext:value-type="float">
            <text:p>5,862240594</text:p>
          </table:table-cell>
        </table:table-row>
        <table:table-row table:style-name="ro1">
          <table:table-cell office:value-type="float" office:value="25.48220981" calcext:value-type="float">
            <text:p>25,48220981</text:p>
          </table:table-cell>
          <table:table-cell office:value-type="float" office:value="6.348495903" calcext:value-type="float">
            <text:p>6,348495903</text:p>
          </table:table-cell>
        </table:table-row>
        <table:table-row table:style-name="ro1">
          <table:table-cell office:value-type="float" office:value="25.0006209" calcext:value-type="float">
            <text:p>25,0006209</text:p>
          </table:table-cell>
          <table:table-cell office:value-type="float" office:value="7.137227729" calcext:value-type="float">
            <text:p>7,137227729</text:p>
          </table:table-cell>
        </table:table-row>
        <table:table-row table:style-name="ro1">
          <table:table-cell office:value-type="float" office:value="26.94569718" calcext:value-type="float">
            <text:p>26,94569718</text:p>
          </table:table-cell>
          <table:table-cell office:value-type="float" office:value="6.827878263" calcext:value-type="float">
            <text:p>6,827878263</text:p>
          </table:table-cell>
        </table:table-row>
        <table:table-row table:style-name="ro1">
          <table:table-cell office:value-type="float" office:value="24.60919156" calcext:value-type="float">
            <text:p>24,60919156</text:p>
          </table:table-cell>
          <table:table-cell office:value-type="float" office:value="4.665371606" calcext:value-type="float">
            <text:p>4,665371606</text:p>
          </table:table-cell>
        </table:table-row>
        <table:table-row table:style-name="ro1">
          <table:table-cell office:value-type="float" office:value="14.26917991" calcext:value-type="float">
            <text:p>14,26917991</text:p>
          </table:table-cell>
          <table:table-cell office:value-type="float" office:value="17.3336291" calcext:value-type="float">
            <text:p>17,3336291</text:p>
          </table:table-cell>
        </table:table-row>
        <table:table-row table:style-name="ro1">
          <table:table-cell office:value-type="float" office:value="25.31565929" calcext:value-type="float">
            <text:p>25,31565929</text:p>
          </table:table-cell>
          <table:table-cell office:value-type="float" office:value="6.7174688" calcext:value-type="float">
            <text:p>6,7174688</text:p>
          </table:table-cell>
        </table:table-row>
        <table:table-row table:style-name="ro1">
          <table:table-cell office:value-type="float" office:value="26.29937253" calcext:value-type="float">
            <text:p>26,29937253</text:p>
          </table:table-cell>
          <table:table-cell office:value-type="float" office:value="6.380800955" calcext:value-type="float">
            <text:p>6,380800955</text:p>
          </table:table-cell>
        </table:table-row>
        <table:table-row table:style-name="ro1">
          <table:table-cell office:value-type="float" office:value="25.95975255" calcext:value-type="float">
            <text:p>25,95975255</text:p>
          </table:table-cell>
          <table:table-cell office:value-type="float" office:value="5.035887278" calcext:value-type="float">
            <text:p>5,035887278</text:p>
          </table:table-cell>
        </table:table-row>
        <table:table-row table:style-name="ro1">
          <table:table-cell office:value-type="float" office:value="16.25771013" calcext:value-type="float">
            <text:p>16,25771013</text:p>
          </table:table-cell>
          <table:table-cell office:value-type="float" office:value="10.10617091" calcext:value-type="float">
            <text:p>10,10617091</text:p>
          </table:table-cell>
        </table:table-row>
        <table:table-row table:style-name="ro1">
          <table:table-cell office:value-type="float" office:value="26.56647783" calcext:value-type="float">
            <text:p>26,56647783</text:p>
          </table:table-cell>
          <table:table-cell office:value-type="float" office:value="7.003790973" calcext:value-type="float">
            <text:p>7,003790973</text:p>
          </table:table-cell>
        </table:table-row>
        <table:table-row table:style-name="ro1">
          <table:table-cell office:value-type="float" office:value="26.48988277" calcext:value-type="float">
            <text:p>26,48988277</text:p>
          </table:table-cell>
          <table:table-cell office:value-type="float" office:value="6.114541725" calcext:value-type="float">
            <text:p>6,114541725</text:p>
          </table:table-cell>
        </table:table-row>
        <table:table-row table:style-name="ro1">
          <table:table-cell office:value-type="float" office:value="16.4974109" calcext:value-type="float">
            <text:p>16,4974109</text:p>
          </table:table-cell>
          <table:table-cell office:value-type="float" office:value="9.855846648" calcext:value-type="float">
            <text:p>9,855846648</text:p>
          </table:table-cell>
        </table:table-row>
        <table:table-row table:style-name="ro1">
          <table:table-cell office:value-type="float" office:value="14.37239969" calcext:value-type="float">
            <text:p>14,37239969</text:p>
          </table:table-cell>
          <table:table-cell office:value-type="float" office:value="8.957147335" calcext:value-type="float">
            <text:p>8,957147335</text:p>
          </table:table-cell>
        </table:table-row>
        <table:table-row table:style-name="ro1">
          <table:table-cell office:value-type="float" office:value="26.53861628" calcext:value-type="float">
            <text:p>26,53861628</text:p>
          </table:table-cell>
          <table:table-cell office:value-type="float" office:value="6.030242479" calcext:value-type="float">
            <text:p>6,030242479</text:p>
          </table:table-cell>
        </table:table-row>
        <table:table-row table:style-name="ro1">
          <table:table-cell office:value-type="float" office:value="26.23591261" calcext:value-type="float">
            <text:p>26,23591261</text:p>
          </table:table-cell>
          <table:table-cell office:value-type="float" office:value="6.956712752" calcext:value-type="float">
            <text:p>6,956712752</text:p>
          </table:table-cell>
        </table:table-row>
        <table:table-row table:style-name="ro1">
          <table:table-cell office:value-type="float" office:value="24.98075279" calcext:value-type="float">
            <text:p>24,98075279</text:p>
          </table:table-cell>
          <table:table-cell office:value-type="float" office:value="6.492067605" calcext:value-type="float">
            <text:p>6,492067605</text:p>
          </table:table-cell>
        </table:table-row>
        <table:table-row table:style-name="ro1">
          <table:table-cell office:value-type="float" office:value="23.95911345" calcext:value-type="float">
            <text:p>23,95911345</text:p>
          </table:table-cell>
          <table:table-cell office:value-type="float" office:value="5.344381981" calcext:value-type="float">
            <text:p>5,344381981</text:p>
          </table:table-cell>
        </table:table-row>
        <table:table-row table:style-name="ro1">
          <table:table-cell office:value-type="float" office:value="16.20595349" calcext:value-type="float">
            <text:p>16,20595349</text:p>
          </table:table-cell>
          <table:table-cell office:value-type="float" office:value="16.02652204" calcext:value-type="float">
            <text:p>16,02652204</text:p>
          </table:table-cell>
        </table:table-row>
        <table:table-row table:style-name="ro1">
          <table:table-cell office:value-type="float" office:value="14.34538653" calcext:value-type="float">
            <text:p>14,34538653</text:p>
          </table:table-cell>
          <table:table-cell office:value-type="float" office:value="14.99813671" calcext:value-type="float">
            <text:p>14,99813671</text:p>
          </table:table-cell>
        </table:table-row>
        <table:table-row table:style-name="ro1">
          <table:table-cell office:value-type="float" office:value="25.75087516" calcext:value-type="float">
            <text:p>25,75087516</text:p>
          </table:table-cell>
          <table:table-cell office:value-type="float" office:value="6.189808844" calcext:value-type="float">
            <text:p>6,189808844</text:p>
          </table:table-cell>
        </table:table-row>
        <table:table-row table:style-name="ro1">
          <table:table-cell office:value-type="float" office:value="23.64794982" calcext:value-type="float">
            <text:p>23,64794982</text:p>
          </table:table-cell>
          <table:table-cell office:value-type="float" office:value="7.016655747" calcext:value-type="float">
            <text:p>7,016655747</text:p>
          </table:table-cell>
        </table:table-row>
        <table:table-row table:style-name="ro1">
          <table:table-cell office:value-type="float" office:value="16.3096109" calcext:value-type="float">
            <text:p>16,3096109</text:p>
          </table:table-cell>
          <table:table-cell office:value-type="float" office:value="9.429243858" calcext:value-type="float">
            <text:p>9,429243858</text:p>
          </table:table-cell>
        </table:table-row>
        <table:table-row table:style-name="ro1">
          <table:table-cell office:value-type="float" office:value="26.21223589" calcext:value-type="float">
            <text:p>26,21223589</text:p>
          </table:table-cell>
          <table:table-cell office:value-type="float" office:value="5.958397947" calcext:value-type="float">
            <text:p>5,958397947</text:p>
          </table:table-cell>
        </table:table-row>
        <table:table-row table:style-name="ro1">
          <table:table-cell office:value-type="float" office:value="25.66314858" calcext:value-type="float">
            <text:p>25,66314858</text:p>
          </table:table-cell>
          <table:table-cell office:value-type="float" office:value="6.375891951" calcext:value-type="float">
            <text:p>6,375891951</text:p>
          </table:table-cell>
        </table:table-row>
        <table:table-row table:style-name="ro1">
          <table:table-cell office:value-type="float" office:value="15.94431662" calcext:value-type="float">
            <text:p>15,94431662</text:p>
          </table:table-cell>
          <table:table-cell office:value-type="float" office:value="10.42225818" calcext:value-type="float">
            <text:p>10,42225818</text:p>
          </table:table-cell>
        </table:table-row>
        <table:table-row table:style-name="ro1">
          <table:table-cell office:value-type="float" office:value="26.70069694" calcext:value-type="float">
            <text:p>26,70069694</text:p>
          </table:table-cell>
          <table:table-cell office:value-type="float" office:value="6.652804156" calcext:value-type="float">
            <text:p>6,652804156</text:p>
          </table:table-cell>
        </table:table-row>
        <table:table-row table:style-name="ro1">
          <table:table-cell office:value-type="float" office:value="25.62832752" calcext:value-type="float">
            <text:p>25,62832752</text:p>
          </table:table-cell>
          <table:table-cell office:value-type="float" office:value="7.030447802" calcext:value-type="float">
            <text:p>7,030447802</text:p>
          </table:table-cell>
        </table:table-row>
        <table:table-row table:style-name="ro1">
          <table:table-cell office:value-type="float" office:value="24.18271351" calcext:value-type="float">
            <text:p>24,18271351</text:p>
          </table:table-cell>
          <table:table-cell office:value-type="float" office:value="6.768174234" calcext:value-type="float">
            <text:p>6,768174234</text:p>
          </table:table-cell>
        </table:table-row>
        <table:table-row table:style-name="ro1">
          <table:table-cell office:value-type="float" office:value="25.55974619" calcext:value-type="float">
            <text:p>25,55974619</text:p>
          </table:table-cell>
          <table:table-cell office:value-type="float" office:value="5.818740096" calcext:value-type="float">
            <text:p>5,818740096</text:p>
          </table:table-cell>
        </table:table-row>
        <table:table-row table:style-name="ro1">
          <table:table-cell office:value-type="float" office:value="15.50856677" calcext:value-type="float">
            <text:p>15,50856677</text:p>
          </table:table-cell>
          <table:table-cell office:value-type="float" office:value="8.305773085" calcext:value-type="float">
            <text:p>8,305773085</text:p>
          </table:table-cell>
        </table:table-row>
        <table:table-row table:style-name="ro1">
          <table:table-cell office:value-type="float" office:value="26.71032456" calcext:value-type="float">
            <text:p>26,71032456</text:p>
          </table:table-cell>
          <table:table-cell office:value-type="float" office:value="7.480528345" calcext:value-type="float">
            <text:p>7,480528345</text:p>
          </table:table-cell>
        </table:table-row>
        <table:table-row table:style-name="ro1">
          <table:table-cell office:value-type="float" office:value="25.83235802" calcext:value-type="float">
            <text:p>25,83235802</text:p>
          </table:table-cell>
          <table:table-cell office:value-type="float" office:value="6.380765302" calcext:value-type="float">
            <text:p>6,380765302</text:p>
          </table:table-cell>
        </table:table-row>
        <table:table-row table:style-name="ro1">
          <table:table-cell office:value-type="float" office:value="15.08965432" calcext:value-type="float">
            <text:p>15,08965432</text:p>
          </table:table-cell>
          <table:table-cell office:value-type="float" office:value="16.2198519" calcext:value-type="float">
            <text:p>16,2198519</text:p>
          </table:table-cell>
        </table:table-row>
        <table:table-row table:style-name="ro1">
          <table:table-cell office:value-type="float" office:value="25.36576539" calcext:value-type="float">
            <text:p>25,36576539</text:p>
          </table:table-cell>
          <table:table-cell office:value-type="float" office:value="7.15261417" calcext:value-type="float">
            <text:p>7,15261417</text:p>
          </table:table-cell>
        </table:table-row>
        <table:table-row table:style-name="ro1">
          <table:table-cell office:value-type="float" office:value="25.39521023" calcext:value-type="float">
            <text:p>25,39521023</text:p>
          </table:table-cell>
          <table:table-cell office:value-type="float" office:value="7.534473051" calcext:value-type="float">
            <text:p>7,534473051</text:p>
          </table:table-cell>
        </table:table-row>
        <table:table-row table:style-name="ro1">
          <table:table-cell office:value-type="float" office:value="15.95615281" calcext:value-type="float">
            <text:p>15,95615281</text:p>
          </table:table-cell>
          <table:table-cell office:value-type="float" office:value="15.7468484" calcext:value-type="float">
            <text:p>15,7468484</text:p>
          </table:table-cell>
        </table:table-row>
        <table:table-row table:style-name="ro1">
          <table:table-cell office:value-type="float" office:value="25.75849056" calcext:value-type="float">
            <text:p>25,75849056</text:p>
          </table:table-cell>
          <table:table-cell office:value-type="float" office:value="6.554013127" calcext:value-type="float">
            <text:p>6,554013127</text:p>
          </table:table-cell>
        </table:table-row>
        <table:table-row table:style-name="ro1">
          <table:table-cell office:value-type="float" office:value="14.53929189" calcext:value-type="float">
            <text:p>14,53929189</text:p>
          </table:table-cell>
          <table:table-cell office:value-type="float" office:value="15.98126798" calcext:value-type="float">
            <text:p>15,98126798</text:p>
          </table:table-cell>
        </table:table-row>
        <table:table-row table:style-name="ro1">
          <table:table-cell office:value-type="float" office:value="27.21107296" calcext:value-type="float">
            <text:p>27,21107296</text:p>
          </table:table-cell>
          <table:table-cell office:value-type="float" office:value="5.939842833" calcext:value-type="float">
            <text:p>5,939842833</text:p>
          </table:table-cell>
        </table:table-row>
        <table:table-row table:style-name="ro1">
          <table:table-cell office:value-type="float" office:value="25.30875534" calcext:value-type="float">
            <text:p>25,30875534</text:p>
          </table:table-cell>
          <table:table-cell office:value-type="float" office:value="7.017593128" calcext:value-type="float">
            <text:p>7,017593128</text:p>
          </table:table-cell>
        </table:table-row>
        <table:table-row table:style-name="ro1">
          <table:table-cell office:value-type="float" office:value="15.31311147" calcext:value-type="float">
            <text:p>15,31311147</text:p>
          </table:table-cell>
          <table:table-cell office:value-type="float" office:value="7.955987663" calcext:value-type="float">
            <text:p>7,955987663</text:p>
          </table:table-cell>
        </table:table-row>
        <table:table-row table:style-name="ro1">
          <table:table-cell office:value-type="float" office:value="25.65364024" calcext:value-type="float">
            <text:p>25,65364024</text:p>
          </table:table-cell>
          <table:table-cell office:value-type="float" office:value="5.981340905" calcext:value-type="float">
            <text:p>5,981340905</text:p>
          </table:table-cell>
        </table:table-row>
        <table:table-row table:style-name="ro1">
          <table:table-cell office:value-type="float" office:value="15.95006009" calcext:value-type="float">
            <text:p>15,95006009</text:p>
          </table:table-cell>
          <table:table-cell office:value-type="float" office:value="16.03467709" calcext:value-type="float">
            <text:p>16,03467709</text:p>
          </table:table-cell>
        </table:table-row>
        <table:table-row table:style-name="ro1">
          <table:table-cell office:value-type="float" office:value="24.73716008" calcext:value-type="float">
            <text:p>24,73716008</text:p>
          </table:table-cell>
          <table:table-cell office:value-type="float" office:value="6.114933908" calcext:value-type="float">
            <text:p>6,114933908</text:p>
          </table:table-cell>
        </table:table-row>
        <table:table-row table:style-name="ro1">
          <table:table-cell office:value-type="float" office:value="25.6520002" calcext:value-type="float">
            <text:p>25,6520002</text:p>
          </table:table-cell>
          <table:table-cell office:value-type="float" office:value="7.715476767" calcext:value-type="float">
            <text:p>7,715476767</text:p>
          </table:table-cell>
        </table:table-row>
        <table:table-row table:style-name="ro1">
          <table:table-cell office:value-type="float" office:value="26.05333229" calcext:value-type="float">
            <text:p>26,05333229</text:p>
          </table:table-cell>
          <table:table-cell office:value-type="float" office:value="5.776463213" calcext:value-type="float">
            <text:p>5,776463213</text:p>
          </table:table-cell>
        </table:table-row>
        <table:table-row table:style-name="ro1">
          <table:table-cell office:value-type="float" office:value="25.09875371" calcext:value-type="float">
            <text:p>25,09875371</text:p>
          </table:table-cell>
          <table:table-cell office:value-type="float" office:value="7.01925276" calcext:value-type="float">
            <text:p>7,01925276</text:p>
          </table:table-cell>
        </table:table-row>
        <table:table-row table:style-name="ro1">
          <table:table-cell office:value-type="float" office:value="27.60543453" calcext:value-type="float">
            <text:p>27,60543453</text:p>
          </table:table-cell>
          <table:table-cell office:value-type="float" office:value="6.204094688" calcext:value-type="float">
            <text:p>6,204094688</text:p>
          </table:table-cell>
        </table:table-row>
        <table:table-row table:style-name="ro1">
          <table:table-cell office:value-type="float" office:value="14.44646955" calcext:value-type="float">
            <text:p>14,44646955</text:p>
          </table:table-cell>
          <table:table-cell office:value-type="float" office:value="15.61078362" calcext:value-type="float">
            <text:p>15,61078362</text:p>
          </table:table-cell>
        </table:table-row>
        <table:table-row table:style-name="ro1">
          <table:table-cell office:value-type="float" office:value="15.39103569" calcext:value-type="float">
            <text:p>15,39103569</text:p>
          </table:table-cell>
          <table:table-cell office:value-type="float" office:value="9.668414282" calcext:value-type="float">
            <text:p>9,668414282</text:p>
          </table:table-cell>
        </table:table-row>
        <table:table-row table:style-name="ro1">
          <table:table-cell office:value-type="float" office:value="24.66410395" calcext:value-type="float">
            <text:p>24,66410395</text:p>
          </table:table-cell>
          <table:table-cell office:value-type="float" office:value="5.978745104" calcext:value-type="float">
            <text:p>5,978745104</text:p>
          </table:table-cell>
        </table:table-row>
        <table:table-row table:style-name="ro1">
          <table:table-cell office:value-type="float" office:value="14.59877281" calcext:value-type="float">
            <text:p>14,59877281</text:p>
          </table:table-cell>
          <table:table-cell office:value-type="float" office:value="16.01659829" calcext:value-type="float">
            <text:p>16,01659829</text:p>
          </table:table-cell>
        </table:table-row>
        <table:table-row table:style-name="ro1">
          <table:table-cell office:value-type="float" office:value="25.79218537" calcext:value-type="float">
            <text:p>25,79218537</text:p>
          </table:table-cell>
          <table:table-cell office:value-type="float" office:value="7.112875417" calcext:value-type="float">
            <text:p>7,112875417</text:p>
          </table:table-cell>
        </table:table-row>
        <table:table-row table:style-name="ro1">
          <table:table-cell office:value-type="float" office:value="25.53332672" calcext:value-type="float">
            <text:p>25,53332672</text:p>
          </table:table-cell>
          <table:table-cell office:value-type="float" office:value="5.798232551" calcext:value-type="float">
            <text:p>5,798232551</text:p>
          </table:table-cell>
        </table:table-row>
        <table:table-row table:style-name="ro1">
          <table:table-cell office:value-type="float" office:value="16.18203921" calcext:value-type="float">
            <text:p>16,18203921</text:p>
          </table:table-cell>
          <table:table-cell office:value-type="float" office:value="8.779220382" calcext:value-type="float">
            <text:p>8,779220382</text:p>
          </table:table-cell>
        </table:table-row>
        <table:table-row table:style-name="ro1">
          <table:table-cell office:value-type="float" office:value="24.02232581" calcext:value-type="float">
            <text:p>24,02232581</text:p>
          </table:table-cell>
          <table:table-cell office:value-type="float" office:value="6.098920661" calcext:value-type="float">
            <text:p>6,098920661</text:p>
          </table:table-cell>
        </table:table-row>
        <table:table-row table:style-name="ro1">
          <table:table-cell office:value-type="float" office:value="14.78560018" calcext:value-type="float">
            <text:p>14,78560018</text:p>
          </table:table-cell>
          <table:table-cell office:value-type="float" office:value="16.46195355" calcext:value-type="float">
            <text:p>16,46195355</text:p>
          </table:table-cell>
        </table:table-row>
        <table:table-row table:style-name="ro1">
          <table:table-cell office:value-type="float" office:value="14.03187657" calcext:value-type="float">
            <text:p>14,03187657</text:p>
          </table:table-cell>
          <table:table-cell office:value-type="float" office:value="16.84439964" calcext:value-type="float">
            <text:p>16,84439964</text:p>
          </table:table-cell>
        </table:table-row>
        <table:table-row table:style-name="ro1">
          <table:table-cell office:value-type="float" office:value="26.99865502" calcext:value-type="float">
            <text:p>26,99865502</text:p>
          </table:table-cell>
          <table:table-cell office:value-type="float" office:value="8.724426569" calcext:value-type="float">
            <text:p>8,724426569</text:p>
          </table:table-cell>
        </table:table-row>
        <table:table-row table:style-name="ro1">
          <table:table-cell office:value-type="float" office:value="27.02407389" calcext:value-type="float">
            <text:p>27,02407389</text:p>
          </table:table-cell>
          <table:table-cell office:value-type="float" office:value="6.439763139" calcext:value-type="float">
            <text:p>6,439763139</text:p>
          </table:table-cell>
        </table:table-row>
        <table:table-row table:style-name="ro1">
          <table:table-cell office:value-type="float" office:value="14.94720917" calcext:value-type="float">
            <text:p>14,94720917</text:p>
          </table:table-cell>
          <table:table-cell office:value-type="float" office:value="8.829813504" calcext:value-type="float">
            <text:p>8,829813504</text:p>
          </table:table-cell>
        </table:table-row>
        <table:table-row table:style-name="ro1">
          <table:table-cell office:value-type="float" office:value="27.12612156" calcext:value-type="float">
            <text:p>27,12612156</text:p>
          </table:table-cell>
          <table:table-cell office:value-type="float" office:value="5.130804755" calcext:value-type="float">
            <text:p>5,130804755</text:p>
          </table:table-cell>
        </table:table-row>
        <table:table-row table:style-name="ro1">
          <table:table-cell office:value-type="float" office:value="25.97850583" calcext:value-type="float">
            <text:p>25,97850583</text:p>
          </table:table-cell>
          <table:table-cell office:value-type="float" office:value="6.218149747" calcext:value-type="float">
            <text:p>6,218149747</text:p>
          </table:table-cell>
        </table:table-row>
        <table:table-row table:style-name="ro1">
          <table:table-cell office:value-type="float" office:value="25.40800895" calcext:value-type="float">
            <text:p>25,40800895</text:p>
          </table:table-cell>
          <table:table-cell office:value-type="float" office:value="5.629853835" calcext:value-type="float">
            <text:p>5,629853835</text:p>
          </table:table-cell>
        </table:table-row>
        <table:table-row table:style-name="ro1">
          <table:table-cell office:value-type="float" office:value="25.40053777" calcext:value-type="float">
            <text:p>25,40053777</text:p>
          </table:table-cell>
          <table:table-cell office:value-type="float" office:value="6.42480312" calcext:value-type="float">
            <text:p>6,42480312</text:p>
          </table:table-cell>
        </table:table-row>
        <table:table-row table:style-name="ro1">
          <table:table-cell office:value-type="float" office:value="25.23058841" calcext:value-type="float">
            <text:p>25,23058841</text:p>
          </table:table-cell>
          <table:table-cell office:value-type="float" office:value="6.19044171" calcext:value-type="float">
            <text:p>6,19044171</text:p>
          </table:table-cell>
        </table:table-row>
        <table:table-row table:style-name="ro1">
          <table:table-cell office:value-type="float" office:value="24.79574937" calcext:value-type="float">
            <text:p>24,79574937</text:p>
          </table:table-cell>
          <table:table-cell office:value-type="float" office:value="4.990392838" calcext:value-type="float">
            <text:p>4,990392838</text:p>
          </table:table-cell>
        </table:table-row>
        <table:table-row table:style-name="ro1">
          <table:table-cell office:value-type="float" office:value="25.59915892" calcext:value-type="float">
            <text:p>25,59915892</text:p>
          </table:table-cell>
          <table:table-cell office:value-type="float" office:value="5.363823471" calcext:value-type="float">
            <text:p>5,363823471</text:p>
          </table:table-cell>
        </table:table-row>
        <table:table-row table:style-name="ro1">
          <table:table-cell office:value-type="float" office:value="16.35541349" calcext:value-type="float">
            <text:p>16,35541349</text:p>
          </table:table-cell>
          <table:table-cell office:value-type="float" office:value="9.47895828" calcext:value-type="float">
            <text:p>9,47895828</text:p>
          </table:table-cell>
        </table:table-row>
        <table:table-row table:style-name="ro1">
          <table:table-cell office:value-type="float" office:value="14.72900978" calcext:value-type="float">
            <text:p>14,72900978</text:p>
          </table:table-cell>
          <table:table-cell office:value-type="float" office:value="9.088498239" calcext:value-type="float">
            <text:p>9,088498239</text:p>
          </table:table-cell>
        </table:table-row>
        <table:table-row table:style-name="ro1">
          <table:table-cell office:value-type="float" office:value="25.17771784" calcext:value-type="float">
            <text:p>25,17771784</text:p>
          </table:table-cell>
          <table:table-cell office:value-type="float" office:value="6.24903585" calcext:value-type="float">
            <text:p>6,24903585</text:p>
          </table:table-cell>
        </table:table-row>
        <table:table-row table:style-name="ro1">
          <table:table-cell office:value-type="float" office:value="15.39086248" calcext:value-type="float">
            <text:p>15,39086248</text:p>
          </table:table-cell>
          <table:table-cell office:value-type="float" office:value="8.863024324" calcext:value-type="float">
            <text:p>8,863024324</text:p>
          </table:table-cell>
        </table:table-row>
        <table:table-row table:style-name="ro1">
          <table:table-cell office:value-type="float" office:value="26.53078676" calcext:value-type="float">
            <text:p>26,53078676</text:p>
          </table:table-cell>
          <table:table-cell office:value-type="float" office:value="6.627421947" calcext:value-type="float">
            <text:p>6,627421947</text:p>
          </table:table-cell>
        </table:table-row>
        <table:table-row table:style-name="ro1">
          <table:table-cell office:value-type="float" office:value="25.02482656" calcext:value-type="float">
            <text:p>25,02482656</text:p>
          </table:table-cell>
          <table:table-cell office:value-type="float" office:value="6.396573519" calcext:value-type="float">
            <text:p>6,396573519</text:p>
          </table:table-cell>
        </table:table-row>
        <table:table-row table:style-name="ro1">
          <table:table-cell office:value-type="float" office:value="15.8662012" calcext:value-type="float">
            <text:p>15,8662012</text:p>
          </table:table-cell>
          <table:table-cell office:value-type="float" office:value="9.791623677" calcext:value-type="float">
            <text:p>9,791623677</text:p>
          </table:table-cell>
        </table:table-row>
        <table:table-row table:style-name="ro1">
          <table:table-cell office:value-type="float" office:value="16.1696154" calcext:value-type="float">
            <text:p>16,1696154</text:p>
          </table:table-cell>
          <table:table-cell office:value-type="float" office:value="10.3199473" calcext:value-type="float">
            <text:p>10,3199473</text:p>
          </table:table-cell>
        </table:table-row>
        <table:table-row table:style-name="ro1">
          <table:table-cell office:value-type="float" office:value="24.46132898" calcext:value-type="float">
            <text:p>24,46132898</text:p>
          </table:table-cell>
          <table:table-cell office:value-type="float" office:value="5.265562288" calcext:value-type="float">
            <text:p>5,265562288</text:p>
          </table:table-cell>
        </table:table-row>
        <table:table-row table:style-name="ro1">
          <table:table-cell office:value-type="float" office:value="25.48662694" calcext:value-type="float">
            <text:p>25,48662694</text:p>
          </table:table-cell>
          <table:table-cell office:value-type="float" office:value="5.779996193" calcext:value-type="float">
            <text:p>5,779996193</text:p>
          </table:table-cell>
        </table:table-row>
        <table:table-row table:style-name="ro1">
          <table:table-cell office:value-type="float" office:value="25.38360684" calcext:value-type="float">
            <text:p>25,38360684</text:p>
          </table:table-cell>
          <table:table-cell office:value-type="float" office:value="5.568430887" calcext:value-type="float">
            <text:p>5,568430887</text:p>
          </table:table-cell>
        </table:table-row>
        <table:table-row table:style-name="ro1">
          <table:table-cell office:value-type="float" office:value="25.02943448" calcext:value-type="float">
            <text:p>25,02943448</text:p>
          </table:table-cell>
          <table:table-cell office:value-type="float" office:value="7.114349916" calcext:value-type="float">
            <text:p>7,114349916</text:p>
          </table:table-cell>
        </table:table-row>
        <table:table-row table:style-name="ro1">
          <table:table-cell office:value-type="float" office:value="15.782209" calcext:value-type="float">
            <text:p>15,782209</text:p>
          </table:table-cell>
          <table:table-cell office:value-type="float" office:value="9.388346534" calcext:value-type="float">
            <text:p>9,388346534</text:p>
          </table:table-cell>
        </table:table-row>
        <table:table-row table:style-name="ro1">
          <table:table-cell office:value-type="float" office:value="15.13480374" calcext:value-type="float">
            <text:p>15,13480374</text:p>
          </table:table-cell>
          <table:table-cell office:value-type="float" office:value="9.319634416" calcext:value-type="float">
            <text:p>9,319634416</text:p>
          </table:table-cell>
        </table:table-row>
        <table:table-row table:style-name="ro1">
          <table:table-cell office:value-type="float" office:value="16.32748345" calcext:value-type="float">
            <text:p>16,32748345</text:p>
          </table:table-cell>
          <table:table-cell office:value-type="float" office:value="9.327957119" calcext:value-type="float">
            <text:p>9,327957119</text:p>
          </table:table-cell>
        </table:table-row>
        <table:table-row table:style-name="ro1">
          <table:table-cell office:value-type="float" office:value="14.87479894" calcext:value-type="float">
            <text:p>14,87479894</text:p>
          </table:table-cell>
          <table:table-cell office:value-type="float" office:value="8.720336776" calcext:value-type="float">
            <text:p>8,720336776</text:p>
          </table:table-cell>
        </table:table-row>
        <table:table-row table:style-name="ro1">
          <table:table-cell office:value-type="float" office:value="25.24353267" calcext:value-type="float">
            <text:p>25,24353267</text:p>
          </table:table-cell>
          <table:table-cell office:value-type="float" office:value="5.655626813" calcext:value-type="float">
            <text:p>5,655626813</text:p>
          </table:table-cell>
        </table:table-row>
        <table:table-row table:style-name="ro1">
          <table:table-cell office:value-type="float" office:value="26.32515278" calcext:value-type="float">
            <text:p>26,32515278</text:p>
          </table:table-cell>
          <table:table-cell office:value-type="float" office:value="6.475547439" calcext:value-type="float">
            <text:p>6,475547439</text:p>
          </table:table-cell>
        </table:table-row>
        <table:table-row table:style-name="ro1">
          <table:table-cell office:value-type="float" office:value="26.61630053" calcext:value-type="float">
            <text:p>26,61630053</text:p>
          </table:table-cell>
          <table:table-cell office:value-type="float" office:value="7.062121604" calcext:value-type="float">
            <text:p>7,062121604</text:p>
          </table:table-cell>
        </table:table-row>
        <table:table-row table:style-name="ro1">
          <table:table-cell office:value-type="float" office:value="16.38951078" calcext:value-type="float">
            <text:p>16,38951078</text:p>
          </table:table-cell>
          <table:table-cell office:value-type="float" office:value="9.801072126" calcext:value-type="float">
            <text:p>9,801072126</text:p>
          </table:table-cell>
        </table:table-row>
        <table:table-row table:style-name="ro1">
          <table:table-cell office:value-type="float" office:value="24.84775811" calcext:value-type="float">
            <text:p>24,84775811</text:p>
          </table:table-cell>
          <table:table-cell office:value-type="float" office:value="5.811960471" calcext:value-type="float">
            <text:p>5,811960471</text:p>
          </table:table-cell>
        </table:table-row>
        <table:table-row table:style-name="ro1">
          <table:table-cell office:value-type="float" office:value="25.19301509" calcext:value-type="float">
            <text:p>25,19301509</text:p>
          </table:table-cell>
          <table:table-cell office:value-type="float" office:value="5.300801491" calcext:value-type="float">
            <text:p>5,300801491</text:p>
          </table:table-cell>
        </table:table-row>
        <table:table-row table:style-name="ro1">
          <table:table-cell office:value-type="float" office:value="26.81571917" calcext:value-type="float">
            <text:p>26,81571917</text:p>
          </table:table-cell>
          <table:table-cell office:value-type="float" office:value="6.111449913" calcext:value-type="float">
            <text:p>6,111449913</text:p>
          </table:table-cell>
        </table:table-row>
        <table:table-row table:style-name="ro1">
          <table:table-cell office:value-type="float" office:value="25.53016986" calcext:value-type="float">
            <text:p>25,53016986</text:p>
          </table:table-cell>
          <table:table-cell office:value-type="float" office:value="6.567019503" calcext:value-type="float">
            <text:p>6,567019503</text:p>
          </table:table-cell>
        </table:table-row>
        <table:table-row table:style-name="ro1">
          <table:table-cell office:value-type="float" office:value="25.78865552" calcext:value-type="float">
            <text:p>25,78865552</text:p>
          </table:table-cell>
          <table:table-cell office:value-type="float" office:value="5.212703837" calcext:value-type="float">
            <text:p>5,212703837</text:p>
          </table:table-cell>
        </table:table-row>
        <table:table-row table:style-name="ro1">
          <table:table-cell office:value-type="float" office:value="26.44457992" calcext:value-type="float">
            <text:p>26,44457992</text:p>
          </table:table-cell>
          <table:table-cell office:value-type="float" office:value="7.379737516" calcext:value-type="float">
            <text:p>7,379737516</text:p>
          </table:table-cell>
        </table:table-row>
        <table:table-row table:style-name="ro1">
          <table:table-cell office:value-type="float" office:value="15.5458592" calcext:value-type="float">
            <text:p>15,5458592</text:p>
          </table:table-cell>
          <table:table-cell office:value-type="float" office:value="15.86630706" calcext:value-type="float">
            <text:p>15,86630706</text:p>
          </table:table-cell>
        </table:table-row>
        <table:table-row table:style-name="ro1">
          <table:table-cell office:value-type="float" office:value="26.87564671" calcext:value-type="float">
            <text:p>26,87564671</text:p>
          </table:table-cell>
          <table:table-cell office:value-type="float" office:value="5.88267148" calcext:value-type="float">
            <text:p>5,88267148</text:p>
          </table:table-cell>
        </table:table-row>
        <table:table-row table:style-name="ro1">
          <table:table-cell office:value-type="float" office:value="15.41271908" calcext:value-type="float">
            <text:p>15,41271908</text:p>
          </table:table-cell>
          <table:table-cell office:value-type="float" office:value="8.733391026" calcext:value-type="float">
            <text:p>8,733391026</text:p>
          </table:table-cell>
        </table:table-row>
        <table:table-row table:style-name="ro1">
          <table:table-cell office:value-type="float" office:value="16.17163025" calcext:value-type="float">
            <text:p>16,17163025</text:p>
          </table:table-cell>
          <table:table-cell office:value-type="float" office:value="16.2304976" calcext:value-type="float">
            <text:p>16,2304976</text:p>
          </table:table-cell>
        </table:table-row>
        <table:table-row table:style-name="ro1">
          <table:table-cell office:value-type="float" office:value="15.83690151" calcext:value-type="float">
            <text:p>15,83690151</text:p>
          </table:table-cell>
          <table:table-cell office:value-type="float" office:value="8.672491359" calcext:value-type="float">
            <text:p>8,672491359</text:p>
          </table:table-cell>
        </table:table-row>
        <table:table-row table:style-name="ro1">
          <table:table-cell office:value-type="float" office:value="16.77334876" calcext:value-type="float">
            <text:p>16,77334876</text:p>
          </table:table-cell>
          <table:table-cell office:value-type="float" office:value="9.349931184" calcext:value-type="float">
            <text:p>9,349931184</text:p>
          </table:table-cell>
        </table:table-row>
        <table:table-row table:style-name="ro1">
          <table:table-cell office:value-type="float" office:value="24.65788639" calcext:value-type="float">
            <text:p>24,65788639</text:p>
          </table:table-cell>
          <table:table-cell office:value-type="float" office:value="6.214106414" calcext:value-type="float">
            <text:p>6,214106414</text:p>
          </table:table-cell>
        </table:table-row>
        <table:table-row table:style-name="ro1">
          <table:table-cell office:value-type="float" office:value="14.29520074" calcext:value-type="float">
            <text:p>14,29520074</text:p>
          </table:table-cell>
          <table:table-cell office:value-type="float" office:value="16.6622928" calcext:value-type="float">
            <text:p>16,6622928</text:p>
          </table:table-cell>
        </table:table-row>
        <table:table-row table:style-name="ro1">
          <table:table-cell office:value-type="float" office:value="24.63896465" calcext:value-type="float">
            <text:p>24,63896465</text:p>
          </table:table-cell>
          <table:table-cell office:value-type="float" office:value="6.44588485" calcext:value-type="float">
            <text:p>6,44588485</text:p>
          </table:table-cell>
        </table:table-row>
        <table:table-row table:style-name="ro1">
          <table:table-cell office:value-type="float" office:value="24.97061087" calcext:value-type="float">
            <text:p>24,97061087</text:p>
          </table:table-cell>
          <table:table-cell office:value-type="float" office:value="6.048307743" calcext:value-type="float">
            <text:p>6,048307743</text:p>
          </table:table-cell>
        </table:table-row>
        <table:table-row table:style-name="ro1">
          <table:table-cell office:value-type="float" office:value="15.83294938" calcext:value-type="float">
            <text:p>15,83294938</text:p>
          </table:table-cell>
          <table:table-cell office:value-type="float" office:value="16.55217331" calcext:value-type="float">
            <text:p>16,55217331</text:p>
          </table:table-cell>
        </table:table-row>
        <table:table-row table:style-name="ro1">
          <table:table-cell office:value-type="float" office:value="26.42714631" calcext:value-type="float">
            <text:p>26,42714631</text:p>
          </table:table-cell>
          <table:table-cell office:value-type="float" office:value="5.702290631" calcext:value-type="float">
            <text:p>5,702290631</text:p>
          </table:table-cell>
        </table:table-row>
        <table:table-row table:style-name="ro1">
          <table:table-cell office:value-type="float" office:value="15.99371087" calcext:value-type="float">
            <text:p>15,99371087</text:p>
          </table:table-cell>
          <table:table-cell office:value-type="float" office:value="9.731546554" calcext:value-type="float">
            <text:p>9,731546554</text:p>
          </table:table-cell>
        </table:table-row>
        <table:table-row table:style-name="ro1">
          <table:table-cell office:value-type="float" office:value="26.00391844" calcext:value-type="float">
            <text:p>26,00391844</text:p>
          </table:table-cell>
          <table:table-cell office:value-type="float" office:value="6.070882859" calcext:value-type="float">
            <text:p>6,070882859</text:p>
          </table:table-cell>
        </table:table-row>
        <table:table-row table:style-name="ro1">
          <table:table-cell office:value-type="float" office:value="16.04726501" calcext:value-type="float">
            <text:p>16,04726501</text:p>
          </table:table-cell>
          <table:table-cell office:value-type="float" office:value="9.765700411" calcext:value-type="float">
            <text:p>9,765700411</text:p>
          </table:table-cell>
        </table:table-row>
        <table:table-row table:style-name="ro1">
          <table:table-cell office:value-type="float" office:value="15.08922406" calcext:value-type="float">
            <text:p>15,08922406</text:p>
          </table:table-cell>
          <table:table-cell office:value-type="float" office:value="16.04747308" calcext:value-type="float">
            <text:p>16,04747308</text:p>
          </table:table-cell>
        </table:table-row>
        <table:table-row table:style-name="ro1">
          <table:table-cell office:value-type="float" office:value="26.32572595" calcext:value-type="float">
            <text:p>26,32572595</text:p>
          </table:table-cell>
          <table:table-cell office:value-type="float" office:value="6.334190869" calcext:value-type="float">
            <text:p>6,334190869</text:p>
          </table:table-cell>
        </table:table-row>
        <table:table-row table:style-name="ro1">
          <table:table-cell office:value-type="float" office:value="26.06989911" calcext:value-type="float">
            <text:p>26,06989911</text:p>
          </table:table-cell>
          <table:table-cell office:value-type="float" office:value="6.27373237" calcext:value-type="float">
            <text:p>6,27373237</text:p>
          </table:table-cell>
        </table:table-row>
        <table:table-row table:style-name="ro1">
          <table:table-cell office:value-type="float" office:value="25.33062103" calcext:value-type="float">
            <text:p>25,33062103</text:p>
          </table:table-cell>
          <table:table-cell office:value-type="float" office:value="4.84781942" calcext:value-type="float">
            <text:p>4,84781942</text:p>
          </table:table-cell>
        </table:table-row>
        <table:table-row table:style-name="ro1">
          <table:table-cell office:value-type="float" office:value="14.8273455" calcext:value-type="float">
            <text:p>14,8273455</text:p>
          </table:table-cell>
          <table:table-cell office:value-type="float" office:value="16.53557932" calcext:value-type="float">
            <text:p>16,53557932</text:p>
          </table:table-cell>
        </table:table-row>
        <table:table-row table:style-name="ro1">
          <table:table-cell office:value-type="float" office:value="26.35725431" calcext:value-type="float">
            <text:p>26,35725431</text:p>
          </table:table-cell>
          <table:table-cell office:value-type="float" office:value="7.627032582" calcext:value-type="float">
            <text:p>7,627032582</text:p>
          </table:table-cell>
        </table:table-row>
        <table:table-row table:style-name="ro1">
          <table:table-cell office:value-type="float" office:value="14.47984379" calcext:value-type="float">
            <text:p>14,47984379</text:p>
          </table:table-cell>
          <table:table-cell office:value-type="float" office:value="15.93035702" calcext:value-type="float">
            <text:p>15,93035702</text:p>
          </table:table-cell>
        </table:table-row>
        <table:table-row table:style-name="ro1">
          <table:table-cell office:value-type="float" office:value="26.98153865" calcext:value-type="float">
            <text:p>26,98153865</text:p>
          </table:table-cell>
          <table:table-cell office:value-type="float" office:value="6.403218713" calcext:value-type="float">
            <text:p>6,403218713</text:p>
          </table:table-cell>
        </table:table-row>
        <table:table-row table:style-name="ro1">
          <table:table-cell office:value-type="float" office:value="26.01766585" calcext:value-type="float">
            <text:p>26,01766585</text:p>
          </table:table-cell>
          <table:table-cell office:value-type="float" office:value="5.854688925" calcext:value-type="float">
            <text:p>5,854688925</text:p>
          </table:table-cell>
        </table:table-row>
        <table:table-row table:style-name="ro1">
          <table:table-cell office:value-type="float" office:value="25.94730824" calcext:value-type="float">
            <text:p>25,94730824</text:p>
          </table:table-cell>
          <table:table-cell office:value-type="float" office:value="5.957646507" calcext:value-type="float">
            <text:p>5,957646507</text:p>
          </table:table-cell>
        </table:table-row>
        <table:table-row table:style-name="ro1">
          <table:table-cell office:value-type="float" office:value="25.98506841" calcext:value-type="float">
            <text:p>25,98506841</text:p>
          </table:table-cell>
          <table:table-cell office:value-type="float" office:value="7.467270378" calcext:value-type="float">
            <text:p>7,467270378</text:p>
          </table:table-cell>
        </table:table-row>
        <table:table-row table:style-name="ro1">
          <table:table-cell office:value-type="float" office:value="16.04289474" calcext:value-type="float">
            <text:p>16,04289474</text:p>
          </table:table-cell>
          <table:table-cell office:value-type="float" office:value="15.28322931" calcext:value-type="float">
            <text:p>15,28322931</text:p>
          </table:table-cell>
        </table:table-row>
        <table:table-row table:style-name="ro1">
          <table:table-cell office:value-type="float" office:value="14.12341408" calcext:value-type="float">
            <text:p>14,12341408</text:p>
          </table:table-cell>
          <table:table-cell office:value-type="float" office:value="15.97692478" calcext:value-type="float">
            <text:p>15,97692478</text:p>
          </table:table-cell>
        </table:table-row>
        <table:table-row table:style-name="ro1">
          <table:table-cell office:value-type="float" office:value="15.61094582" calcext:value-type="float">
            <text:p>15,61094582</text:p>
          </table:table-cell>
          <table:table-cell office:value-type="float" office:value="15.5048428" calcext:value-type="float">
            <text:p>15,5048428</text:p>
          </table:table-cell>
        </table:table-row>
        <table:table-row table:style-name="ro1">
          <table:table-cell office:value-type="float" office:value="13.95880762" calcext:value-type="float">
            <text:p>13,95880762</text:p>
          </table:table-cell>
          <table:table-cell office:value-type="float" office:value="8.762021597" calcext:value-type="float">
            <text:p>8,762021597</text:p>
          </table:table-cell>
        </table:table-row>
        <table:table-row table:style-name="ro1">
          <table:table-cell office:value-type="float" office:value="24.97030626" calcext:value-type="float">
            <text:p>24,97030626</text:p>
          </table:table-cell>
          <table:table-cell office:value-type="float" office:value="5.967323721" calcext:value-type="float">
            <text:p>5,967323721</text:p>
          </table:table-cell>
        </table:table-row>
        <table:table-row table:style-name="ro1">
          <table:table-cell office:value-type="float" office:value="27.12213913" calcext:value-type="float">
            <text:p>27,12213913</text:p>
          </table:table-cell>
          <table:table-cell office:value-type="float" office:value="6.323360336" calcext:value-type="float">
            <text:p>6,323360336</text:p>
          </table:table-cell>
        </table:table-row>
        <table:table-row table:style-name="ro1">
          <table:table-cell office:value-type="float" office:value="26.42994109" calcext:value-type="float">
            <text:p>26,42994109</text:p>
          </table:table-cell>
          <table:table-cell office:value-type="float" office:value="6.536534976" calcext:value-type="float">
            <text:p>6,536534976</text:p>
          </table:table-cell>
        </table:table-row>
        <table:table-row table:style-name="ro1">
          <table:table-cell office:value-type="float" office:value="16.32984534" calcext:value-type="float">
            <text:p>16,32984534</text:p>
          </table:table-cell>
          <table:table-cell office:value-type="float" office:value="8.244643441" calcext:value-type="float">
            <text:p>8,244643441</text:p>
          </table:table-cell>
        </table:table-row>
        <table:table-row table:style-name="ro1">
          <table:table-cell office:value-type="float" office:value="25.62645195" calcext:value-type="float">
            <text:p>25,62645195</text:p>
          </table:table-cell>
          <table:table-cell office:value-type="float" office:value="6.323992192" calcext:value-type="float">
            <text:p>6,323992192</text:p>
          </table:table-cell>
        </table:table-row>
        <table:table-row table:style-name="ro1">
          <table:table-cell office:value-type="float" office:value="26.09831981" calcext:value-type="float">
            <text:p>26,09831981</text:p>
          </table:table-cell>
          <table:table-cell office:value-type="float" office:value="6.709697355" calcext:value-type="float">
            <text:p>6,709697355</text:p>
          </table:table-cell>
        </table:table-row>
        <table:table-row table:style-name="ro1">
          <table:table-cell office:value-type="float" office:value="15.41935135" calcext:value-type="float">
            <text:p>15,41935135</text:p>
          </table:table-cell>
          <table:table-cell office:value-type="float" office:value="8.634482231" calcext:value-type="float">
            <text:p>8,634482231</text:p>
          </table:table-cell>
        </table:table-row>
        <table:table-row table:style-name="ro1">
          <table:table-cell office:value-type="float" office:value="25.40213135" calcext:value-type="float">
            <text:p>25,40213135</text:p>
          </table:table-cell>
          <table:table-cell office:value-type="float" office:value="7.169617116" calcext:value-type="float">
            <text:p>7,169617116</text:p>
          </table:table-cell>
        </table:table-row>
        <table:table-row table:style-name="ro1">
          <table:table-cell office:value-type="float" office:value="25.65299606" calcext:value-type="float">
            <text:p>25,65299606</text:p>
          </table:table-cell>
          <table:table-cell office:value-type="float" office:value="6.674134245" calcext:value-type="float">
            <text:p>6,674134245</text:p>
          </table:table-cell>
        </table:table-row>
        <table:table-row table:style-name="ro1">
          <table:table-cell office:value-type="float" office:value="16.32219439" calcext:value-type="float">
            <text:p>16,32219439</text:p>
          </table:table-cell>
          <table:table-cell office:value-type="float" office:value="9.353998656" calcext:value-type="float">
            <text:p>9,353998656</text:p>
          </table:table-cell>
        </table:table-row>
        <table:table-row table:style-name="ro1">
          <table:table-cell office:value-type="float" office:value="26.37959046" calcext:value-type="float">
            <text:p>26,37959046</text:p>
          </table:table-cell>
          <table:table-cell office:value-type="float" office:value="6.063517939" calcext:value-type="float">
            <text:p>6,063517939</text:p>
          </table:table-cell>
        </table:table-row>
        <table:table-row table:style-name="ro1">
          <table:table-cell office:value-type="float" office:value="26.17648754" calcext:value-type="float">
            <text:p>26,17648754</text:p>
          </table:table-cell>
          <table:table-cell office:value-type="float" office:value="6.50349323" calcext:value-type="float">
            <text:p>6,50349323</text:p>
          </table:table-cell>
        </table:table-row>
        <table:table-row table:style-name="ro1">
          <table:table-cell office:value-type="float" office:value="25.63307724" calcext:value-type="float">
            <text:p>25,63307724</text:p>
          </table:table-cell>
          <table:table-cell office:value-type="float" office:value="6.064847907" calcext:value-type="float">
            <text:p>6,064847907</text:p>
          </table:table-cell>
        </table:table-row>
        <table:table-row table:style-name="ro1">
          <table:table-cell office:value-type="float" office:value="24.87008921" calcext:value-type="float">
            <text:p>24,87008921</text:p>
          </table:table-cell>
          <table:table-cell office:value-type="float" office:value="6.621474663" calcext:value-type="float">
            <text:p>6,621474663</text:p>
          </table:table-cell>
        </table:table-row>
        <table:table-row table:style-name="ro1">
          <table:table-cell office:value-type="float" office:value="25.45266549" calcext:value-type="float">
            <text:p>25,45266549</text:p>
          </table:table-cell>
          <table:table-cell office:value-type="float" office:value="5.490998429" calcext:value-type="float">
            <text:p>5,490998429</text:p>
          </table:table-cell>
        </table:table-row>
        <table:table-row table:style-name="ro1">
          <table:table-cell office:value-type="float" office:value="24.41882767" calcext:value-type="float">
            <text:p>24,41882767</text:p>
          </table:table-cell>
          <table:table-cell office:value-type="float" office:value="6.478730555" calcext:value-type="float">
            <text:p>6,478730555</text:p>
          </table:table-cell>
        </table:table-row>
        <table:table-row table:style-name="ro1">
          <table:table-cell office:value-type="float" office:value="26.35006079" calcext:value-type="float">
            <text:p>26,35006079</text:p>
          </table:table-cell>
          <table:table-cell office:value-type="float" office:value="6.070187878" calcext:value-type="float">
            <text:p>6,070187878</text:p>
          </table:table-cell>
        </table:table-row>
        <table:table-row table:style-name="ro1">
          <table:table-cell office:value-type="float" office:value="24.19704611" calcext:value-type="float">
            <text:p>24,19704611</text:p>
          </table:table-cell>
          <table:table-cell office:value-type="float" office:value="5.43789576" calcext:value-type="float">
            <text:p>5,43789576</text:p>
          </table:table-cell>
        </table:table-row>
        <table:table-row table:style-name="ro1">
          <table:table-cell office:value-type="float" office:value="15.31868061" calcext:value-type="float">
            <text:p>15,31868061</text:p>
          </table:table-cell>
          <table:table-cell office:value-type="float" office:value="9.649531928" calcext:value-type="float">
            <text:p>9,649531928</text:p>
          </table:table-cell>
        </table:table-row>
        <table:table-row table:style-name="ro1">
          <table:table-cell office:value-type="float" office:value="26.0331038" calcext:value-type="float">
            <text:p>26,0331038</text:p>
          </table:table-cell>
          <table:table-cell office:value-type="float" office:value="6.121214492" calcext:value-type="float">
            <text:p>6,121214492</text:p>
          </table:table-cell>
        </table:table-row>
        <table:table-row table:style-name="ro1">
          <table:table-cell office:value-type="float" office:value="25.7882695" calcext:value-type="float">
            <text:p>25,7882695</text:p>
          </table:table-cell>
          <table:table-cell office:value-type="float" office:value="5.916384775" calcext:value-type="float">
            <text:p>5,916384775</text:p>
          </table:table-cell>
        </table:table-row>
        <table:table-row table:style-name="ro1">
          <table:table-cell office:value-type="float" office:value="25.86769681" calcext:value-type="float">
            <text:p>25,86769681</text:p>
          </table:table-cell>
          <table:table-cell office:value-type="float" office:value="6.344911615" calcext:value-type="float">
            <text:p>6,344911615</text:p>
          </table:table-cell>
        </table:table-row>
        <table:table-row table:style-name="ro1">
          <table:table-cell office:value-type="float" office:value="25.58890368" calcext:value-type="float">
            <text:p>25,58890368</text:p>
          </table:table-cell>
          <table:table-cell office:value-type="float" office:value="6.45854924" calcext:value-type="float">
            <text:p>6,45854924</text:p>
          </table:table-cell>
        </table:table-row>
        <table:table-row table:style-name="ro1">
          <table:table-cell office:value-type="float" office:value="15.30318943" calcext:value-type="float">
            <text:p>15,30318943</text:p>
          </table:table-cell>
          <table:table-cell office:value-type="float" office:value="16.33599059" calcext:value-type="float">
            <text:p>16,33599059</text:p>
          </table:table-cell>
        </table:table-row>
        <table:table-row table:style-name="ro1">
          <table:table-cell office:value-type="float" office:value="25.49750282" calcext:value-type="float">
            <text:p>25,49750282</text:p>
          </table:table-cell>
          <table:table-cell office:value-type="float" office:value="7.562522266" calcext:value-type="float">
            <text:p>7,562522266</text:p>
          </table:table-cell>
        </table:table-row>
        <table:table-row table:style-name="ro1">
          <table:table-cell office:value-type="float" office:value="24.92605876" calcext:value-type="float">
            <text:p>24,92605876</text:p>
          </table:table-cell>
          <table:table-cell office:value-type="float" office:value="6.454369961" calcext:value-type="float">
            <text:p>6,454369961</text:p>
          </table:table-cell>
        </table:table-row>
        <table:table-row table:style-name="ro1">
          <table:table-cell office:value-type="float" office:value="15.07424899" calcext:value-type="float">
            <text:p>15,07424899</text:p>
          </table:table-cell>
          <table:table-cell office:value-type="float" office:value="15.37919911" calcext:value-type="float">
            <text:p>15,37919911</text:p>
          </table:table-cell>
        </table:table-row>
        <table:table-row table:style-name="ro1">
          <table:table-cell office:value-type="float" office:value="15.79888834" calcext:value-type="float">
            <text:p>15,79888834</text:p>
          </table:table-cell>
          <table:table-cell office:value-type="float" office:value="16.58891449" calcext:value-type="float">
            <text:p>16,58891449</text:p>
          </table:table-cell>
        </table:table-row>
        <table:table-row table:style-name="ro1">
          <table:table-cell office:value-type="float" office:value="26.95592899" calcext:value-type="float">
            <text:p>26,95592899</text:p>
          </table:table-cell>
          <table:table-cell office:value-type="float" office:value="6.952656693" calcext:value-type="float">
            <text:p>6,952656693</text:p>
          </table:table-cell>
        </table:table-row>
        <table:table-row table:style-name="ro1">
          <table:table-cell office:value-type="float" office:value="25.92780534" calcext:value-type="float">
            <text:p>25,92780534</text:p>
          </table:table-cell>
          <table:table-cell office:value-type="float" office:value="5.693579886" calcext:value-type="float">
            <text:p>5,693579886</text:p>
          </table:table-cell>
        </table:table-row>
        <table:table-row table:style-name="ro1">
          <table:table-cell office:value-type="float" office:value="26.72127609" calcext:value-type="float">
            <text:p>26,72127609</text:p>
          </table:table-cell>
          <table:table-cell office:value-type="float" office:value="6.849064023" calcext:value-type="float">
            <text:p>6,849064023</text:p>
          </table:table-cell>
        </table:table-row>
        <table:table-row table:style-name="ro1">
          <table:table-cell office:value-type="float" office:value="25.6538581" calcext:value-type="float">
            <text:p>25,6538581</text:p>
          </table:table-cell>
          <table:table-cell office:value-type="float" office:value="5.827749801" calcext:value-type="float">
            <text:p>5,827749801</text:p>
          </table:table-cell>
        </table:table-row>
        <table:table-row table:style-name="ro1">
          <table:table-cell office:value-type="float" office:value="25.43571274" calcext:value-type="float">
            <text:p>25,43571274</text:p>
          </table:table-cell>
          <table:table-cell office:value-type="float" office:value="6.913473541" calcext:value-type="float">
            <text:p>6,913473541</text:p>
          </table:table-cell>
        </table:table-row>
        <table:table-row table:style-name="ro1">
          <table:table-cell office:value-type="float" office:value="26.57106263" calcext:value-type="float">
            <text:p>26,57106263</text:p>
          </table:table-cell>
          <table:table-cell office:value-type="float" office:value="6.769071518" calcext:value-type="float">
            <text:p>6,769071518</text:p>
          </table:table-cell>
        </table:table-row>
        <table:table-row table:style-name="ro1">
          <table:table-cell office:value-type="float" office:value="25.83886515" calcext:value-type="float">
            <text:p>25,83886515</text:p>
          </table:table-cell>
          <table:table-cell office:value-type="float" office:value="6.310560101" calcext:value-type="float">
            <text:p>6,310560101</text:p>
          </table:table-cell>
        </table:table-row>
        <table:table-row table:style-name="ro1">
          <table:table-cell office:value-type="float" office:value="15.88949655" calcext:value-type="float">
            <text:p>15,88949655</text:p>
          </table:table-cell>
          <table:table-cell office:value-type="float" office:value="8.61734748" calcext:value-type="float">
            <text:p>8,61734748</text:p>
          </table:table-cell>
        </table:table-row>
        <table:table-row table:style-name="ro1">
          <table:table-cell office:value-type="float" office:value="24.50398188" calcext:value-type="float">
            <text:p>24,50398188</text:p>
          </table:table-cell>
          <table:table-cell office:value-type="float" office:value="6.555425208" calcext:value-type="float">
            <text:p>6,555425208</text:p>
          </table:table-cell>
        </table:table-row>
        <table:table-row table:style-name="ro1">
          <table:table-cell office:value-type="float" office:value="25.45705818" calcext:value-type="float">
            <text:p>25,45705818</text:p>
          </table:table-cell>
          <table:table-cell office:value-type="float" office:value="6.924559806" calcext:value-type="float">
            <text:p>6,924559806</text:p>
          </table:table-cell>
        </table:table-row>
        <table:table-row table:style-name="ro1">
          <table:table-cell office:value-type="float" office:value="15.2645541" calcext:value-type="float">
            <text:p>15,2645541</text:p>
          </table:table-cell>
          <table:table-cell office:value-type="float" office:value="16.41688149" calcext:value-type="float">
            <text:p>16,41688149</text:p>
          </table:table-cell>
        </table:table-row>
        <table:table-row table:style-name="ro1">
          <table:table-cell office:value-type="float" office:value="25.72333509" calcext:value-type="float">
            <text:p>25,72333509</text:p>
          </table:table-cell>
          <table:table-cell office:value-type="float" office:value="6.840849087" calcext:value-type="float">
            <text:p>6,840849087</text:p>
          </table:table-cell>
        </table:table-row>
        <table:table-row table:style-name="ro1">
          <table:table-cell office:value-type="float" office:value="26.36639512" calcext:value-type="float">
            <text:p>26,36639512</text:p>
          </table:table-cell>
          <table:table-cell office:value-type="float" office:value="5.777343428" calcext:value-type="float">
            <text:p>5,777343428</text:p>
          </table:table-cell>
        </table:table-row>
        <table:table-row table:style-name="ro1">
          <table:table-cell office:value-type="float" office:value="15.39464755" calcext:value-type="float">
            <text:p>15,39464755</text:p>
          </table:table-cell>
          <table:table-cell office:value-type="float" office:value="9.496109292" calcext:value-type="float">
            <text:p>9,496109292</text:p>
          </table:table-cell>
        </table:table-row>
        <table:table-row table:style-name="ro1">
          <table:table-cell office:value-type="float" office:value="16.35927108" calcext:value-type="float">
            <text:p>16,35927108</text:p>
          </table:table-cell>
          <table:table-cell office:value-type="float" office:value="16.10060787" calcext:value-type="float">
            <text:p>16,10060787</text:p>
          </table:table-cell>
        </table:table-row>
        <table:table-row table:style-name="ro1">
          <table:table-cell office:value-type="float" office:value="25.36242239" calcext:value-type="float">
            <text:p>25,36242239</text:p>
          </table:table-cell>
          <table:table-cell office:value-type="float" office:value="6.642809095" calcext:value-type="float">
            <text:p>6,642809095</text:p>
          </table:table-cell>
        </table:table-row>
        <table:table-row table:style-name="ro1">
          <table:table-cell office:value-type="float" office:value="15.47293972" calcext:value-type="float">
            <text:p>15,47293972</text:p>
          </table:table-cell>
          <table:table-cell office:value-type="float" office:value="8.951262368" calcext:value-type="float">
            <text:p>8,951262368</text:p>
          </table:table-cell>
        </table:table-row>
        <table:table-row table:style-name="ro1">
          <table:table-cell office:value-type="float" office:value="26.34897898" calcext:value-type="float">
            <text:p>26,34897898</text:p>
          </table:table-cell>
          <table:table-cell office:value-type="float" office:value="6.174150713" calcext:value-type="float">
            <text:p>6,174150713</text:p>
          </table:table-cell>
        </table:table-row>
        <table:table-row table:style-name="ro1">
          <table:table-cell office:value-type="float" office:value="25.34576578" calcext:value-type="float">
            <text:p>25,34576578</text:p>
          </table:table-cell>
          <table:table-cell office:value-type="float" office:value="5.820017241" calcext:value-type="float">
            <text:p>5,820017241</text:p>
          </table:table-cell>
        </table:table-row>
        <table:table-row table:style-name="ro1">
          <table:table-cell office:value-type="float" office:value="26.34801281" calcext:value-type="float">
            <text:p>26,34801281</text:p>
          </table:table-cell>
          <table:table-cell office:value-type="float" office:value="6.521725851" calcext:value-type="float">
            <text:p>6,521725851</text:p>
          </table:table-cell>
        </table:table-row>
        <table:table-row table:style-name="ro1">
          <table:table-cell office:value-type="float" office:value="24.71881545" calcext:value-type="float">
            <text:p>24,71881545</text:p>
          </table:table-cell>
          <table:table-cell office:value-type="float" office:value="5.628530735" calcext:value-type="float">
            <text:p>5,628530735</text:p>
          </table:table-cell>
        </table:table-row>
        <table:table-row table:style-name="ro1">
          <table:table-cell office:value-type="float" office:value="15.24892314" calcext:value-type="float">
            <text:p>15,24892314</text:p>
          </table:table-cell>
          <table:table-cell office:value-type="float" office:value="16.40894572" calcext:value-type="float">
            <text:p>16,40894572</text:p>
          </table:table-cell>
        </table:table-row>
        <table:table-row table:style-name="ro1">
          <table:table-cell office:value-type="float" office:value="26.29758695" calcext:value-type="float">
            <text:p>26,29758695</text:p>
          </table:table-cell>
          <table:table-cell office:value-type="float" office:value="6.189646739" calcext:value-type="float">
            <text:p>6,189646739</text:p>
          </table:table-cell>
        </table:table-row>
        <table:table-row table:style-name="ro1">
          <table:table-cell office:value-type="float" office:value="14.13885668" calcext:value-type="float">
            <text:p>14,13885668</text:p>
          </table:table-cell>
          <table:table-cell office:value-type="float" office:value="17.1559496" calcext:value-type="float">
            <text:p>17,1559496</text:p>
          </table:table-cell>
        </table:table-row>
        <table:table-row table:style-name="ro1">
          <table:table-cell office:value-type="float" office:value="14.93151468" calcext:value-type="float">
            <text:p>14,93151468</text:p>
          </table:table-cell>
          <table:table-cell office:value-type="float" office:value="8.527020958" calcext:value-type="float">
            <text:p>8,527020958</text:p>
          </table:table-cell>
        </table:table-row>
        <table:table-row table:style-name="ro1">
          <table:table-cell office:value-type="float" office:value="14.0804202" calcext:value-type="float">
            <text:p>14,0804202</text:p>
          </table:table-cell>
          <table:table-cell office:value-type="float" office:value="16.65298252" calcext:value-type="float">
            <text:p>16,65298252</text:p>
          </table:table-cell>
        </table:table-row>
        <table:table-row table:style-name="ro1">
          <table:table-cell office:value-type="float" office:value="16.23080767" calcext:value-type="float">
            <text:p>16,23080767</text:p>
          </table:table-cell>
          <table:table-cell office:value-type="float" office:value="16.77952451" calcext:value-type="float">
            <text:p>16,77952451</text:p>
          </table:table-cell>
        </table:table-row>
        <table:table-row table:style-name="ro1">
          <table:table-cell office:value-type="float" office:value="13.83245712" calcext:value-type="float">
            <text:p>13,83245712</text:p>
          </table:table-cell>
          <table:table-cell office:value-type="float" office:value="17.11143607" calcext:value-type="float">
            <text:p>17,11143607</text:p>
          </table:table-cell>
        </table:table-row>
        <table:table-row table:style-name="ro1">
          <table:table-cell office:value-type="float" office:value="25.98475167" calcext:value-type="float">
            <text:p>25,98475167</text:p>
          </table:table-cell>
          <table:table-cell office:value-type="float" office:value="6.426552137" calcext:value-type="float">
            <text:p>6,426552137</text:p>
          </table:table-cell>
        </table:table-row>
        <table:table-row table:style-name="ro1">
          <table:table-cell office:value-type="float" office:value="26.58503153" calcext:value-type="float">
            <text:p>26,58503153</text:p>
          </table:table-cell>
          <table:table-cell office:value-type="float" office:value="6.193912474" calcext:value-type="float">
            <text:p>6,193912474</text:p>
          </table:table-cell>
        </table:table-row>
        <table:table-row table:style-name="ro1">
          <table:table-cell office:value-type="float" office:value="25.75422109" calcext:value-type="float">
            <text:p>25,75422109</text:p>
          </table:table-cell>
          <table:table-cell office:value-type="float" office:value="5.720888771" calcext:value-type="float">
            <text:p>5,720888771</text:p>
          </table:table-cell>
        </table:table-row>
        <table:table-row table:style-name="ro1">
          <table:table-cell office:value-type="float" office:value="25.84548196" calcext:value-type="float">
            <text:p>25,84548196</text:p>
          </table:table-cell>
          <table:table-cell office:value-type="float" office:value="6.090488373" calcext:value-type="float">
            <text:p>6,090488373</text:p>
          </table:table-cell>
        </table:table-row>
        <table:table-row table:style-name="ro1">
          <table:table-cell office:value-type="float" office:value="15.8811691" calcext:value-type="float">
            <text:p>15,8811691</text:p>
          </table:table-cell>
          <table:table-cell office:value-type="float" office:value="15.31763132" calcext:value-type="float">
            <text:p>15,31763132</text:p>
          </table:table-cell>
        </table:table-row>
        <table:table-row table:style-name="ro1">
          <table:table-cell office:value-type="float" office:value="25.0637254" calcext:value-type="float">
            <text:p>25,0637254</text:p>
          </table:table-cell>
          <table:table-cell office:value-type="float" office:value="6.745528923" calcext:value-type="float">
            <text:p>6,745528923</text:p>
          </table:table-cell>
        </table:table-row>
        <table:table-row table:style-name="ro1">
          <table:table-cell office:value-type="float" office:value="15.91230427" calcext:value-type="float">
            <text:p>15,91230427</text:p>
          </table:table-cell>
          <table:table-cell office:value-type="float" office:value="9.774857172" calcext:value-type="float">
            <text:p>9,774857172</text:p>
          </table:table-cell>
        </table:table-row>
        <table:table-row table:style-name="ro1">
          <table:table-cell office:value-type="float" office:value="16.25318149" calcext:value-type="float">
            <text:p>16,25318149</text:p>
          </table:table-cell>
          <table:table-cell office:value-type="float" office:value="9.490555403" calcext:value-type="float">
            <text:p>9,490555403</text:p>
          </table:table-cell>
        </table:table-row>
        <table:table-row table:style-name="ro1">
          <table:table-cell office:value-type="float" office:value="24.38288834" calcext:value-type="float">
            <text:p>24,38288834</text:p>
          </table:table-cell>
          <table:table-cell office:value-type="float" office:value="5.593573221" calcext:value-type="float">
            <text:p>5,593573221</text:p>
          </table:table-cell>
        </table:table-row>
        <table:table-row table:style-name="ro1">
          <table:table-cell office:value-type="float" office:value="16.86155661" calcext:value-type="float">
            <text:p>16,86155661</text:p>
          </table:table-cell>
          <table:table-cell office:value-type="float" office:value="9.858173385" calcext:value-type="float">
            <text:p>9,858173385</text:p>
          </table:table-cell>
        </table:table-row>
        <table:table-row table:style-name="ro1">
          <table:table-cell office:value-type="float" office:value="14.67452169" calcext:value-type="float">
            <text:p>14,67452169</text:p>
          </table:table-cell>
          <table:table-cell office:value-type="float" office:value="15.71891594" calcext:value-type="float">
            <text:p>15,71891594</text:p>
          </table:table-cell>
        </table:table-row>
        <table:table-row table:style-name="ro1">
          <table:table-cell office:value-type="float" office:value="16.49657573" calcext:value-type="float">
            <text:p>16,49657573</text:p>
          </table:table-cell>
          <table:table-cell office:value-type="float" office:value="8.861620828" calcext:value-type="float">
            <text:p>8,861620828</text:p>
          </table:table-cell>
        </table:table-row>
        <table:table-row table:style-name="ro1">
          <table:table-cell office:value-type="float" office:value="15.35024401" calcext:value-type="float">
            <text:p>15,35024401</text:p>
          </table:table-cell>
          <table:table-cell office:value-type="float" office:value="16.31488836" calcext:value-type="float">
            <text:p>16,31488836</text:p>
          </table:table-cell>
        </table:table-row>
        <table:table-row table:style-name="ro1">
          <table:table-cell office:value-type="float" office:value="24.7482113" calcext:value-type="float">
            <text:p>24,7482113</text:p>
          </table:table-cell>
          <table:table-cell office:value-type="float" office:value="6.343429137" calcext:value-type="float">
            <text:p>6,343429137</text:p>
          </table:table-cell>
        </table:table-row>
        <table:table-row table:style-name="ro1">
          <table:table-cell office:value-type="float" office:value="25.57138533" calcext:value-type="float">
            <text:p>25,57138533</text:p>
          </table:table-cell>
          <table:table-cell office:value-type="float" office:value="6.860065448" calcext:value-type="float">
            <text:p>6,860065448</text:p>
          </table:table-cell>
        </table:table-row>
        <table:table-row table:style-name="ro1">
          <table:table-cell office:value-type="float" office:value="15.85735279" calcext:value-type="float">
            <text:p>15,85735279</text:p>
          </table:table-cell>
          <table:table-cell office:value-type="float" office:value="16.11672363" calcext:value-type="float">
            <text:p>16,11672363</text:p>
          </table:table-cell>
        </table:table-row>
        <table:table-row table:style-name="ro1">
          <table:table-cell office:value-type="float" office:value="16.50431355" calcext:value-type="float">
            <text:p>16,50431355</text:p>
          </table:table-cell>
          <table:table-cell office:value-type="float" office:value="9.125491004" calcext:value-type="float">
            <text:p>9,125491004</text:p>
          </table:table-cell>
        </table:table-row>
        <table:table-row table:style-name="ro1">
          <table:table-cell office:value-type="float" office:value="15.89519012" calcext:value-type="float">
            <text:p>15,89519012</text:p>
          </table:table-cell>
          <table:table-cell office:value-type="float" office:value="15.79108226" calcext:value-type="float">
            <text:p>15,79108226</text:p>
          </table:table-cell>
        </table:table-row>
        <table:table-row table:style-name="ro1">
          <table:table-cell office:value-type="float" office:value="24.45579791" calcext:value-type="float">
            <text:p>24,45579791</text:p>
          </table:table-cell>
          <table:table-cell office:value-type="float" office:value="5.967939518" calcext:value-type="float">
            <text:p>5,967939518</text:p>
          </table:table-cell>
        </table:table-row>
        <table:table-row table:style-name="ro1">
          <table:table-cell office:value-type="float" office:value="16.56320523" calcext:value-type="float">
            <text:p>16,56320523</text:p>
          </table:table-cell>
          <table:table-cell office:value-type="float" office:value="8.774279563" calcext:value-type="float">
            <text:p>8,774279563</text:p>
          </table:table-cell>
        </table:table-row>
        <table:table-row table:style-name="ro1">
          <table:table-cell office:value-type="float" office:value="26.31348172" calcext:value-type="float">
            <text:p>26,31348172</text:p>
          </table:table-cell>
          <table:table-cell office:value-type="float" office:value="6.904770977" calcext:value-type="float">
            <text:p>6,904770977</text:p>
          </table:table-cell>
        </table:table-row>
        <table:table-row table:style-name="ro1">
          <table:table-cell office:value-type="float" office:value="24.65427726" calcext:value-type="float">
            <text:p>24,65427726</text:p>
          </table:table-cell>
          <table:table-cell office:value-type="float" office:value="5.909445166" calcext:value-type="float">
            <text:p>5,909445166</text:p>
          </table:table-cell>
        </table:table-row>
        <table:table-row table:style-name="ro1">
          <table:table-cell office:value-type="float" office:value="24.3052557" calcext:value-type="float">
            <text:p>24,3052557</text:p>
          </table:table-cell>
          <table:table-cell office:value-type="float" office:value="6.918863709" calcext:value-type="float">
            <text:p>6,918863709</text:p>
          </table:table-cell>
        </table:table-row>
        <table:table-row table:style-name="ro1">
          <table:table-cell office:value-type="float" office:value="25.65460661" calcext:value-type="float">
            <text:p>25,65460661</text:p>
          </table:table-cell>
          <table:table-cell office:value-type="float" office:value="6.030940692" calcext:value-type="float">
            <text:p>6,030940692</text:p>
          </table:table-cell>
        </table:table-row>
        <table:table-row table:style-name="ro1">
          <table:table-cell office:value-type="float" office:value="26.40229456" calcext:value-type="float">
            <text:p>26,40229456</text:p>
          </table:table-cell>
          <table:table-cell office:value-type="float" office:value="7.19721678" calcext:value-type="float">
            <text:p>7,19721678</text:p>
          </table:table-cell>
        </table:table-row>
        <table:table-row table:style-name="ro1">
          <table:table-cell office:value-type="float" office:value="25.89421032" calcext:value-type="float">
            <text:p>25,89421032</text:p>
          </table:table-cell>
          <table:table-cell office:value-type="float" office:value="7.133679195" calcext:value-type="float">
            <text:p>7,133679195</text:p>
          </table:table-cell>
        </table:table-row>
        <table:table-row table:style-name="ro1">
          <table:table-cell office:value-type="float" office:value="15.20028487" calcext:value-type="float">
            <text:p>15,20028487</text:p>
          </table:table-cell>
          <table:table-cell office:value-type="float" office:value="9.380407833" calcext:value-type="float">
            <text:p>9,380407833</text:p>
          </table:table-cell>
        </table:table-row>
        <table:table-row table:style-name="ro1">
          <table:table-cell office:value-type="float" office:value="14.07084813" calcext:value-type="float">
            <text:p>14,07084813</text:p>
          </table:table-cell>
          <table:table-cell office:value-type="float" office:value="16.76925786" calcext:value-type="float">
            <text:p>16,76925786</text:p>
          </table:table-cell>
        </table:table-row>
        <table:table-row table:style-name="ro1">
          <table:table-cell office:value-type="float" office:value="25.2668263" calcext:value-type="float">
            <text:p>25,2668263</text:p>
          </table:table-cell>
          <table:table-cell office:value-type="float" office:value="6.536349641" calcext:value-type="float">
            <text:p>6,536349641</text:p>
          </table:table-cell>
        </table:table-row>
        <table:table-row table:style-name="ro1">
          <table:table-cell office:value-type="float" office:value="26.07133352" calcext:value-type="float">
            <text:p>26,07133352</text:p>
          </table:table-cell>
          <table:table-cell office:value-type="float" office:value="5.992859551" calcext:value-type="float">
            <text:p>5,992859551</text:p>
          </table:table-cell>
        </table:table-row>
        <table:table-row table:style-name="ro1">
          <table:table-cell office:value-type="float" office:value="25.2623628" calcext:value-type="float">
            <text:p>25,2623628</text:p>
          </table:table-cell>
          <table:table-cell office:value-type="float" office:value="6.185162945" calcext:value-type="float">
            <text:p>6,185162945</text:p>
          </table:table-cell>
        </table:table-row>
        <table:table-row table:style-name="ro1">
          <table:table-cell office:value-type="float" office:value="25.14059185" calcext:value-type="float">
            <text:p>25,14059185</text:p>
          </table:table-cell>
          <table:table-cell office:value-type="float" office:value="6.674780544" calcext:value-type="float">
            <text:p>6,674780544</text:p>
          </table:table-cell>
        </table:table-row>
        <table:table-row table:style-name="ro1">
          <table:table-cell office:value-type="float" office:value="16.28870208" calcext:value-type="float">
            <text:p>16,28870208</text:p>
          </table:table-cell>
          <table:table-cell office:value-type="float" office:value="9.488497023" calcext:value-type="float">
            <text:p>9,488497023</text:p>
          </table:table-cell>
        </table:table-row>
        <table:table-row table:style-name="ro1">
          <table:table-cell office:value-type="float" office:value="26.76444581" calcext:value-type="float">
            <text:p>26,76444581</text:p>
          </table:table-cell>
          <table:table-cell office:value-type="float" office:value="7.084798427" calcext:value-type="float">
            <text:p>7,084798427</text:p>
          </table:table-cell>
        </table:table-row>
        <table:table-row table:style-name="ro1">
          <table:table-cell office:value-type="float" office:value="26.04471436" calcext:value-type="float">
            <text:p>26,04471436</text:p>
          </table:table-cell>
          <table:table-cell office:value-type="float" office:value="5.618245198" calcext:value-type="float">
            <text:p>5,618245198</text:p>
          </table:table-cell>
        </table:table-row>
        <table:table-row table:style-name="ro1">
          <table:table-cell office:value-type="float" office:value="25.68520446" calcext:value-type="float">
            <text:p>25,68520446</text:p>
          </table:table-cell>
          <table:table-cell office:value-type="float" office:value="6.405757651" calcext:value-type="float">
            <text:p>6,405757651</text:p>
          </table:table-cell>
        </table:table-row>
        <table:table-row table:style-name="ro1">
          <table:table-cell office:value-type="float" office:value="27.54855366" calcext:value-type="float">
            <text:p>27,54855366</text:p>
          </table:table-cell>
          <table:table-cell office:value-type="float" office:value="7.163903041" calcext:value-type="float">
            <text:p>7,163903041</text:p>
          </table:table-cell>
        </table:table-row>
        <table:table-row table:style-name="ro1">
          <table:table-cell office:value-type="float" office:value="23.71325854" calcext:value-type="float">
            <text:p>23,71325854</text:p>
          </table:table-cell>
          <table:table-cell office:value-type="float" office:value="5.226278439" calcext:value-type="float">
            <text:p>5,226278439</text:p>
          </table:table-cell>
        </table:table-row>
        <table:table-row table:style-name="ro1">
          <table:table-cell office:value-type="float" office:value="25.44249681" calcext:value-type="float">
            <text:p>25,44249681</text:p>
          </table:table-cell>
          <table:table-cell office:value-type="float" office:value="5.819427199" calcext:value-type="float">
            <text:p>5,819427199</text:p>
          </table:table-cell>
        </table:table-row>
        <table:table-row table:style-name="ro1">
          <table:table-cell office:value-type="float" office:value="26.13224702" calcext:value-type="float">
            <text:p>26,13224702</text:p>
          </table:table-cell>
          <table:table-cell office:value-type="float" office:value="6.417845735" calcext:value-type="float">
            <text:p>6,417845735</text:p>
          </table:table-cell>
        </table:table-row>
        <table:table-row table:style-name="ro1">
          <table:table-cell office:value-type="float" office:value="25.51268484" calcext:value-type="float">
            <text:p>25,51268484</text:p>
          </table:table-cell>
          <table:table-cell office:value-type="float" office:value="7.275643785" calcext:value-type="float">
            <text:p>7,275643785</text:p>
          </table:table-cell>
        </table:table-row>
        <table:table-row table:style-name="ro1">
          <table:table-cell office:value-type="float" office:value="15.24655933" calcext:value-type="float">
            <text:p>15,24655933</text:p>
          </table:table-cell>
          <table:table-cell office:value-type="float" office:value="16.33926764" calcext:value-type="float">
            <text:p>16,33926764</text:p>
          </table:table-cell>
        </table:table-row>
        <table:table-row table:style-name="ro1">
          <table:table-cell office:value-type="float" office:value="25.89428486" calcext:value-type="float">
            <text:p>25,89428486</text:p>
          </table:table-cell>
          <table:table-cell office:value-type="float" office:value="6.796111238" calcext:value-type="float">
            <text:p>6,796111238</text:p>
          </table:table-cell>
        </table:table-row>
        <table:table-row table:style-name="ro1">
          <table:table-cell office:value-type="float" office:value="25.2150337" calcext:value-type="float">
            <text:p>25,2150337</text:p>
          </table:table-cell>
          <table:table-cell office:value-type="float" office:value="5.733393682" calcext:value-type="float">
            <text:p>5,733393682</text:p>
          </table:table-cell>
        </table:table-row>
        <table:table-row table:style-name="ro1">
          <table:table-cell office:value-type="float" office:value="25.89448858" calcext:value-type="float">
            <text:p>25,89448858</text:p>
          </table:table-cell>
          <table:table-cell office:value-type="float" office:value="5.806337397" calcext:value-type="float">
            <text:p>5,806337397</text:p>
          </table:table-cell>
        </table:table-row>
        <table:table-row table:style-name="ro1">
          <table:table-cell office:value-type="float" office:value="24.24558358" calcext:value-type="float">
            <text:p>24,24558358</text:p>
          </table:table-cell>
          <table:table-cell office:value-type="float" office:value="5.358741454" calcext:value-type="float">
            <text:p>5,358741454</text:p>
          </table:table-cell>
        </table:table-row>
        <table:table-row table:style-name="ro1">
          <table:table-cell office:value-type="float" office:value="24.69063493" calcext:value-type="float">
            <text:p>24,69063493</text:p>
          </table:table-cell>
          <table:table-cell office:value-type="float" office:value="5.994129323" calcext:value-type="float">
            <text:p>5,994129323</text:p>
          </table:table-cell>
        </table:table-row>
        <table:table-row table:style-name="ro1">
          <table:table-cell office:value-type="float" office:value="27.14464203" calcext:value-type="float">
            <text:p>27,14464203</text:p>
          </table:table-cell>
          <table:table-cell office:value-type="float" office:value="6.073575519" calcext:value-type="float">
            <text:p>6,073575519</text:p>
          </table:table-cell>
        </table:table-row>
        <table:table-row table:style-name="ro1">
          <table:table-cell office:value-type="float" office:value="24.4226682" calcext:value-type="float">
            <text:p>24,4226682</text:p>
          </table:table-cell>
          <table:table-cell office:value-type="float" office:value="6.357458542" calcext:value-type="float">
            <text:p>6,357458542</text:p>
          </table:table-cell>
        </table:table-row>
        <table:table-row table:style-name="ro1">
          <table:table-cell office:value-type="float" office:value="24.54308504" calcext:value-type="float">
            <text:p>24,54308504</text:p>
          </table:table-cell>
          <table:table-cell office:value-type="float" office:value="6.368886692" calcext:value-type="float">
            <text:p>6,368886692</text:p>
          </table:table-cell>
        </table:table-row>
        <table:table-row table:style-name="ro1">
          <table:table-cell office:value-type="float" office:value="25.48558886" calcext:value-type="float">
            <text:p>25,48558886</text:p>
          </table:table-cell>
          <table:table-cell office:value-type="float" office:value="6.230094411" calcext:value-type="float">
            <text:p>6,230094411</text:p>
          </table:table-cell>
        </table:table-row>
        <table:table-row table:style-name="ro1">
          <table:table-cell office:value-type="float" office:value="25.68015112" calcext:value-type="float">
            <text:p>25,68015112</text:p>
          </table:table-cell>
          <table:table-cell office:value-type="float" office:value="6.35113978" calcext:value-type="float">
            <text:p>6,35113978</text:p>
          </table:table-cell>
        </table:table-row>
        <table:table-row table:style-name="ro1">
          <table:table-cell office:value-type="float" office:value="25.24361892" calcext:value-type="float">
            <text:p>25,24361892</text:p>
          </table:table-cell>
          <table:table-cell office:value-type="float" office:value="6.172092636" calcext:value-type="float">
            <text:p>6,172092636</text:p>
          </table:table-cell>
        </table:table-row>
        <table:table-row table:style-name="ro1">
          <table:table-cell office:value-type="float" office:value="27.25914563" calcext:value-type="float">
            <text:p>27,25914563</text:p>
          </table:table-cell>
          <table:table-cell office:value-type="float" office:value="6.770451885" calcext:value-type="float">
            <text:p>6,770451885</text:p>
          </table:table-cell>
        </table:table-row>
        <table:table-row table:style-name="ro1">
          <table:table-cell office:value-type="float" office:value="25.94637096" calcext:value-type="float">
            <text:p>25,94637096</text:p>
          </table:table-cell>
          <table:table-cell office:value-type="float" office:value="8.026519498" calcext:value-type="float">
            <text:p>8,026519498</text:p>
          </table:table-cell>
        </table:table-row>
        <table:table-row table:style-name="ro1">
          <table:table-cell office:value-type="float" office:value="26.08163097" calcext:value-type="float">
            <text:p>26,08163097</text:p>
          </table:table-cell>
          <table:table-cell office:value-type="float" office:value="8.03303319" calcext:value-type="float">
            <text:p>8,03303319</text:p>
          </table:table-cell>
        </table:table-row>
        <table:table-row table:style-name="ro1">
          <table:table-cell office:value-type="float" office:value="26.08818769" calcext:value-type="float">
            <text:p>26,08818769</text:p>
          </table:table-cell>
          <table:table-cell office:value-type="float" office:value="7.637214291" calcext:value-type="float">
            <text:p>7,637214291</text:p>
          </table:table-cell>
        </table:table-row>
        <table:table-row table:style-name="ro1">
          <table:table-cell office:value-type="float" office:value="26.21613934" calcext:value-type="float">
            <text:p>26,21613934</text:p>
          </table:table-cell>
          <table:table-cell office:value-type="float" office:value="5.772686116" calcext:value-type="float">
            <text:p>5,772686116</text:p>
          </table:table-cell>
        </table:table-row>
        <table:table-row table:style-name="ro1">
          <table:table-cell office:value-type="float" office:value="27.04769365" calcext:value-type="float">
            <text:p>27,04769365</text:p>
          </table:table-cell>
          <table:table-cell office:value-type="float" office:value="6.617255792" calcext:value-type="float">
            <text:p>6,617255792</text:p>
          </table:table-cell>
        </table:table-row>
        <table:table-row table:style-name="ro1">
          <table:table-cell office:value-type="float" office:value="25.45446581" calcext:value-type="float">
            <text:p>25,45446581</text:p>
          </table:table-cell>
          <table:table-cell office:value-type="float" office:value="5.842028676" calcext:value-type="float">
            <text:p>5,842028676</text:p>
          </table:table-cell>
        </table:table-row>
        <table:table-row table:style-name="ro1">
          <table:table-cell office:value-type="float" office:value="24.48664624" calcext:value-type="float">
            <text:p>24,48664624</text:p>
          </table:table-cell>
          <table:table-cell office:value-type="float" office:value="6.318399317" calcext:value-type="float">
            <text:p>6,318399317</text:p>
          </table:table-cell>
        </table:table-row>
        <table:table-row table:style-name="ro1">
          <table:table-cell office:value-type="float" office:value="25.18143504" calcext:value-type="float">
            <text:p>25,18143504</text:p>
          </table:table-cell>
          <table:table-cell office:value-type="float" office:value="6.76620029" calcext:value-type="float">
            <text:p>6,76620029</text:p>
          </table:table-cell>
        </table:table-row>
        <table:table-row table:style-name="ro1">
          <table:table-cell office:value-type="float" office:value="24.77744211" calcext:value-type="float">
            <text:p>24,77744211</text:p>
          </table:table-cell>
          <table:table-cell office:value-type="float" office:value="5.705117924" calcext:value-type="float">
            <text:p>5,705117924</text:p>
          </table:table-cell>
        </table:table-row>
        <table:table-row table:style-name="ro1">
          <table:table-cell office:value-type="float" office:value="16.12543245" calcext:value-type="float">
            <text:p>16,12543245</text:p>
          </table:table-cell>
          <table:table-cell office:value-type="float" office:value="9.288878805" calcext:value-type="float">
            <text:p>9,288878805</text:p>
          </table:table-cell>
        </table:table-row>
        <table:table-row table:style-name="ro1">
          <table:table-cell office:value-type="float" office:value="16.16151803" calcext:value-type="float">
            <text:p>16,16151803</text:p>
          </table:table-cell>
          <table:table-cell office:value-type="float" office:value="10.19796041" calcext:value-type="float">
            <text:p>10,19796041</text:p>
          </table:table-cell>
        </table:table-row>
        <table:table-row table:style-name="ro1">
          <table:table-cell office:value-type="float" office:value="15.65688012" calcext:value-type="float">
            <text:p>15,65688012</text:p>
          </table:table-cell>
          <table:table-cell office:value-type="float" office:value="8.555078758" calcext:value-type="float">
            <text:p>8,555078758</text:p>
          </table:table-cell>
        </table:table-row>
        <table:table-row table:style-name="ro1">
          <table:table-cell office:value-type="float" office:value="15.09574452" calcext:value-type="float">
            <text:p>15,09574452</text:p>
          </table:table-cell>
          <table:table-cell office:value-type="float" office:value="8.60652028" calcext:value-type="float">
            <text:p>8,60652028</text:p>
          </table:table-cell>
        </table:table-row>
        <table:table-row table:style-name="ro1">
          <table:table-cell office:value-type="float" office:value="27.20459472" calcext:value-type="float">
            <text:p>27,20459472</text:p>
          </table:table-cell>
          <table:table-cell office:value-type="float" office:value="6.708382133" calcext:value-type="float">
            <text:p>6,708382133</text:p>
          </table:table-cell>
        </table:table-row>
        <table:table-row table:style-name="ro1">
          <table:table-cell office:value-type="float" office:value="26.30580724" calcext:value-type="float">
            <text:p>26,30580724</text:p>
          </table:table-cell>
          <table:table-cell office:value-type="float" office:value="7.125638484" calcext:value-type="float">
            <text:p>7,125638484</text:p>
          </table:table-cell>
        </table:table-row>
        <table:table-row table:style-name="ro1">
          <table:table-cell office:value-type="float" office:value="15.67405264" calcext:value-type="float">
            <text:p>15,67405264</text:p>
          </table:table-cell>
          <table:table-cell office:value-type="float" office:value="9.201014764" calcext:value-type="float">
            <text:p>9,201014764</text:p>
          </table:table-cell>
        </table:table-row>
        <table:table-row table:style-name="ro1">
          <table:table-cell office:value-type="float" office:value="25.74965902" calcext:value-type="float">
            <text:p>25,74965902</text:p>
          </table:table-cell>
          <table:table-cell office:value-type="float" office:value="5.940864145" calcext:value-type="float">
            <text:p>5,940864145</text:p>
          </table:table-cell>
        </table:table-row>
        <table:table-row table:style-name="ro1">
          <table:table-cell office:value-type="float" office:value="25.32465748" calcext:value-type="float">
            <text:p>25,32465748</text:p>
          </table:table-cell>
          <table:table-cell office:value-type="float" office:value="5.995310114" calcext:value-type="float">
            <text:p>5,995310114</text:p>
          </table:table-cell>
        </table:table-row>
        <table:table-row table:style-name="ro1">
          <table:table-cell office:value-type="float" office:value="26.6929164" calcext:value-type="float">
            <text:p>26,6929164</text:p>
          </table:table-cell>
          <table:table-cell office:value-type="float" office:value="6.713951172" calcext:value-type="float">
            <text:p>6,713951172</text:p>
          </table:table-cell>
        </table:table-row>
        <table:table-row table:style-name="ro1">
          <table:table-cell office:value-type="float" office:value="26.99047957" calcext:value-type="float">
            <text:p>26,99047957</text:p>
          </table:table-cell>
          <table:table-cell office:value-type="float" office:value="6.300585139" calcext:value-type="float">
            <text:p>6,300585139</text:p>
          </table:table-cell>
        </table:table-row>
        <table:table-row table:style-name="ro1">
          <table:table-cell office:value-type="float" office:value="26.18939393" calcext:value-type="float">
            <text:p>26,18939393</text:p>
          </table:table-cell>
          <table:table-cell office:value-type="float" office:value="5.750749118" calcext:value-type="float">
            <text:p>5,750749118</text:p>
          </table:table-cell>
        </table:table-row>
        <table:table-row table:style-name="ro1">
          <table:table-cell office:value-type="float" office:value="14.95330755" calcext:value-type="float">
            <text:p>14,95330755</text:p>
          </table:table-cell>
          <table:table-cell office:value-type="float" office:value="8.89055753" calcext:value-type="float">
            <text:p>8,89055753</text:p>
          </table:table-cell>
        </table:table-row>
        <table:table-row table:style-name="ro1">
          <table:table-cell office:value-type="float" office:value="25.9366581" calcext:value-type="float">
            <text:p>25,9366581</text:p>
          </table:table-cell>
          <table:table-cell office:value-type="float" office:value="5.212587384" calcext:value-type="float">
            <text:p>5,212587384</text:p>
          </table:table-cell>
        </table:table-row>
        <table:table-row table:style-name="ro1">
          <table:table-cell office:value-type="float" office:value="24.74731765" calcext:value-type="float">
            <text:p>24,74731765</text:p>
          </table:table-cell>
          <table:table-cell office:value-type="float" office:value="6.069095058" calcext:value-type="float">
            <text:p>6,069095058</text:p>
          </table:table-cell>
        </table:table-row>
        <table:table-row table:style-name="ro1">
          <table:table-cell office:value-type="float" office:value="15.78128373" calcext:value-type="float">
            <text:p>15,78128373</text:p>
          </table:table-cell>
          <table:table-cell office:value-type="float" office:value="16.13849943" calcext:value-type="float">
            <text:p>16,13849943</text:p>
          </table:table-cell>
        </table:table-row>
        <table:table-row table:style-name="ro1">
          <table:table-cell office:value-type="float" office:value="24.65013615" calcext:value-type="float">
            <text:p>24,65013615</text:p>
          </table:table-cell>
          <table:table-cell office:value-type="float" office:value="5.510211154" calcext:value-type="float">
            <text:p>5,510211154</text:p>
          </table:table-cell>
        </table:table-row>
        <table:table-row table:style-name="ro1">
          <table:table-cell office:value-type="float" office:value="24.32748873" calcext:value-type="float">
            <text:p>24,32748873</text:p>
          </table:table-cell>
          <table:table-cell office:value-type="float" office:value="6.079304946" calcext:value-type="float">
            <text:p>6,079304946</text:p>
          </table:table-cell>
        </table:table-row>
        <table:table-row table:style-name="ro1">
          <table:table-cell office:value-type="float" office:value="15.12826935" calcext:value-type="float">
            <text:p>15,12826935</text:p>
          </table:table-cell>
          <table:table-cell office:value-type="float" office:value="16.89210911" calcext:value-type="float">
            <text:p>16,89210911</text:p>
          </table:table-cell>
        </table:table-row>
        <table:table-row table:style-name="ro1">
          <table:table-cell office:value-type="float" office:value="24.70575059" calcext:value-type="float">
            <text:p>24,70575059</text:p>
          </table:table-cell>
          <table:table-cell office:value-type="float" office:value="6.998094876" calcext:value-type="float">
            <text:p>6,998094876</text:p>
          </table:table-cell>
        </table:table-row>
        <table:table-row table:style-name="ro1">
          <table:table-cell office:value-type="float" office:value="25.13586505" calcext:value-type="float">
            <text:p>25,13586505</text:p>
          </table:table-cell>
          <table:table-cell office:value-type="float" office:value="6.219914217" calcext:value-type="float">
            <text:p>6,219914217</text:p>
          </table:table-cell>
        </table:table-row>
        <table:table-row table:style-name="ro1">
          <table:table-cell office:value-type="float" office:value="27.26352853" calcext:value-type="float">
            <text:p>27,26352853</text:p>
          </table:table-cell>
          <table:table-cell office:value-type="float" office:value="6.429570926" calcext:value-type="float">
            <text:p>6,429570926</text:p>
          </table:table-cell>
        </table:table-row>
        <table:table-row table:style-name="ro1">
          <table:table-cell office:value-type="float" office:value="26.21525175" calcext:value-type="float">
            <text:p>26,21525175</text:p>
          </table:table-cell>
          <table:table-cell office:value-type="float" office:value="6.031047651" calcext:value-type="float">
            <text:p>6,031047651</text:p>
          </table:table-cell>
        </table:table-row>
        <table:table-row table:style-name="ro1">
          <table:table-cell office:value-type="float" office:value="15.68022687" calcext:value-type="float">
            <text:p>15,68022687</text:p>
          </table:table-cell>
          <table:table-cell office:value-type="float" office:value="9.183039895" calcext:value-type="float">
            <text:p>9,183039895</text:p>
          </table:table-cell>
        </table:table-row>
        <table:table-row table:style-name="ro1">
          <table:table-cell office:value-type="float" office:value="25.42210148" calcext:value-type="float">
            <text:p>25,42210148</text:p>
          </table:table-cell>
          <table:table-cell office:value-type="float" office:value="6.108781089" calcext:value-type="float">
            <text:p>6,108781089</text:p>
          </table:table-cell>
        </table:table-row>
        <table:table-row table:style-name="ro1">
          <table:table-cell office:value-type="float" office:value="25.77862804" calcext:value-type="float">
            <text:p>25,77862804</text:p>
          </table:table-cell>
          <table:table-cell office:value-type="float" office:value="6.00116468" calcext:value-type="float">
            <text:p>6,00116468</text:p>
          </table:table-cell>
        </table:table-row>
        <table:table-row table:style-name="ro1">
          <table:table-cell office:value-type="float" office:value="25.89197731" calcext:value-type="float">
            <text:p>25,89197731</text:p>
          </table:table-cell>
          <table:table-cell office:value-type="float" office:value="6.890980841" calcext:value-type="float">
            <text:p>6,890980841</text:p>
          </table:table-cell>
        </table:table-row>
        <table:table-row table:style-name="ro1">
          <table:table-cell office:value-type="float" office:value="15.32875424" calcext:value-type="float">
            <text:p>15,32875424</text:p>
          </table:table-cell>
          <table:table-cell office:value-type="float" office:value="8.505271012" calcext:value-type="float">
            <text:p>8,505271012</text:p>
          </table:table-cell>
        </table:table-row>
        <table:table-row table:style-name="ro1">
          <table:table-cell office:value-type="float" office:value="15.68175823" calcext:value-type="float">
            <text:p>15,68175823</text:p>
          </table:table-cell>
          <table:table-cell office:value-type="float" office:value="8.204331008" calcext:value-type="float">
            <text:p>8,204331008</text:p>
          </table:table-cell>
        </table:table-row>
        <table:table-row table:style-name="ro1">
          <table:table-cell office:value-type="float" office:value="16.89779086" calcext:value-type="float">
            <text:p>16,89779086</text:p>
          </table:table-cell>
          <table:table-cell office:value-type="float" office:value="9.562453566" calcext:value-type="float">
            <text:p>9,562453566</text:p>
          </table:table-cell>
        </table:table-row>
        <table:table-row table:style-name="ro1">
          <table:table-cell office:value-type="float" office:value="15.25049975" calcext:value-type="float">
            <text:p>15,25049975</text:p>
          </table:table-cell>
          <table:table-cell office:value-type="float" office:value="8.454903625" calcext:value-type="float">
            <text:p>8,454903625</text:p>
          </table:table-cell>
        </table:table-row>
        <table:table-row table:style-name="ro1">
          <table:table-cell office:value-type="float" office:value="15.54495828" calcext:value-type="float">
            <text:p>15,54495828</text:p>
          </table:table-cell>
          <table:table-cell office:value-type="float" office:value="15.5900759" calcext:value-type="float">
            <text:p>15,5900759</text:p>
          </table:table-cell>
        </table:table-row>
        <table:table-row table:style-name="ro1">
          <table:table-cell office:value-type="float" office:value="25.53098321" calcext:value-type="float">
            <text:p>25,53098321</text:p>
          </table:table-cell>
          <table:table-cell office:value-type="float" office:value="6.267093741" calcext:value-type="float">
            <text:p>6,267093741</text:p>
          </table:table-cell>
        </table:table-row>
        <table:table-row table:style-name="ro1">
          <table:table-cell office:value-type="float" office:value="15.32594806" calcext:value-type="float">
            <text:p>15,32594806</text:p>
          </table:table-cell>
          <table:table-cell office:value-type="float" office:value="16.90060079" calcext:value-type="float">
            <text:p>16,90060079</text:p>
          </table:table-cell>
        </table:table-row>
        <table:table-row table:style-name="ro1">
          <table:table-cell office:value-type="float" office:value="26.53332014" calcext:value-type="float">
            <text:p>26,53332014</text:p>
          </table:table-cell>
          <table:table-cell office:value-type="float" office:value="6.241190675" calcext:value-type="float">
            <text:p>6,241190675</text:p>
          </table:table-cell>
        </table:table-row>
        <table:table-row table:style-name="ro1">
          <table:table-cell office:value-type="float" office:value="15.11538013" calcext:value-type="float">
            <text:p>15,11538013</text:p>
          </table:table-cell>
          <table:table-cell office:value-type="float" office:value="9.008474525" calcext:value-type="float">
            <text:p>9,008474525</text:p>
          </table:table-cell>
        </table:table-row>
        <table:table-row table:style-name="ro1">
          <table:table-cell office:value-type="float" office:value="15.00441587" calcext:value-type="float">
            <text:p>15,00441587</text:p>
          </table:table-cell>
          <table:table-cell office:value-type="float" office:value="16.16095941" calcext:value-type="float">
            <text:p>16,16095941</text:p>
          </table:table-cell>
        </table:table-row>
        <table:table-row table:style-name="ro1">
          <table:table-cell office:value-type="float" office:value="16.35927421" calcext:value-type="float">
            <text:p>16,35927421</text:p>
          </table:table-cell>
          <table:table-cell office:value-type="float" office:value="9.167537304" calcext:value-type="float">
            <text:p>9,167537304</text:p>
          </table:table-cell>
        </table:table-row>
        <table:table-row table:style-name="ro1">
          <table:table-cell office:value-type="float" office:value="25.80675038" calcext:value-type="float">
            <text:p>25,80675038</text:p>
          </table:table-cell>
          <table:table-cell office:value-type="float" office:value="6.369569856" calcext:value-type="float">
            <text:p>6,369569856</text:p>
          </table:table-cell>
        </table:table-row>
        <table:table-row table:style-name="ro1">
          <table:table-cell office:value-type="float" office:value="26.05901879" calcext:value-type="float">
            <text:p>26,05901879</text:p>
          </table:table-cell>
          <table:table-cell office:value-type="float" office:value="5.821902911" calcext:value-type="float">
            <text:p>5,821902911</text:p>
          </table:table-cell>
        </table:table-row>
        <table:table-row table:style-name="ro1">
          <table:table-cell office:value-type="float" office:value="16.25456691" calcext:value-type="float">
            <text:p>16,25456691</text:p>
          </table:table-cell>
          <table:table-cell office:value-type="float" office:value="9.591904055" calcext:value-type="float">
            <text:p>9,591904055</text:p>
          </table:table-cell>
        </table:table-row>
        <table:table-row table:style-name="ro1">
          <table:table-cell office:value-type="float" office:value="26.77636826" calcext:value-type="float">
            <text:p>26,77636826</text:p>
          </table:table-cell>
          <table:table-cell office:value-type="float" office:value="7.262856882" calcext:value-type="float">
            <text:p>7,262856882</text:p>
          </table:table-cell>
        </table:table-row>
        <table:table-row table:style-name="ro1">
          <table:table-cell office:value-type="float" office:value="26.09954968" calcext:value-type="float">
            <text:p>26,09954968</text:p>
          </table:table-cell>
          <table:table-cell office:value-type="float" office:value="6.409333859" calcext:value-type="float">
            <text:p>6,409333859</text:p>
          </table:table-cell>
        </table:table-row>
        <table:table-row table:style-name="ro1">
          <table:table-cell office:value-type="float" office:value="23.64682498" calcext:value-type="float">
            <text:p>23,64682498</text:p>
          </table:table-cell>
          <table:table-cell office:value-type="float" office:value="6.216562633" calcext:value-type="float">
            <text:p>6,216562633</text:p>
          </table:table-cell>
        </table:table-row>
        <table:table-row table:style-name="ro1">
          <table:table-cell office:value-type="float" office:value="24.74002363" calcext:value-type="float">
            <text:p>24,74002363</text:p>
          </table:table-cell>
          <table:table-cell office:value-type="float" office:value="5.747414805" calcext:value-type="float">
            <text:p>5,747414805</text:p>
          </table:table-cell>
        </table:table-row>
        <table:table-row table:style-name="ro1">
          <table:table-cell office:value-type="float" office:value="25.11621338" calcext:value-type="float">
            <text:p>25,11621338</text:p>
          </table:table-cell>
          <table:table-cell office:value-type="float" office:value="6.186678955" calcext:value-type="float">
            <text:p>6,186678955</text:p>
          </table:table-cell>
        </table:table-row>
        <table:table-row table:style-name="ro1">
          <table:table-cell office:value-type="float" office:value="13.59809369" calcext:value-type="float">
            <text:p>13,59809369</text:p>
          </table:table-cell>
          <table:table-cell office:value-type="float" office:value="8.925499692" calcext:value-type="float">
            <text:p>8,925499692</text:p>
          </table:table-cell>
        </table:table-row>
        <table:table-row table:style-name="ro1">
          <table:table-cell office:value-type="float" office:value="25.61446668" calcext:value-type="float">
            <text:p>25,61446668</text:p>
          </table:table-cell>
          <table:table-cell office:value-type="float" office:value="6.408466572" calcext:value-type="float">
            <text:p>6,408466572</text:p>
          </table:table-cell>
        </table:table-row>
        <table:table-row table:style-name="ro1">
          <table:table-cell office:value-type="float" office:value="15.44666407" calcext:value-type="float">
            <text:p>15,44666407</text:p>
          </table:table-cell>
          <table:table-cell office:value-type="float" office:value="16.08764714" calcext:value-type="float">
            <text:p>16,08764714</text:p>
          </table:table-cell>
        </table:table-row>
        <table:table-row table:style-name="ro1">
          <table:table-cell office:value-type="float" office:value="15.11793189" calcext:value-type="float">
            <text:p>15,11793189</text:p>
          </table:table-cell>
          <table:table-cell office:value-type="float" office:value="16.88029545" calcext:value-type="float">
            <text:p>16,88029545</text:p>
          </table:table-cell>
        </table:table-row>
        <table:table-row table:style-name="ro1">
          <table:table-cell office:value-type="float" office:value="15.9225494" calcext:value-type="float">
            <text:p>15,9225494</text:p>
          </table:table-cell>
          <table:table-cell office:value-type="float" office:value="9.798022633" calcext:value-type="float">
            <text:p>9,798022633</text:p>
          </table:table-cell>
        </table:table-row>
        <table:table-row table:style-name="ro1">
          <table:table-cell office:value-type="float" office:value="25.73481424" calcext:value-type="float">
            <text:p>25,73481424</text:p>
          </table:table-cell>
          <table:table-cell office:value-type="float" office:value="6.237198549" calcext:value-type="float">
            <text:p>6,237198549</text:p>
          </table:table-cell>
        </table:table-row>
        <table:table-row table:style-name="ro1">
          <table:table-cell office:value-type="float" office:value="25.32820329" calcext:value-type="float">
            <text:p>25,32820329</text:p>
          </table:table-cell>
          <table:table-cell office:value-type="float" office:value="6.151630844" calcext:value-type="float">
            <text:p>6,151630844</text:p>
          </table:table-cell>
        </table:table-row>
        <table:table-row table:style-name="ro1">
          <table:table-cell office:value-type="float" office:value="25.35557671" calcext:value-type="float">
            <text:p>25,35557671</text:p>
          </table:table-cell>
          <table:table-cell office:value-type="float" office:value="5.859938703" calcext:value-type="float">
            <text:p>5,859938703</text:p>
          </table:table-cell>
        </table:table-row>
        <table:table-row table:style-name="ro1">
          <table:table-cell office:value-type="float" office:value="15.97119989" calcext:value-type="float">
            <text:p>15,97119989</text:p>
          </table:table-cell>
          <table:table-cell office:value-type="float" office:value="8.843210851" calcext:value-type="float">
            <text:p>8,843210851</text:p>
          </table:table-cell>
        </table:table-row>
        <table:table-row table:style-name="ro1">
          <table:table-cell office:value-type="float" office:value="25.89900711" calcext:value-type="float">
            <text:p>25,89900711</text:p>
          </table:table-cell>
          <table:table-cell office:value-type="float" office:value="6.703721387" calcext:value-type="float">
            <text:p>6,703721387</text:p>
          </table:table-cell>
        </table:table-row>
        <table:table-row table:style-name="ro1">
          <table:table-cell office:value-type="float" office:value="26.23343751" calcext:value-type="float">
            <text:p>26,23343751</text:p>
          </table:table-cell>
          <table:table-cell office:value-type="float" office:value="6.200777343" calcext:value-type="float">
            <text:p>6,200777343</text:p>
          </table:table-cell>
        </table:table-row>
        <table:table-row table:style-name="ro1">
          <table:table-cell office:value-type="float" office:value="15.14676275" calcext:value-type="float">
            <text:p>15,14676275</text:p>
          </table:table-cell>
          <table:table-cell office:value-type="float" office:value="16.36157167" calcext:value-type="float">
            <text:p>16,36157167</text:p>
          </table:table-cell>
        </table:table-row>
        <table:table-row table:style-name="ro1">
          <table:table-cell office:value-type="float" office:value="24.45213666" calcext:value-type="float">
            <text:p>24,45213666</text:p>
          </table:table-cell>
          <table:table-cell office:value-type="float" office:value="5.934788086" calcext:value-type="float">
            <text:p>5,934788086</text:p>
          </table:table-cell>
        </table:table-row>
        <table:table-row table:style-name="ro1">
          <table:table-cell office:value-type="float" office:value="16.14795696" calcext:value-type="float">
            <text:p>16,14795696</text:p>
          </table:table-cell>
          <table:table-cell office:value-type="float" office:value="8.322136196" calcext:value-type="float">
            <text:p>8,322136196</text:p>
          </table:table-cell>
        </table:table-row>
        <table:table-row table:style-name="ro1">
          <table:table-cell office:value-type="float" office:value="25.83685343" calcext:value-type="float">
            <text:p>25,83685343</text:p>
          </table:table-cell>
          <table:table-cell office:value-type="float" office:value="6.638564671" calcext:value-type="float">
            <text:p>6,638564671</text:p>
          </table:table-cell>
        </table:table-row>
        <table:table-row table:style-name="ro1">
          <table:table-cell office:value-type="float" office:value="15.07649018" calcext:value-type="float">
            <text:p>15,07649018</text:p>
          </table:table-cell>
          <table:table-cell office:value-type="float" office:value="15.6503633" calcext:value-type="float">
            <text:p>15,6503633</text:p>
          </table:table-cell>
        </table:table-row>
        <table:table-row table:style-name="ro1">
          <table:table-cell office:value-type="float" office:value="27.44507138" calcext:value-type="float">
            <text:p>27,44507138</text:p>
          </table:table-cell>
          <table:table-cell office:value-type="float" office:value="6.091664215" calcext:value-type="float">
            <text:p>6,091664215</text:p>
          </table:table-cell>
        </table:table-row>
        <table:table-row table:style-name="ro1">
          <table:table-cell office:value-type="float" office:value="25.10627498" calcext:value-type="float">
            <text:p>25,10627498</text:p>
          </table:table-cell>
          <table:table-cell office:value-type="float" office:value="6.058564192" calcext:value-type="float">
            <text:p>6,058564192</text:p>
          </table:table-cell>
        </table:table-row>
        <table:table-row table:style-name="ro1">
          <table:table-cell office:value-type="float" office:value="26.58222464" calcext:value-type="float">
            <text:p>26,58222464</text:p>
          </table:table-cell>
          <table:table-cell office:value-type="float" office:value="6.750268853" calcext:value-type="float">
            <text:p>6,750268853</text:p>
          </table:table-cell>
        </table:table-row>
        <table:table-row table:style-name="ro1">
          <table:table-cell office:value-type="float" office:value="24.98656473" calcext:value-type="float">
            <text:p>24,98656473</text:p>
          </table:table-cell>
          <table:table-cell office:value-type="float" office:value="5.544391675" calcext:value-type="float">
            <text:p>5,544391675</text:p>
          </table:table-cell>
        </table:table-row>
        <table:table-row table:style-name="ro1">
          <table:table-cell office:value-type="float" office:value="15.60579724" calcext:value-type="float">
            <text:p>15,60579724</text:p>
          </table:table-cell>
          <table:table-cell office:value-type="float" office:value="16.26224251" calcext:value-type="float">
            <text:p>16,26224251</text:p>
          </table:table-cell>
        </table:table-row>
        <table:table-row table:style-name="ro1">
          <table:table-cell office:value-type="float" office:value="25.68205265" calcext:value-type="float">
            <text:p>25,68205265</text:p>
          </table:table-cell>
          <table:table-cell office:value-type="float" office:value="4.989257396" calcext:value-type="float">
            <text:p>4,989257396</text:p>
          </table:table-cell>
        </table:table-row>
        <table:table-row table:style-name="ro1">
          <table:table-cell office:value-type="float" office:value="25.23928107" calcext:value-type="float">
            <text:p>25,23928107</text:p>
          </table:table-cell>
          <table:table-cell office:value-type="float" office:value="6.983109405" calcext:value-type="float">
            <text:p>6,983109405</text:p>
          </table:table-cell>
        </table:table-row>
        <table:table-row table:style-name="ro1">
          <table:table-cell office:value-type="float" office:value="25.26824969" calcext:value-type="float">
            <text:p>25,26824969</text:p>
          </table:table-cell>
          <table:table-cell office:value-type="float" office:value="7.518055501" calcext:value-type="float">
            <text:p>7,518055501</text:p>
          </table:table-cell>
        </table:table-row>
        <table:table-row table:style-name="ro1">
          <table:table-cell office:value-type="float" office:value="24.93173506" calcext:value-type="float">
            <text:p>24,93173506</text:p>
          </table:table-cell>
          <table:table-cell office:value-type="float" office:value="5.514734843" calcext:value-type="float">
            <text:p>5,514734843</text:p>
          </table:table-cell>
        </table:table-row>
        <table:table-row table:style-name="ro1">
          <table:table-cell office:value-type="float" office:value="25.19444758" calcext:value-type="float">
            <text:p>25,19444758</text:p>
          </table:table-cell>
          <table:table-cell office:value-type="float" office:value="5.876843578" calcext:value-type="float">
            <text:p>5,876843578</text:p>
          </table:table-cell>
        </table:table-row>
        <table:table-row table:style-name="ro1">
          <table:table-cell office:value-type="float" office:value="26.40646727" calcext:value-type="float">
            <text:p>26,40646727</text:p>
          </table:table-cell>
          <table:table-cell office:value-type="float" office:value="6.419854726" calcext:value-type="float">
            <text:p>6,419854726</text:p>
          </table:table-cell>
        </table:table-row>
        <table:table-row table:style-name="ro1">
          <table:table-cell office:value-type="float" office:value="25.16601375" calcext:value-type="float">
            <text:p>25,16601375</text:p>
          </table:table-cell>
          <table:table-cell office:value-type="float" office:value="6.827957447" calcext:value-type="float">
            <text:p>6,827957447</text:p>
          </table:table-cell>
        </table:table-row>
        <table:table-row table:style-name="ro1">
          <table:table-cell office:value-type="float" office:value="13.83403717" calcext:value-type="float">
            <text:p>13,83403717</text:p>
          </table:table-cell>
          <table:table-cell office:value-type="float" office:value="16.85499919" calcext:value-type="float">
            <text:p>16,85499919</text:p>
          </table:table-cell>
        </table:table-row>
        <table:table-row table:style-name="ro1">
          <table:table-cell office:value-type="float" office:value="26.59269279" calcext:value-type="float">
            <text:p>26,59269279</text:p>
          </table:table-cell>
          <table:table-cell office:value-type="float" office:value="6.197243555" calcext:value-type="float">
            <text:p>6,197243555</text:p>
          </table:table-cell>
        </table:table-row>
        <table:table-row table:style-name="ro1">
          <table:table-cell office:value-type="float" office:value="25.70274674" calcext:value-type="float">
            <text:p>25,70274674</text:p>
          </table:table-cell>
          <table:table-cell office:value-type="float" office:value="8.031151964" calcext:value-type="float">
            <text:p>8,031151964</text:p>
          </table:table-cell>
        </table:table-row>
        <table:table-row table:style-name="ro1">
          <table:table-cell office:value-type="float" office:value="25.88400993" calcext:value-type="float">
            <text:p>25,88400993</text:p>
          </table:table-cell>
          <table:table-cell office:value-type="float" office:value="5.291906623" calcext:value-type="float">
            <text:p>5,291906623</text:p>
          </table:table-cell>
        </table:table-row>
        <table:table-row table:style-name="ro1">
          <table:table-cell office:value-type="float" office:value="16.11661777" calcext:value-type="float">
            <text:p>16,11661777</text:p>
          </table:table-cell>
          <table:table-cell office:value-type="float" office:value="7.70285005" calcext:value-type="float">
            <text:p>7,70285005</text:p>
          </table:table-cell>
        </table:table-row>
        <table:table-row table:style-name="ro1">
          <table:table-cell office:value-type="float" office:value="16.41120861" calcext:value-type="float">
            <text:p>16,41120861</text:p>
          </table:table-cell>
          <table:table-cell office:value-type="float" office:value="16.25007645" calcext:value-type="float">
            <text:p>16,25007645</text:p>
          </table:table-cell>
        </table:table-row>
        <table:table-row table:style-name="ro1">
          <table:table-cell office:value-type="float" office:value="24.6115186" calcext:value-type="float">
            <text:p>24,6115186</text:p>
          </table:table-cell>
          <table:table-cell office:value-type="float" office:value="6.587692587" calcext:value-type="float">
            <text:p>6,587692587</text:p>
          </table:table-cell>
        </table:table-row>
        <table:table-row table:style-name="ro1">
          <table:table-cell office:value-type="float" office:value="26.13049942" calcext:value-type="float">
            <text:p>26,13049942</text:p>
          </table:table-cell>
          <table:table-cell office:value-type="float" office:value="6.29023274" calcext:value-type="float">
            <text:p>6,29023274</text:p>
          </table:table-cell>
        </table:table-row>
        <table:table-row table:style-name="ro1">
          <table:table-cell office:value-type="float" office:value="15.97324837" calcext:value-type="float">
            <text:p>15,97324837</text:p>
          </table:table-cell>
          <table:table-cell office:value-type="float" office:value="10.01058632" calcext:value-type="float">
            <text:p>10,01058632</text:p>
          </table:table-cell>
        </table:table-row>
        <table:table-row table:style-name="ro1">
          <table:table-cell office:value-type="float" office:value="25.6565146" calcext:value-type="float">
            <text:p>25,6565146</text:p>
          </table:table-cell>
          <table:table-cell office:value-type="float" office:value="6.236911406" calcext:value-type="float">
            <text:p>6,236911406</text:p>
          </table:table-cell>
        </table:table-row>
        <table:table-row table:style-name="ro1">
          <table:table-cell office:value-type="float" office:value="15.21801259" calcext:value-type="float">
            <text:p>15,21801259</text:p>
          </table:table-cell>
          <table:table-cell office:value-type="float" office:value="16.86931836" calcext:value-type="float">
            <text:p>16,86931836</text:p>
          </table:table-cell>
        </table:table-row>
        <table:table-row table:style-name="ro1">
          <table:table-cell office:value-type="float" office:value="15.08446979" calcext:value-type="float">
            <text:p>15,08446979</text:p>
          </table:table-cell>
          <table:table-cell office:value-type="float" office:value="9.21003467" calcext:value-type="float">
            <text:p>9,21003467</text:p>
          </table:table-cell>
        </table:table-row>
        <table:table-row table:style-name="ro1">
          <table:table-cell office:value-type="float" office:value="26.5129144" calcext:value-type="float">
            <text:p>26,5129144</text:p>
          </table:table-cell>
          <table:table-cell office:value-type="float" office:value="5.502278816" calcext:value-type="float">
            <text:p>5,502278816</text:p>
          </table:table-cell>
        </table:table-row>
        <table:table-row table:style-name="ro1">
          <table:table-cell office:value-type="float" office:value="27.63354536" calcext:value-type="float">
            <text:p>27,63354536</text:p>
          </table:table-cell>
          <table:table-cell office:value-type="float" office:value="7.266551563" calcext:value-type="float">
            <text:p>7,266551563</text:p>
          </table:table-cell>
        </table:table-row>
        <table:table-row table:style-name="ro1">
          <table:table-cell office:value-type="float" office:value="24.41279161" calcext:value-type="float">
            <text:p>24,41279161</text:p>
          </table:table-cell>
          <table:table-cell office:value-type="float" office:value="5.554169889" calcext:value-type="float">
            <text:p>5,554169889</text:p>
          </table:table-cell>
        </table:table-row>
        <table:table-row table:style-name="ro1">
          <table:table-cell office:value-type="float" office:value="15.59750848" calcext:value-type="float">
            <text:p>15,59750848</text:p>
          </table:table-cell>
          <table:table-cell office:value-type="float" office:value="8.319528679" calcext:value-type="float">
            <text:p>8,319528679</text:p>
          </table:table-cell>
        </table:table-row>
        <table:table-row table:style-name="ro1">
          <table:table-cell office:value-type="float" office:value="24.41625076" calcext:value-type="float">
            <text:p>24,41625076</text:p>
          </table:table-cell>
          <table:table-cell office:value-type="float" office:value="5.985114669" calcext:value-type="float">
            <text:p>5,985114669</text:p>
          </table:table-cell>
        </table:table-row>
        <table:table-row table:style-name="ro1">
          <table:table-cell office:value-type="float" office:value="15.70663554" calcext:value-type="float">
            <text:p>15,70663554</text:p>
          </table:table-cell>
          <table:table-cell office:value-type="float" office:value="8.334886234" calcext:value-type="float">
            <text:p>8,334886234</text:p>
          </table:table-cell>
        </table:table-row>
        <table:table-row table:style-name="ro1">
          <table:table-cell office:value-type="float" office:value="27.48079074" calcext:value-type="float">
            <text:p>27,48079074</text:p>
          </table:table-cell>
          <table:table-cell office:value-type="float" office:value="6.112604646" calcext:value-type="float">
            <text:p>6,112604646</text:p>
          </table:table-cell>
        </table:table-row>
        <table:table-row table:style-name="ro1">
          <table:table-cell office:value-type="float" office:value="25.86883922" calcext:value-type="float">
            <text:p>25,86883922</text:p>
          </table:table-cell>
          <table:table-cell office:value-type="float" office:value="6.118104702" calcext:value-type="float">
            <text:p>6,118104702</text:p>
          </table:table-cell>
        </table:table-row>
        <table:table-row table:style-name="ro1">
          <table:table-cell office:value-type="float" office:value="26.23073747" calcext:value-type="float">
            <text:p>26,23073747</text:p>
          </table:table-cell>
          <table:table-cell office:value-type="float" office:value="6.701927223" calcext:value-type="float">
            <text:p>6,701927223</text:p>
          </table:table-cell>
        </table:table-row>
        <table:table-row table:style-name="ro1">
          <table:table-cell office:value-type="float" office:value="26.53584524" calcext:value-type="float">
            <text:p>26,53584524</text:p>
          </table:table-cell>
          <table:table-cell office:value-type="float" office:value="6.114027231" calcext:value-type="float">
            <text:p>6,114027231</text:p>
          </table:table-cell>
        </table:table-row>
        <table:table-row table:style-name="ro1">
          <table:table-cell office:value-type="float" office:value="16.36820655" calcext:value-type="float">
            <text:p>16,36820655</text:p>
          </table:table-cell>
          <table:table-cell office:value-type="float" office:value="10.14201106" calcext:value-type="float">
            <text:p>10,14201106</text:p>
          </table:table-cell>
        </table:table-row>
        <table:table-row table:style-name="ro1">
          <table:table-cell office:value-type="float" office:value="15.90346343" calcext:value-type="float">
            <text:p>15,90346343</text:p>
          </table:table-cell>
          <table:table-cell office:value-type="float" office:value="9.327756028" calcext:value-type="float">
            <text:p>9,327756028</text:p>
          </table:table-cell>
        </table:table-row>
        <table:table-row table:style-name="ro1">
          <table:table-cell office:value-type="float" office:value="15.28333515" calcext:value-type="float">
            <text:p>15,28333515</text:p>
          </table:table-cell>
          <table:table-cell office:value-type="float" office:value="9.292389565" calcext:value-type="float">
            <text:p>9,292389565</text:p>
          </table:table-cell>
        </table:table-row>
        <table:table-row table:style-name="ro1">
          <table:table-cell office:value-type="float" office:value="26.57697466" calcext:value-type="float">
            <text:p>26,57697466</text:p>
          </table:table-cell>
          <table:table-cell office:value-type="float" office:value="6.654215732" calcext:value-type="float">
            <text:p>6,654215732</text:p>
          </table:table-cell>
        </table:table-row>
        <table:table-row table:style-name="ro1">
          <table:table-cell office:value-type="float" office:value="25.53655811" calcext:value-type="float">
            <text:p>25,53655811</text:p>
          </table:table-cell>
          <table:table-cell office:value-type="float" office:value="6.35345369" calcext:value-type="float">
            <text:p>6,35345369</text:p>
          </table:table-cell>
        </table:table-row>
        <table:table-row table:style-name="ro1">
          <table:table-cell office:value-type="float" office:value="25.30508176" calcext:value-type="float">
            <text:p>25,30508176</text:p>
          </table:table-cell>
          <table:table-cell office:value-type="float" office:value="7.095210517" calcext:value-type="float">
            <text:p>7,095210517</text:p>
          </table:table-cell>
        </table:table-row>
        <table:table-row table:style-name="ro1">
          <table:table-cell office:value-type="float" office:value="14.84364943" calcext:value-type="float">
            <text:p>14,84364943</text:p>
          </table:table-cell>
          <table:table-cell office:value-type="float" office:value="16.32411228" calcext:value-type="float">
            <text:p>16,32411228</text:p>
          </table:table-cell>
        </table:table-row>
        <table:table-row table:style-name="ro1">
          <table:table-cell office:value-type="float" office:value="15.37321566" calcext:value-type="float">
            <text:p>15,37321566</text:p>
          </table:table-cell>
          <table:table-cell office:value-type="float" office:value="9.680851018" calcext:value-type="float">
            <text:p>9,680851018</text:p>
          </table:table-cell>
        </table:table-row>
        <table:table-row table:style-name="ro1">
          <table:table-cell office:value-type="float" office:value="26.86965479" calcext:value-type="float">
            <text:p>26,86965479</text:p>
          </table:table-cell>
          <table:table-cell office:value-type="float" office:value="5.656650953" calcext:value-type="float">
            <text:p>5,656650953</text:p>
          </table:table-cell>
        </table:table-row>
        <table:table-row table:style-name="ro1">
          <table:table-cell office:value-type="float" office:value="13.889156" calcext:value-type="float">
            <text:p>13,889156</text:p>
          </table:table-cell>
          <table:table-cell office:value-type="float" office:value="8.479175642" calcext:value-type="float">
            <text:p>8,479175642</text:p>
          </table:table-cell>
        </table:table-row>
        <table:table-row table:style-name="ro1">
          <table:table-cell office:value-type="float" office:value="26.59682894" calcext:value-type="float">
            <text:p>26,59682894</text:p>
          </table:table-cell>
          <table:table-cell office:value-type="float" office:value="7.822198114" calcext:value-type="float">
            <text:p>7,822198114</text:p>
          </table:table-cell>
        </table:table-row>
        <table:table-row table:style-name="ro1">
          <table:table-cell office:value-type="float" office:value="17.04593726" calcext:value-type="float">
            <text:p>17,04593726</text:p>
          </table:table-cell>
          <table:table-cell office:value-type="float" office:value="9.729233452" calcext:value-type="float">
            <text:p>9,729233452</text:p>
          </table:table-cell>
        </table:table-row>
        <table:table-row table:style-name="ro1">
          <table:table-cell office:value-type="float" office:value="26.07379509" calcext:value-type="float">
            <text:p>26,07379509</text:p>
          </table:table-cell>
          <table:table-cell office:value-type="float" office:value="5.389723406" calcext:value-type="float">
            <text:p>5,389723406</text:p>
          </table:table-cell>
        </table:table-row>
        <table:table-row table:style-name="ro1">
          <table:table-cell office:value-type="float" office:value="27.31507418" calcext:value-type="float">
            <text:p>27,31507418</text:p>
          </table:table-cell>
          <table:table-cell office:value-type="float" office:value="7.660076449" calcext:value-type="float">
            <text:p>7,660076449</text:p>
          </table:table-cell>
        </table:table-row>
        <table:table-row table:style-name="ro1">
          <table:table-cell office:value-type="float" office:value="25.47649785" calcext:value-type="float">
            <text:p>25,47649785</text:p>
          </table:table-cell>
          <table:table-cell office:value-type="float" office:value="7.890010019" calcext:value-type="float">
            <text:p>7,890010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2T22:30:54.677895400</dc:date>
    <meta:editing-duration>PT1H10M4S</meta:editing-duration>
    <meta:editing-cycles>1</meta:editing-cycles>
    <meta:document-statistic meta:table-count="1" meta:cell-count="1274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69cm" svg:height="19.4cm" xlink:href=".." xlink:type="simple" chart:class="chart:scatter" chart:style-name="ch1">
        <chart:legend chart:legend-position="end" svg:x="31.862cm" svg:y="9.405cm" style:legend-expansion="high" chart:style-name="ch2"/>
        <chart:plot-area chart:style-name="ch3" svg:x="0.687cm" svg:y="0.388cm" svg:width="30.488cm" svg:height="18.624cm">
          <chart:coordinate-region svg:x="0.844cm" svg:y="0.388cm" svg:width="30.133cm" svg:height="18.42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В.B1:27В.B637" chart:class="chart:scatter">
            <chart:domain table:cell-range-address="27В.A1:27В.A637"/>
            <chart:data-point chart:repeated="6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1983795">
                <text:p>25.81983795</text:p>
                <draw:g>
                  <svg:desc>27В.A1:27В.A637</svg:desc>
                </draw:g>
              </table:table-cell>
              <table:table-cell office:value-type="float" office:value="7.151640025">
                <text:p>7.151640025</text:p>
                <draw:g>
                  <svg:desc>27В.B1:27В.B6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9846261">
                <text:p>16.59846261</text:p>
              </table:table-cell>
              <table:table-cell office:value-type="float" office:value="10.49874639">
                <text:p>10.49874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183558">
                <text:p>24.3183558</text:p>
              </table:table-cell>
              <table:table-cell office:value-type="float" office:value="6.978422803">
                <text:p>6.97842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30808135">
                <text:p>26.30808135</text:p>
              </table:table-cell>
              <table:table-cell office:value-type="float" office:value="6.017273271">
                <text:p>6.017273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2243448">
                <text:p>14.32243448</text:p>
              </table:table-cell>
              <table:table-cell office:value-type="float" office:value="7.93708521">
                <text:p>7.93708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88625264">
                <text:p>24.88625264</text:p>
              </table:table-cell>
              <table:table-cell office:value-type="float" office:value="6.28330212">
                <text:p>6.28330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63730571">
                <text:p>25.63730571</text:p>
              </table:table-cell>
              <table:table-cell office:value-type="float" office:value="4.708951894">
                <text:p>4.708951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27670266">
                <text:p>27.27670266</text:p>
              </table:table-cell>
              <table:table-cell office:value-type="float" office:value="5.121482354">
                <text:p>5.121482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09856876">
                <text:p>17.09856876</text:p>
              </table:table-cell>
              <table:table-cell office:value-type="float" office:value="8.238740698">
                <text:p>8.238740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4152599">
                <text:p>25.74152599</text:p>
              </table:table-cell>
              <table:table-cell office:value-type="float" office:value="7.568701951">
                <text:p>7.568701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750078">
                <text:p>25.5750078</text:p>
              </table:table-cell>
              <table:table-cell office:value-type="float" office:value="6.301902583">
                <text:p>6.301902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4245833">
                <text:p>25.24245833</text:p>
              </table:table-cell>
              <table:table-cell office:value-type="float" office:value="6.841236826">
                <text:p>6.841236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32433732">
                <text:p>14.32433732</text:p>
              </table:table-cell>
              <table:table-cell office:value-type="float" office:value="16.09561099">
                <text:p>16.09561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9803337">
                <text:p>25.99803337</text:p>
              </table:table-cell>
              <table:table-cell office:value-type="float" office:value="5.578196577">
                <text:p>5.578196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82131872">
                <text:p>25.82131872</text:p>
              </table:table-cell>
              <table:table-cell office:value-type="float" office:value="6.758604686">
                <text:p>6.7586046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74754933">
                <text:p>25.74754933</text:p>
              </table:table-cell>
              <table:table-cell office:value-type="float" office:value="6.868851943">
                <text:p>6.868851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7522535">
                <text:p>25.57522535</text:p>
              </table:table-cell>
              <table:table-cell office:value-type="float" office:value="5.830350551">
                <text:p>5.83035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12722772">
                <text:p>26.12722772</text:p>
              </table:table-cell>
              <table:table-cell office:value-type="float" office:value="6.219149748">
                <text:p>6.219149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88576622">
                <text:p>25.88576622</text:p>
              </table:table-cell>
              <table:table-cell office:value-type="float" office:value="5.697091454">
                <text:p>5.697091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2124781">
                <text:p>26.52124781</text:p>
              </table:table-cell>
              <table:table-cell office:value-type="float" office:value="7.782501882">
                <text:p>7.782501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15531352">
                <text:p>24.15531352</text:p>
              </table:table-cell>
              <table:table-cell office:value-type="float" office:value="5.983273843">
                <text:p>5.983273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79881611">
                <text:p>26.79881611</text:p>
              </table:table-cell>
              <table:table-cell office:value-type="float" office:value="5.870032845">
                <text:p>5.870032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38954584">
                <text:p>25.38954584</text:p>
              </table:table-cell>
              <table:table-cell office:value-type="float" office:value="6.839868377">
                <text:p>6.839868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48232616">
                <text:p>25.48232616</text:p>
              </table:table-cell>
              <table:table-cell office:value-type="float" office:value="7.983371389">
                <text:p>7.9833713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55092636">
                <text:p>26.55092636</text:p>
              </table:table-cell>
              <table:table-cell office:value-type="float" office:value="6.703664423">
                <text:p>6.703664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66997598">
                <text:p>25.66997598</text:p>
              </table:table-cell>
              <table:table-cell office:value-type="float" office:value="5.567015978">
                <text:p>5.567015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08857129">
                <text:p>26.08857129</text:p>
              </table:table-cell>
              <table:table-cell office:value-type="float" office:value="5.402495159">
                <text:p>5.402495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13893555">
                <text:p>25.13893555</text:p>
              </table:table-cell>
              <table:table-cell office:value-type="float" office:value="6.749022412">
                <text:p>6.749022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22706501">
                <text:p>26.22706501</text:p>
              </table:table-cell>
              <table:table-cell office:value-type="float" office:value="7.348118052">
                <text:p>7.348118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0602631">
                <text:p>16.10602631</text:p>
              </table:table-cell>
              <table:table-cell office:value-type="float" office:value="9.062225311">
                <text:p>9.062225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38871947">
                <text:p>14.38871947</text:p>
              </table:table-cell>
              <table:table-cell office:value-type="float" office:value="9.079140589">
                <text:p>9.079140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46224533">
                <text:p>26.46224533</text:p>
              </table:table-cell>
              <table:table-cell office:value-type="float" office:value="7.291119914">
                <text:p>7.291119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06662359">
                <text:p>25.06662359</text:p>
              </table:table-cell>
              <table:table-cell office:value-type="float" office:value="6.066986986">
                <text:p>6.066986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7595599">
                <text:p>25.67595599</text:p>
              </table:table-cell>
              <table:table-cell office:value-type="float" office:value="5.609474358">
                <text:p>5.609474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5478597">
                <text:p>26.5478597</text:p>
              </table:table-cell>
              <table:table-cell office:value-type="float" office:value="6.022167125">
                <text:p>6.022167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617161">
                <text:p>15.1617161</text:p>
              </table:table-cell>
              <table:table-cell office:value-type="float" office:value="9.220031953">
                <text:p>9.220031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0288894">
                <text:p>16.20288894</text:p>
              </table:table-cell>
              <table:table-cell office:value-type="float" office:value="8.641124294">
                <text:p>8.641124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92500583">
                <text:p>25.92500583</text:p>
              </table:table-cell>
              <table:table-cell office:value-type="float" office:value="6.877127378">
                <text:p>6.8771273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17067328">
                <text:p>26.17067328</text:p>
              </table:table-cell>
              <table:table-cell office:value-type="float" office:value="6.620489408">
                <text:p>6.620489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13819298">
                <text:p>17.13819298</text:p>
              </table:table-cell>
              <table:table-cell office:value-type="float" office:value="15.35721676">
                <text:p>15.35721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99990521">
                <text:p>14.99990521</text:p>
              </table:table-cell>
              <table:table-cell office:value-type="float" office:value="8.905431497">
                <text:p>8.905431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56600818">
                <text:p>26.56600818</text:p>
              </table:table-cell>
              <table:table-cell office:value-type="float" office:value="6.307360825">
                <text:p>6.307360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54328026">
                <text:p>26.54328026</text:p>
              </table:table-cell>
              <table:table-cell office:value-type="float" office:value="6.824464766">
                <text:p>6.8244647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08271814">
                <text:p>15.08271814</text:p>
              </table:table-cell>
              <table:table-cell office:value-type="float" office:value="8.412100128">
                <text:p>8.412100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22482454">
                <text:p>15.22482454</text:p>
              </table:table-cell>
              <table:table-cell office:value-type="float" office:value="15.73609261">
                <text:p>15.73609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69396873">
                <text:p>25.69396873</text:p>
              </table:table-cell>
              <table:table-cell office:value-type="float" office:value="6.763412286">
                <text:p>6.763412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3857994">
                <text:p>24.53857994</text:p>
              </table:table-cell>
              <table:table-cell office:value-type="float" office:value="5.810157419">
                <text:p>5.810157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8926717">
                <text:p>16.28926717</text:p>
              </table:table-cell>
              <table:table-cell office:value-type="float" office:value="8.375021109">
                <text:p>8.375021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37590568">
                <text:p>26.37590568</text:p>
              </table:table-cell>
              <table:table-cell office:value-type="float" office:value="6.319701308">
                <text:p>6.319701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80940072">
                <text:p>25.80940072</text:p>
              </table:table-cell>
              <table:table-cell office:value-type="float" office:value="5.190048325">
                <text:p>5.190048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80855101">
                <text:p>25.80855101</text:p>
              </table:table-cell>
              <table:table-cell office:value-type="float" office:value="6.650143008">
                <text:p>6.650143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94086272">
                <text:p>15.94086272</text:p>
              </table:table-cell>
              <table:table-cell office:value-type="float" office:value="9.430039334">
                <text:p>9.430039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50393691">
                <text:p>5.750393691</text:p>
              </table:table-cell>
              <table:table-cell office:value-type="float" office:value="-19.87762839">
                <text:p>-19.87762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71584321">
                <text:p>25.71584321</text:p>
              </table:table-cell>
              <table:table-cell office:value-type="float" office:value="6.488576742">
                <text:p>6.488576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60956071">
                <text:p>15.60956071</text:p>
              </table:table-cell>
              <table:table-cell office:value-type="float" office:value="9.008337064">
                <text:p>9.008337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62848961">
                <text:p>26.62848961</text:p>
              </table:table-cell>
              <table:table-cell office:value-type="float" office:value="6.95249176">
                <text:p>6.95249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46623735">
                <text:p>26.46623735</text:p>
              </table:table-cell>
              <table:table-cell office:value-type="float" office:value="5.990409897">
                <text:p>5.990409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4148217">
                <text:p>25.4148217</text:p>
              </table:table-cell>
              <table:table-cell office:value-type="float" office:value="6.627220553">
                <text:p>6.627220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61408045">
                <text:p>26.61408045</text:p>
              </table:table-cell>
              <table:table-cell office:value-type="float" office:value="6.291894089">
                <text:p>6.291894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00033375">
                <text:p>26.00033375</text:p>
              </table:table-cell>
              <table:table-cell office:value-type="float" office:value="6.939633349">
                <text:p>6.939633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68479723">
                <text:p>14.68479723</text:p>
              </table:table-cell>
              <table:table-cell office:value-type="float" office:value="8.749898062">
                <text:p>8.749898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00961797">
                <text:p>16.00961797</text:p>
              </table:table-cell>
              <table:table-cell office:value-type="float" office:value="8.025241949">
                <text:p>8.025241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72147459">
                <text:p>23.72147459</text:p>
              </table:table-cell>
              <table:table-cell office:value-type="float" office:value="6.917307804">
                <text:p>6.917307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90184704">
                <text:p>24.90184704</text:p>
              </table:table-cell>
              <table:table-cell office:value-type="float" office:value="6.65351459">
                <text:p>6.65351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5117957">
                <text:p>15.75117957</text:p>
              </table:table-cell>
              <table:table-cell office:value-type="float" office:value="9.44889058">
                <text:p>9.44889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49155089">
                <text:p>15.49155089</text:p>
              </table:table-cell>
              <table:table-cell office:value-type="float" office:value="9.458889883">
                <text:p>9.458889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84569971">
                <text:p>26.84569971</text:p>
              </table:table-cell>
              <table:table-cell office:value-type="float" office:value="7.262853044">
                <text:p>7.262853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6401932">
                <text:p>25.6401932</text:p>
              </table:table-cell>
              <table:table-cell office:value-type="float" office:value="6.393494534">
                <text:p>6.393494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68529273">
                <text:p>25.68529273</text:p>
              </table:table-cell>
              <table:table-cell office:value-type="float" office:value="7.091250509">
                <text:p>7.091250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96505123">
                <text:p>13.96505123</text:p>
              </table:table-cell>
              <table:table-cell office:value-type="float" office:value="17.14747883">
                <text:p>17.14747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7831776">
                <text:p>16.17831776</text:p>
              </table:table-cell>
              <table:table-cell office:value-type="float" office:value="15.77274601">
                <text:p>15.77274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92949153">
                <text:p>26.92949153</text:p>
              </table:table-cell>
              <table:table-cell office:value-type="float" office:value="6.325236815">
                <text:p>6.325236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34548662">
                <text:p>24.34548662</text:p>
              </table:table-cell>
              <table:table-cell office:value-type="float" office:value="6.159203824">
                <text:p>6.159203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64296547">
                <text:p>23.64296547</text:p>
              </table:table-cell>
              <table:table-cell office:value-type="float" office:value="5.189497673">
                <text:p>5.1894976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55695729">
                <text:p>14.55695729</text:p>
              </table:table-cell>
              <table:table-cell office:value-type="float" office:value="9.369856363">
                <text:p>9.3698563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48035272">
                <text:p>25.48035272</text:p>
              </table:table-cell>
              <table:table-cell office:value-type="float" office:value="6.420921589">
                <text:p>6.420921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39085319">
                <text:p>15.39085319</text:p>
              </table:table-cell>
              <table:table-cell office:value-type="float" office:value="9.181662154">
                <text:p>9.181662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2683527">
                <text:p>16.2683527</text:p>
              </table:table-cell>
              <table:table-cell office:value-type="float" office:value="16.17064915">
                <text:p>16.17064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0210408">
                <text:p>25.90210408</text:p>
              </table:table-cell>
              <table:table-cell office:value-type="float" office:value="5.774165968">
                <text:p>5.774165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77955544">
                <text:p>13.77955544</text:p>
              </table:table-cell>
              <table:table-cell office:value-type="float" office:value="8.490136162">
                <text:p>8.490136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08231344">
                <text:p>25.08231344</text:p>
              </table:table-cell>
              <table:table-cell office:value-type="float" office:value="6.283089212">
                <text:p>6.283089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29534556">
                <text:p>26.29534556</text:p>
              </table:table-cell>
              <table:table-cell office:value-type="float" office:value="7.013635443">
                <text:p>7.013635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67144472">
                <text:p>15.67144472</text:p>
              </table:table-cell>
              <table:table-cell office:value-type="float" office:value="15.82928571">
                <text:p>15.82928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91779787">
                <text:p>24.91779787</text:p>
              </table:table-cell>
              <table:table-cell office:value-type="float" office:value="5.924573451">
                <text:p>5.924573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61742387">
                <text:p>14.61742387</text:p>
              </table:table-cell>
              <table:table-cell office:value-type="float" office:value="17.53585695">
                <text:p>17.53585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00231912">
                <text:p>24.00231912</text:p>
              </table:table-cell>
              <table:table-cell office:value-type="float" office:value="5.73165224">
                <text:p>5.73165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10205641">
                <text:p>25.10205641</text:p>
              </table:table-cell>
              <table:table-cell office:value-type="float" office:value="7.490875997">
                <text:p>7.490875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09741284">
                <text:p>25.09741284</text:p>
              </table:table-cell>
              <table:table-cell office:value-type="float" office:value="6.10340395">
                <text:p>6.10340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1798767">
                <text:p>26.1798767</text:p>
              </table:table-cell>
              <table:table-cell office:value-type="float" office:value="6.086456352">
                <text:p>6.086456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61144607">
                <text:p>25.61144607</text:p>
              </table:table-cell>
              <table:table-cell office:value-type="float" office:value="7.795484624">
                <text:p>7.795484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23199775">
                <text:p>26.23199775</text:p>
              </table:table-cell>
              <table:table-cell office:value-type="float" office:value="6.71414388">
                <text:p>6.714143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86066175">
                <text:p>16.86066175</text:p>
              </table:table-cell>
              <table:table-cell office:value-type="float" office:value="10.77065465">
                <text:p>10.77065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91371847">
                <text:p>25.91371847</text:p>
              </table:table-cell>
              <table:table-cell office:value-type="float" office:value="5.313013401">
                <text:p>5.3130134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47476318">
                <text:p>15.47476318</text:p>
              </table:table-cell>
              <table:table-cell office:value-type="float" office:value="8.041550217">
                <text:p>8.0415502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9813512">
                <text:p>15.9813512</text:p>
              </table:table-cell>
              <table:table-cell office:value-type="float" office:value="8.575182">
                <text:p>8.575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5943319">
                <text:p>25.75943319</text:p>
              </table:table-cell>
              <table:table-cell office:value-type="float" office:value="7.024333161">
                <text:p>7.0243331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1061746">
                <text:p>16.11061746</text:p>
              </table:table-cell>
              <table:table-cell office:value-type="float" office:value="9.332939247">
                <text:p>9.332939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61780613">
                <text:p>16.61780613</text:p>
              </table:table-cell>
              <table:table-cell office:value-type="float" office:value="15.80425064">
                <text:p>15.80425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39000761">
                <text:p>25.39000761</text:p>
              </table:table-cell>
              <table:table-cell office:value-type="float" office:value="6.335065832">
                <text:p>6.335065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7713385">
                <text:p>15.87713385</text:p>
              </table:table-cell>
              <table:table-cell office:value-type="float" office:value="9.126466664">
                <text:p>9.1264666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67066732">
                <text:p>25.67066732</text:p>
              </table:table-cell>
              <table:table-cell office:value-type="float" office:value="5.826602643">
                <text:p>5.826602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.2338002">
                <text:p>26.2338002</text:p>
              </table:table-cell>
              <table:table-cell office:value-type="float" office:value="5.384623815">
                <text:p>5.384623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54592302">
                <text:p>26.54592302</text:p>
              </table:table-cell>
              <table:table-cell office:value-type="float" office:value="6.835850496">
                <text:p>6.835850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39475905">
                <text:p>26.39475905</text:p>
              </table:table-cell>
              <table:table-cell office:value-type="float" office:value="6.856671343">
                <text:p>6.856671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15559226">
                <text:p>16.15559226</text:p>
              </table:table-cell>
              <table:table-cell office:value-type="float" office:value="16.26924535">
                <text:p>16.26924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51273999">
                <text:p>25.51273999</text:p>
              </table:table-cell>
              <table:table-cell office:value-type="float" office:value="7.607125987">
                <text:p>7.607125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99133042">
                <text:p>24.99133042</text:p>
              </table:table-cell>
              <table:table-cell office:value-type="float" office:value="6.101638773">
                <text:p>6.101638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26167388">
                <text:p>25.26167388</text:p>
              </table:table-cell>
              <table:table-cell office:value-type="float" office:value="6.033560228">
                <text:p>6.033560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50234598">
                <text:p>25.50234598</text:p>
              </table:table-cell>
              <table:table-cell office:value-type="float" office:value="7.182978709">
                <text:p>7.182978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.5000552">
                <text:p>24.5000552</text:p>
              </table:table-cell>
              <table:table-cell office:value-type="float" office:value="6.343413482">
                <text:p>6.3434134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18073167">
                <text:p>15.18073167</text:p>
              </table:table-cell>
              <table:table-cell office:value-type="float" office:value="9.174323999">
                <text:p>9.174323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.48239615">
                <text:p>25.48239615</text:p>
              </table:table-cell>
              <table:table-cell office:value-type="float" office:value="6.563879514">
                <text:p>6.5638795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19033222">
                <text:p>26.19033222</text:p>
              </table:table-cell>
              <table:table-cell office:value-type="float" office:value="6.915247909">
                <text:p>6.9152479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1957415">
                <text:p>26.01957415</text:p>
              </table:table-cell>
              <table:table-cell office:value-type="float" office:value="6.270745598">
                <text:p>6.2707455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67724394">
                <text:p>15.67724394</text:p>
              </table:table-cell>
              <table:table-cell office:value-type="float" office:value="15.90482745">
                <text:p>15.90482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78848291">
                <text:p>15.78848291</text:p>
              </table:table-cell>
              <table:table-cell office:value-type="float" office:value="9.493934156">
                <text:p>9.493934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49647727">
                <text:p>25.49647727</text:p>
              </table:table-cell>
              <table:table-cell office:value-type="float" office:value="5.575298988">
                <text:p>5.575298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70429315">
                <text:p>25.70429315</text:p>
              </table:table-cell>
              <table:table-cell office:value-type="float" office:value="7.24651488">
                <text:p>7.24651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21165978">
                <text:p>26.21165978</text:p>
              </table:table-cell>
              <table:table-cell office:value-type="float" office:value="5.288726133">
                <text:p>5.288726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7612486">
                <text:p>15.47612486</text:p>
              </table:table-cell>
              <table:table-cell office:value-type="float" office:value="8.725498583">
                <text:p>8.725498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4551611">
                <text:p>25.04551611</text:p>
              </table:table-cell>
              <table:table-cell office:value-type="float" office:value="5.341379352">
                <text:p>5.341379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6248618">
                <text:p>15.6248618</text:p>
              </table:table-cell>
              <table:table-cell office:value-type="float" office:value="9.389144939">
                <text:p>9.389144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2353102">
                <text:p>26.02353102</text:p>
              </table:table-cell>
              <table:table-cell office:value-type="float" office:value="6.022157025">
                <text:p>6.022157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87621253">
                <text:p>14.87621253</text:p>
              </table:table-cell>
              <table:table-cell office:value-type="float" office:value="16.55826836">
                <text:p>16.55826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95454622">
                <text:p>24.95454622</text:p>
              </table:table-cell>
              <table:table-cell office:value-type="float" office:value="6.683799137">
                <text:p>6.683799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33122096">
                <text:p>26.33122096</text:p>
              </table:table-cell>
              <table:table-cell office:value-type="float" office:value="6.2808458">
                <text:p>6.2808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46727816">
                <text:p>16.46727816</text:p>
              </table:table-cell>
              <table:table-cell office:value-type="float" office:value="9.911859228">
                <text:p>9.9118592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78709901">
                <text:p>25.78709901</text:p>
              </table:table-cell>
              <table:table-cell office:value-type="float" office:value="6.259197662">
                <text:p>6.259197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31396714">
                <text:p>25.31396714</text:p>
              </table:table-cell>
              <table:table-cell office:value-type="float" office:value="7.100518774">
                <text:p>7.1005187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32744246">
                <text:p>15.32744246</text:p>
              </table:table-cell>
              <table:table-cell office:value-type="float" office:value="16.9556772">
                <text:p>16.9556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9336901">
                <text:p>26.9336901</text:p>
              </table:table-cell>
              <table:table-cell office:value-type="float" office:value="6.957511763">
                <text:p>6.957511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1913312">
                <text:p>27.1913312</text:p>
              </table:table-cell>
              <table:table-cell office:value-type="float" office:value="6.398489893">
                <text:p>6.398489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05308302">
                <text:p>16.05308302</text:p>
              </table:table-cell>
              <table:table-cell office:value-type="float" office:value="8.930595647">
                <text:p>8.930595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67229606">
                <text:p>14.67229606</text:p>
              </table:table-cell>
              <table:table-cell office:value-type="float" office:value="16.25372508">
                <text:p>16.25372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32438366">
                <text:p>26.32438366</text:p>
              </table:table-cell>
              <table:table-cell office:value-type="float" office:value="5.595749468">
                <text:p>5.595749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32311924">
                <text:p>16.32311924</text:p>
              </table:table-cell>
              <table:table-cell office:value-type="float" office:value="16.69569613">
                <text:p>16.69569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38175309">
                <text:p>25.38175309</text:p>
              </table:table-cell>
              <table:table-cell office:value-type="float" office:value="6.535401453">
                <text:p>6.5354014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49255232">
                <text:p>14.49255232</text:p>
              </table:table-cell>
              <table:table-cell office:value-type="float" office:value="16.39788915">
                <text:p>16.397889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9106815">
                <text:p>15.9106815</text:p>
              </table:table-cell>
              <table:table-cell office:value-type="float" office:value="8.605137186">
                <text:p>8.6051371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80286562">
                <text:p>15.80286562</text:p>
              </table:table-cell>
              <table:table-cell office:value-type="float" office:value="17.17436624">
                <text:p>17.17436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9206385">
                <text:p>24.9206385</text:p>
              </table:table-cell>
              <table:table-cell office:value-type="float" office:value="6.126748484">
                <text:p>6.126748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8675876">
                <text:p>14.18675876</text:p>
              </table:table-cell>
              <table:table-cell office:value-type="float" office:value="8.811232231">
                <text:p>8.8112322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1745961">
                <text:p>26.31745961</text:p>
              </table:table-cell>
              <table:table-cell office:value-type="float" office:value="5.43337197">
                <text:p>5.433371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54660406">
                <text:p>26.54660406</text:p>
              </table:table-cell>
              <table:table-cell office:value-type="float" office:value="7.419088833">
                <text:p>7.4190888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98056433">
                <text:p>13.98056433</text:p>
              </table:table-cell>
              <table:table-cell office:value-type="float" office:value="8.595115764">
                <text:p>8.5951157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7163169">
                <text:p>25.7163169</text:p>
              </table:table-cell>
              <table:table-cell office:value-type="float" office:value="7.592078199">
                <text:p>7.592078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52468455">
                <text:p>25.52468455</text:p>
              </table:table-cell>
              <table:table-cell office:value-type="float" office:value="5.261616622">
                <text:p>5.261616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82935761">
                <text:p>15.82935761</text:p>
              </table:table-cell>
              <table:table-cell office:value-type="float" office:value="9.15858931">
                <text:p>9.158589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85511475">
                <text:p>24.85511475</text:p>
              </table:table-cell>
              <table:table-cell office:value-type="float" office:value="6.440459534">
                <text:p>6.440459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12473707">
                <text:p>25.12473707</text:p>
              </table:table-cell>
              <table:table-cell office:value-type="float" office:value="7.120029752">
                <text:p>7.1200297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05715463">
                <text:p>26.05715463</text:p>
              </table:table-cell>
              <table:table-cell office:value-type="float" office:value="5.933004628">
                <text:p>5.9330046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581906309">
                <text:p>-4.581906309</text:p>
              </table:table-cell>
              <table:table-cell office:value-type="float" office:value="27.63585695">
                <text:p>27.635856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86726876">
                <text:p>16.86726876</text:p>
              </table:table-cell>
              <table:table-cell office:value-type="float" office:value="9.697031319">
                <text:p>9.6970313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1572627">
                <text:p>13.91572627</text:p>
              </table:table-cell>
              <table:table-cell office:value-type="float" office:value="15.98005821">
                <text:p>15.980058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88522667">
                <text:p>25.88522667</text:p>
              </table:table-cell>
              <table:table-cell office:value-type="float" office:value="7.760270671">
                <text:p>7.7602706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08173612">
                <text:p>25.08173612</text:p>
              </table:table-cell>
              <table:table-cell office:value-type="float" office:value="6.325587487">
                <text:p>6.3255874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94827259">
                <text:p>25.94827259</text:p>
              </table:table-cell>
              <table:table-cell office:value-type="float" office:value="6.419804327">
                <text:p>6.4198043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78546493">
                <text:p>25.78546493</text:p>
              </table:table-cell>
              <table:table-cell office:value-type="float" office:value="5.067765807">
                <text:p>5.0677658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.62577192">
                <text:p>24.62577192</text:p>
              </table:table-cell>
              <table:table-cell office:value-type="float" office:value="6.147290369">
                <text:p>6.147290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31948911">
                <text:p>15.31948911</text:p>
              </table:table-cell>
              <table:table-cell office:value-type="float" office:value="9.740318909">
                <text:p>9.740318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76500848">
                <text:p>26.76500848</text:p>
              </table:table-cell>
              <table:table-cell office:value-type="float" office:value="5.435880507">
                <text:p>5.435880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73219896">
                <text:p>14.73219896</text:p>
              </table:table-cell>
              <table:table-cell office:value-type="float" office:value="16.23409118">
                <text:p>16.23409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60838911">
                <text:p>25.60838911</text:p>
              </table:table-cell>
              <table:table-cell office:value-type="float" office:value="6.427818172">
                <text:p>6.4278181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.02160457">
                <text:p>24.02160457</text:p>
              </table:table-cell>
              <table:table-cell office:value-type="float" office:value="6.569787812">
                <text:p>6.569787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38172691">
                <text:p>27.38172691</text:p>
              </table:table-cell>
              <table:table-cell office:value-type="float" office:value="6.542000995">
                <text:p>6.542000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30182439">
                <text:p>27.30182439</text:p>
              </table:table-cell>
              <table:table-cell office:value-type="float" office:value="5.563961031">
                <text:p>5.563961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81792238">
                <text:p>26.81792238</text:p>
              </table:table-cell>
              <table:table-cell office:value-type="float" office:value="5.656499958">
                <text:p>5.656499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93524006">
                <text:p>25.93524006</text:p>
              </table:table-cell>
              <table:table-cell office:value-type="float" office:value="6.395556146">
                <text:p>6.395556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3522339">
                <text:p>27.3522339</text:p>
              </table:table-cell>
              <table:table-cell office:value-type="float" office:value="6.052619635">
                <text:p>6.0526196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26057036">
                <text:p>25.26057036</text:p>
              </table:table-cell>
              <table:table-cell office:value-type="float" office:value="6.28253553">
                <text:p>6.28253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43545538">
                <text:p>26.43545538</text:p>
              </table:table-cell>
              <table:table-cell office:value-type="float" office:value="7.325598082">
                <text:p>7.3255980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79354536">
                <text:p>43.79354536</text:p>
              </table:table-cell>
              <table:table-cell office:value-type="float" office:value="32.68585695">
                <text:p>32.68585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50319317">
                <text:p>14.50319317</text:p>
              </table:table-cell>
              <table:table-cell office:value-type="float" office:value="16.38364643">
                <text:p>16.383646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88540231">
                <text:p>25.88540231</text:p>
              </table:table-cell>
              <table:table-cell office:value-type="float" office:value="6.108288108">
                <text:p>6.108288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.07695356">
                <text:p>26.07695356</text:p>
              </table:table-cell>
              <table:table-cell office:value-type="float" office:value="7.272558336">
                <text:p>7.2725583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12085109">
                <text:p>26.12085109</text:p>
              </table:table-cell>
              <table:table-cell office:value-type="float" office:value="6.911336078">
                <text:p>6.911336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76990417">
                <text:p>15.76990417</text:p>
              </table:table-cell>
              <table:table-cell office:value-type="float" office:value="9.696467537">
                <text:p>9.6964675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43950085">
                <text:p>15.43950085</text:p>
              </table:table-cell>
              <table:table-cell office:value-type="float" office:value="8.951915535">
                <text:p>8.9519155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20947393">
                <text:p>27.20947393</text:p>
              </table:table-cell>
              <table:table-cell office:value-type="float" office:value="6.424995828">
                <text:p>6.4249958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.83429712">
                <text:p>25.83429712</text:p>
              </table:table-cell>
              <table:table-cell office:value-type="float" office:value="5.917920278">
                <text:p>5.917920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.26546724">
                <text:p>25.26546724</text:p>
              </table:table-cell>
              <table:table-cell office:value-type="float" office:value="5.988881464">
                <text:p>5.988881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65510432">
                <text:p>16.65510432</text:p>
              </table:table-cell>
              <table:table-cell office:value-type="float" office:value="9.115842676">
                <text:p>9.1158426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.09760241">
                <text:p>25.09760241</text:p>
              </table:table-cell>
              <table:table-cell office:value-type="float" office:value="5.503455062">
                <text:p>5.5034550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77368864">
                <text:p>15.77368864</text:p>
              </table:table-cell>
              <table:table-cell office:value-type="float" office:value="15.08194995">
                <text:p>15.08194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84732653">
                <text:p>14.84732653</text:p>
              </table:table-cell>
              <table:table-cell office:value-type="float" office:value="17.176938">
                <text:p>17.176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03865891">
                <text:p>25.03865891</text:p>
              </table:table-cell>
              <table:table-cell office:value-type="float" office:value="6.832573248">
                <text:p>6.832573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07362863">
                <text:p>27.07362863</text:p>
              </table:table-cell>
              <table:table-cell office:value-type="float" office:value="6.231238539">
                <text:p>6.2312385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95177063">
                <text:p>24.95177063</text:p>
              </table:table-cell>
              <table:table-cell office:value-type="float" office:value="5.992682094">
                <text:p>5.992682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23507189">
                <text:p>26.23507189</text:p>
              </table:table-cell>
              <table:table-cell office:value-type="float" office:value="5.41461122">
                <text:p>5.41461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99806115">
                <text:p>25.99806115</text:p>
              </table:table-cell>
              <table:table-cell office:value-type="float" office:value="6.058807703">
                <text:p>6.058807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24209553">
                <text:p>26.24209553</text:p>
              </table:table-cell>
              <table:table-cell office:value-type="float" office:value="6.545182091">
                <text:p>6.545182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10078703">
                <text:p>26.10078703</text:p>
              </table:table-cell>
              <table:table-cell office:value-type="float" office:value="6.187240616">
                <text:p>6.1872406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80982027">
                <text:p>15.80982027</text:p>
              </table:table-cell>
              <table:table-cell office:value-type="float" office:value="15.98885036">
                <text:p>15.988850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80643465">
                <text:p>15.80643465</text:p>
              </table:table-cell>
              <table:table-cell office:value-type="float" office:value="16.53663244">
                <text:p>16.536632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50348687">
                <text:p>25.50348687</text:p>
              </table:table-cell>
              <table:table-cell office:value-type="float" office:value="6.745225519">
                <text:p>6.7452255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22659202">
                <text:p>17.22659202</text:p>
              </table:table-cell>
              <table:table-cell office:value-type="float" office:value="16.30921913">
                <text:p>16.30921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41109651">
                <text:p>26.41109651</text:p>
              </table:table-cell>
              <table:table-cell office:value-type="float" office:value="5.735929489">
                <text:p>5.7359294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97497729">
                <text:p>15.97497729</text:p>
              </table:table-cell>
              <table:table-cell office:value-type="float" office:value="8.335047935">
                <text:p>8.3350479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9312554">
                <text:p>25.9312554</text:p>
              </table:table-cell>
              <table:table-cell office:value-type="float" office:value="6.189670878">
                <text:p>6.1896708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59497095">
                <text:p>15.59497095</text:p>
              </table:table-cell>
              <table:table-cell office:value-type="float" office:value="8.65206623">
                <text:p>8.65206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91536568">
                <text:p>15.91536568</text:p>
              </table:table-cell>
              <table:table-cell office:value-type="float" office:value="9.129360011">
                <text:p>9.129360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16253045">
                <text:p>27.16253045</text:p>
              </table:table-cell>
              <table:table-cell office:value-type="float" office:value="5.733300257">
                <text:p>5.73330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13486038">
                <text:p>27.13486038</text:p>
              </table:table-cell>
              <table:table-cell office:value-type="float" office:value="6.109425267">
                <text:p>6.109425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35669528">
                <text:p>26.35669528</text:p>
              </table:table-cell>
              <table:table-cell office:value-type="float" office:value="5.787031348">
                <text:p>5.7870313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21639033">
                <text:p>25.21639033</text:p>
              </table:table-cell>
              <table:table-cell office:value-type="float" office:value="6.221939671">
                <text:p>6.2219396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990846">
                <text:p>26.990846</text:p>
              </table:table-cell>
              <table:table-cell office:value-type="float" office:value="7.059393695">
                <text:p>7.059393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80781199">
                <text:p>15.80781199</text:p>
              </table:table-cell>
              <table:table-cell office:value-type="float" office:value="8.722328496">
                <text:p>8.7223284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69876956">
                <text:p>15.69876956</text:p>
              </table:table-cell>
              <table:table-cell office:value-type="float" office:value="16.41848547">
                <text:p>16.41848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08195509">
                <text:p>25.08195509</text:p>
              </table:table-cell>
              <table:table-cell office:value-type="float" office:value="5.460998601">
                <text:p>5.4609986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40414145">
                <text:p>25.40414145</text:p>
              </table:table-cell>
              <table:table-cell office:value-type="float" office:value="6.554089483">
                <text:p>6.5540894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.80430386">
                <text:p>15.80430386</text:p>
              </table:table-cell>
              <table:table-cell office:value-type="float" office:value="9.833870361">
                <text:p>9.8338703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3764217">
                <text:p>25.3764217</text:p>
              </table:table-cell>
              <table:table-cell office:value-type="float" office:value="6.997969535">
                <text:p>6.9979695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33177839">
                <text:p>25.33177839</text:p>
              </table:table-cell>
              <table:table-cell office:value-type="float" office:value="5.823044615">
                <text:p>5.8230446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19726456">
                <text:p>26.19726456</text:p>
              </table:table-cell>
              <table:table-cell office:value-type="float" office:value="7.19236979">
                <text:p>7.192369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52914712">
                <text:p>26.52914712</text:p>
              </table:table-cell>
              <table:table-cell office:value-type="float" office:value="6.390841668">
                <text:p>6.39084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68354807">
                <text:p>24.68354807</text:p>
              </table:table-cell>
              <table:table-cell office:value-type="float" office:value="5.770165156">
                <text:p>5.7701651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77229877">
                <text:p>15.77229877</text:p>
              </table:table-cell>
              <table:table-cell office:value-type="float" office:value="15.51957769">
                <text:p>15.51957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73904766">
                <text:p>15.73904766</text:p>
              </table:table-cell>
              <table:table-cell office:value-type="float" office:value="10.00783933">
                <text:p>10.007839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83654578">
                <text:p>25.83654578</text:p>
              </table:table-cell>
              <table:table-cell office:value-type="float" office:value="6.874317255">
                <text:p>6.8743172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92146214">
                <text:p>15.92146214</text:p>
              </table:table-cell>
              <table:table-cell office:value-type="float" office:value="16.20847072">
                <text:p>16.20847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86176053">
                <text:p>15.86176053</text:p>
              </table:table-cell>
              <table:table-cell office:value-type="float" office:value="15.90453586">
                <text:p>15.90453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10239404">
                <text:p>16.10239404</text:p>
              </table:table-cell>
              <table:table-cell office:value-type="float" office:value="8.898113845">
                <text:p>8.8981138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32380594">
                <text:p>26.32380594</text:p>
              </table:table-cell>
              <table:table-cell office:value-type="float" office:value="6.212335783">
                <text:p>6.2123357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07252864">
                <text:p>27.07252864</text:p>
              </table:table-cell>
              <table:table-cell office:value-type="float" office:value="6.225457198">
                <text:p>6.2254571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08317486">
                <text:p>26.08317486</text:p>
              </table:table-cell>
              <table:table-cell office:value-type="float" office:value="5.97051926">
                <text:p>5.97051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75607151">
                <text:p>25.75607151</text:p>
              </table:table-cell>
              <table:table-cell office:value-type="float" office:value="6.71389138">
                <text:p>6.713891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65670438">
                <text:p>25.65670438</text:p>
              </table:table-cell>
              <table:table-cell office:value-type="float" office:value="6.10072745">
                <text:p>6.100727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03808088">
                <text:p>16.03808088</text:p>
              </table:table-cell>
              <table:table-cell office:value-type="float" office:value="16.70243152">
                <text:p>16.70243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07106809">
                <text:p>16.07106809</text:p>
              </table:table-cell>
              <table:table-cell office:value-type="float" office:value="8.154940897">
                <text:p>8.1549408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44391615">
                <text:p>16.44391615</text:p>
              </table:table-cell>
              <table:table-cell office:value-type="float" office:value="9.626806221">
                <text:p>9.6268062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15440875">
                <text:p>15.15440875</text:p>
              </table:table-cell>
              <table:table-cell office:value-type="float" office:value="14.66723475">
                <text:p>14.66723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24521098">
                <text:p>15.24521098</text:p>
              </table:table-cell>
              <table:table-cell office:value-type="float" office:value="8.50530212">
                <text:p>8.505302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24863073">
                <text:p>26.24863073</text:p>
              </table:table-cell>
              <table:table-cell office:value-type="float" office:value="6.266824172">
                <text:p>6.266824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84582354">
                <text:p>25.84582354</text:p>
              </table:table-cell>
              <table:table-cell office:value-type="float" office:value="5.60550526">
                <text:p>5.605505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36767338">
                <text:p>15.36767338</text:p>
              </table:table-cell>
              <table:table-cell office:value-type="float" office:value="9.608771257">
                <text:p>9.6087712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90784067">
                <text:p>25.90784067</text:p>
              </table:table-cell>
              <table:table-cell office:value-type="float" office:value="6.223982699">
                <text:p>6.2239826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20039144">
                <text:p>24.20039144</text:p>
              </table:table-cell>
              <table:table-cell office:value-type="float" office:value="5.115872511">
                <text:p>5.1158725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64689374">
                <text:p>25.64689374</text:p>
              </table:table-cell>
              <table:table-cell office:value-type="float" office:value="6.684127892">
                <text:p>6.6841278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28509749">
                <text:p>26.28509749</text:p>
              </table:table-cell>
              <table:table-cell office:value-type="float" office:value="6.122615867">
                <text:p>6.1226158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53431134">
                <text:p>27.53431134</text:p>
              </table:table-cell>
              <table:table-cell office:value-type="float" office:value="6.258620144">
                <text:p>6.258620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90915187">
                <text:p>14.90915187</text:p>
              </table:table-cell>
              <table:table-cell office:value-type="float" office:value="8.824270826">
                <text:p>8.8242708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46129977">
                <text:p>26.46129977</text:p>
              </table:table-cell>
              <table:table-cell office:value-type="float" office:value="6.125786661">
                <text:p>6.1257866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45443734">
                <text:p>14.45443734</text:p>
              </table:table-cell>
              <table:table-cell office:value-type="float" office:value="16.0401623">
                <text:p>16.04016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7662808">
                <text:p>24.7662808</text:p>
              </table:table-cell>
              <table:table-cell office:value-type="float" office:value="5.766723783">
                <text:p>5.7667237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71451656">
                <text:p>26.71451656</text:p>
              </table:table-cell>
              <table:table-cell office:value-type="float" office:value="7.104607557">
                <text:p>7.1046075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31623205">
                <text:p>26.31623205</text:p>
              </table:table-cell>
              <table:table-cell office:value-type="float" office:value="5.528661834">
                <text:p>5.528661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7451826">
                <text:p>24.67451826</text:p>
              </table:table-cell>
              <table:table-cell office:value-type="float" office:value="7.042816464">
                <text:p>7.0428164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66889548">
                <text:p>25.66889548</text:p>
              </table:table-cell>
              <table:table-cell office:value-type="float" office:value="5.400362544">
                <text:p>5.4003625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85993224">
                <text:p>14.85993224</text:p>
              </table:table-cell>
              <table:table-cell office:value-type="float" office:value="15.67590539">
                <text:p>15.675905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22059072">
                <text:p>25.22059072</text:p>
              </table:table-cell>
              <table:table-cell office:value-type="float" office:value="7.40755635">
                <text:p>7.40755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88403246">
                <text:p>24.88403246</text:p>
              </table:table-cell>
              <table:table-cell office:value-type="float" office:value="6.453925662">
                <text:p>6.4539256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40824911">
                <text:p>26.40824911</text:p>
              </table:table-cell>
              <table:table-cell office:value-type="float" office:value="6.632343071">
                <text:p>6.6323430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39348049">
                <text:p>16.39348049</text:p>
              </table:table-cell>
              <table:table-cell office:value-type="float" office:value="10.04246091">
                <text:p>10.042460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47405205">
                <text:p>14.47405205</text:p>
              </table:table-cell>
              <table:table-cell office:value-type="float" office:value="15.92259921">
                <text:p>15.922599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66756794">
                <text:p>15.66756794</text:p>
              </table:table-cell>
              <table:table-cell office:value-type="float" office:value="9.383547014">
                <text:p>9.3835470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89249222">
                <text:p>24.89249222</text:p>
              </table:table-cell>
              <table:table-cell office:value-type="float" office:value="7.244113504">
                <text:p>7.2441135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92592381">
                <text:p>26.92592381</text:p>
              </table:table-cell>
              <table:table-cell office:value-type="float" office:value="5.83891525">
                <text:p>5.83891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42061091">
                <text:p>16.42061091</text:p>
              </table:table-cell>
              <table:table-cell office:value-type="float" office:value="16.59369199">
                <text:p>16.593691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25714311">
                <text:p>26.25714311</text:p>
              </table:table-cell>
              <table:table-cell office:value-type="float" office:value="6.738442561">
                <text:p>6.7384425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04661144">
                <text:p>16.04661144</text:p>
              </table:table-cell>
              <table:table-cell office:value-type="float" office:value="8.377966168">
                <text:p>8.3779661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91596522">
                <text:p>25.91596522</text:p>
              </table:table-cell>
              <table:table-cell office:value-type="float" office:value="7.245442765">
                <text:p>7.2454427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95563933">
                <text:p>15.95563933</text:p>
              </table:table-cell>
              <table:table-cell office:value-type="float" office:value="9.746244377">
                <text:p>9.7462443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74564134">
                <text:p>15.74564134</text:p>
              </table:table-cell>
              <table:table-cell office:value-type="float" office:value="16.35402535">
                <text:p>16.354025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9069592">
                <text:p>26.49069592</text:p>
              </table:table-cell>
              <table:table-cell office:value-type="float" office:value="7.443519824">
                <text:p>7.4435198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76173367">
                <text:p>25.76173367</text:p>
              </table:table-cell>
              <table:table-cell office:value-type="float" office:value="6.39810781">
                <text:p>6.398107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9470927">
                <text:p>24.89470927</text:p>
              </table:table-cell>
              <table:table-cell office:value-type="float" office:value="5.205394063">
                <text:p>5.2053940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04006634">
                <text:p>26.04006634</text:p>
              </table:table-cell>
              <table:table-cell office:value-type="float" office:value="6.710736645">
                <text:p>6.7107366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05094597">
                <text:p>15.05094597</text:p>
              </table:table-cell>
              <table:table-cell office:value-type="float" office:value="16.45022967">
                <text:p>16.45022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99453746">
                <text:p>15.99453746</text:p>
              </table:table-cell>
              <table:table-cell office:value-type="float" office:value="9.37557165">
                <text:p>9.375571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54725179">
                <text:p>25.54725179</text:p>
              </table:table-cell>
              <table:table-cell office:value-type="float" office:value="6.504562618">
                <text:p>6.5045626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87903821">
                <text:p>24.87903821</text:p>
              </table:table-cell>
              <table:table-cell office:value-type="float" office:value="6.057127164">
                <text:p>6.0571271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02814815">
                <text:p>25.02814815</text:p>
              </table:table-cell>
              <table:table-cell office:value-type="float" office:value="7.186331707">
                <text:p>7.186331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02079212">
                <text:p>25.02079212</text:p>
              </table:table-cell>
              <table:table-cell office:value-type="float" office:value="5.332825864">
                <text:p>5.3328258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81935659">
                <text:p>15.81935659</text:p>
              </table:table-cell>
              <table:table-cell office:value-type="float" office:value="10.37606452">
                <text:p>10.376064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48846624">
                <text:p>26.48846624</text:p>
              </table:table-cell>
              <table:table-cell office:value-type="float" office:value="7.186896095">
                <text:p>7.1868960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0860343">
                <text:p>25.70860343</text:p>
              </table:table-cell>
              <table:table-cell office:value-type="float" office:value="5.941950804">
                <text:p>5.941950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34172084">
                <text:p>14.34172084</text:p>
              </table:table-cell>
              <table:table-cell office:value-type="float" office:value="8.799564711">
                <text:p>8.7995647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77836101">
                <text:p>24.77836101</text:p>
              </table:table-cell>
              <table:table-cell office:value-type="float" office:value="7.019630399">
                <text:p>7.0196303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78260634">
                <text:p>24.78260634</text:p>
              </table:table-cell>
              <table:table-cell office:value-type="float" office:value="6.381758839">
                <text:p>6.3817588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24903728">
                <text:p>14.24903728</text:p>
              </table:table-cell>
              <table:table-cell office:value-type="float" office:value="7.83859102">
                <text:p>7.838591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73498836">
                <text:p>15.73498836</text:p>
              </table:table-cell>
              <table:table-cell office:value-type="float" office:value="8.726720885">
                <text:p>8.7267208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93873618">
                <text:p>14.93873618</text:p>
              </table:table-cell>
              <table:table-cell office:value-type="float" office:value="14.92279314">
                <text:p>14.922793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193884">
                <text:p>26.20193884</text:p>
              </table:table-cell>
              <table:table-cell office:value-type="float" office:value="5.862240594">
                <text:p>5.8622405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48220981">
                <text:p>25.48220981</text:p>
              </table:table-cell>
              <table:table-cell office:value-type="float" office:value="6.348495903">
                <text:p>6.348495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0006209">
                <text:p>25.0006209</text:p>
              </table:table-cell>
              <table:table-cell office:value-type="float" office:value="7.137227729">
                <text:p>7.1372277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94569718">
                <text:p>26.94569718</text:p>
              </table:table-cell>
              <table:table-cell office:value-type="float" office:value="6.827878263">
                <text:p>6.8278782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60919156">
                <text:p>24.60919156</text:p>
              </table:table-cell>
              <table:table-cell office:value-type="float" office:value="4.665371606">
                <text:p>4.6653716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26917991">
                <text:p>14.26917991</text:p>
              </table:table-cell>
              <table:table-cell office:value-type="float" office:value="17.3336291">
                <text:p>17.33362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31565929">
                <text:p>25.31565929</text:p>
              </table:table-cell>
              <table:table-cell office:value-type="float" office:value="6.7174688">
                <text:p>6.7174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9937253">
                <text:p>26.29937253</text:p>
              </table:table-cell>
              <table:table-cell office:value-type="float" office:value="6.380800955">
                <text:p>6.3808009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95975255">
                <text:p>25.95975255</text:p>
              </table:table-cell>
              <table:table-cell office:value-type="float" office:value="5.035887278">
                <text:p>5.0358872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25771013">
                <text:p>16.25771013</text:p>
              </table:table-cell>
              <table:table-cell office:value-type="float" office:value="10.10617091">
                <text:p>10.10617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56647783">
                <text:p>26.56647783</text:p>
              </table:table-cell>
              <table:table-cell office:value-type="float" office:value="7.003790973">
                <text:p>7.003790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48988277">
                <text:p>26.48988277</text:p>
              </table:table-cell>
              <table:table-cell office:value-type="float" office:value="6.114541725">
                <text:p>6.1145417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4974109">
                <text:p>16.4974109</text:p>
              </table:table-cell>
              <table:table-cell office:value-type="float" office:value="9.855846648">
                <text:p>9.8558466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37239969">
                <text:p>14.37239969</text:p>
              </table:table-cell>
              <table:table-cell office:value-type="float" office:value="8.957147335">
                <text:p>8.9571473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53861628">
                <text:p>26.53861628</text:p>
              </table:table-cell>
              <table:table-cell office:value-type="float" office:value="6.030242479">
                <text:p>6.0302424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23591261">
                <text:p>26.23591261</text:p>
              </table:table-cell>
              <table:table-cell office:value-type="float" office:value="6.956712752">
                <text:p>6.9567127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98075279">
                <text:p>24.98075279</text:p>
              </table:table-cell>
              <table:table-cell office:value-type="float" office:value="6.492067605">
                <text:p>6.4920676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95911345">
                <text:p>23.95911345</text:p>
              </table:table-cell>
              <table:table-cell office:value-type="float" office:value="5.344381981">
                <text:p>5.3443819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20595349">
                <text:p>16.20595349</text:p>
              </table:table-cell>
              <table:table-cell office:value-type="float" office:value="16.02652204">
                <text:p>16.026522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34538653">
                <text:p>14.34538653</text:p>
              </table:table-cell>
              <table:table-cell office:value-type="float" office:value="14.99813671">
                <text:p>14.998136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75087516">
                <text:p>25.75087516</text:p>
              </table:table-cell>
              <table:table-cell office:value-type="float" office:value="6.189808844">
                <text:p>6.189808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.64794982">
                <text:p>23.64794982</text:p>
              </table:table-cell>
              <table:table-cell office:value-type="float" office:value="7.016655747">
                <text:p>7.0166557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3096109">
                <text:p>16.3096109</text:p>
              </table:table-cell>
              <table:table-cell office:value-type="float" office:value="9.429243858">
                <text:p>9.429243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21223589">
                <text:p>26.21223589</text:p>
              </table:table-cell>
              <table:table-cell office:value-type="float" office:value="5.958397947">
                <text:p>5.9583979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66314858">
                <text:p>25.66314858</text:p>
              </table:table-cell>
              <table:table-cell office:value-type="float" office:value="6.375891951">
                <text:p>6.3758919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94431662">
                <text:p>15.94431662</text:p>
              </table:table-cell>
              <table:table-cell office:value-type="float" office:value="10.42225818">
                <text:p>10.422258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70069694">
                <text:p>26.70069694</text:p>
              </table:table-cell>
              <table:table-cell office:value-type="float" office:value="6.652804156">
                <text:p>6.6528041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62832752">
                <text:p>25.62832752</text:p>
              </table:table-cell>
              <table:table-cell office:value-type="float" office:value="7.030447802">
                <text:p>7.0304478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18271351">
                <text:p>24.18271351</text:p>
              </table:table-cell>
              <table:table-cell office:value-type="float" office:value="6.768174234">
                <text:p>6.7681742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.55974619">
                <text:p>25.55974619</text:p>
              </table:table-cell>
              <table:table-cell office:value-type="float" office:value="5.818740096">
                <text:p>5.8187400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50856677">
                <text:p>15.50856677</text:p>
              </table:table-cell>
              <table:table-cell office:value-type="float" office:value="8.305773085">
                <text:p>8.3057730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71032456">
                <text:p>26.71032456</text:p>
              </table:table-cell>
              <table:table-cell office:value-type="float" office:value="7.480528345">
                <text:p>7.4805283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.83235802">
                <text:p>25.83235802</text:p>
              </table:table-cell>
              <table:table-cell office:value-type="float" office:value="6.380765302">
                <text:p>6.3807653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08965432">
                <text:p>15.08965432</text:p>
              </table:table-cell>
              <table:table-cell office:value-type="float" office:value="16.2198519">
                <text:p>16.21985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.36576539">
                <text:p>25.36576539</text:p>
              </table:table-cell>
              <table:table-cell office:value-type="float" office:value="7.15261417">
                <text:p>7.152614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39521023">
                <text:p>25.39521023</text:p>
              </table:table-cell>
              <table:table-cell office:value-type="float" office:value="7.534473051">
                <text:p>7.5344730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5615281">
                <text:p>15.95615281</text:p>
              </table:table-cell>
              <table:table-cell office:value-type="float" office:value="15.7468484">
                <text:p>15.74684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.75849056">
                <text:p>25.75849056</text:p>
              </table:table-cell>
              <table:table-cell office:value-type="float" office:value="6.554013127">
                <text:p>6.5540131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53929189">
                <text:p>14.53929189</text:p>
              </table:table-cell>
              <table:table-cell office:value-type="float" office:value="15.98126798">
                <text:p>15.981267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21107296">
                <text:p>27.21107296</text:p>
              </table:table-cell>
              <table:table-cell office:value-type="float" office:value="5.939842833">
                <text:p>5.9398428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.30875534">
                <text:p>25.30875534</text:p>
              </table:table-cell>
              <table:table-cell office:value-type="float" office:value="7.017593128">
                <text:p>7.0175931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31311147">
                <text:p>15.31311147</text:p>
              </table:table-cell>
              <table:table-cell office:value-type="float" office:value="7.955987663">
                <text:p>7.9559876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.65364024">
                <text:p>25.65364024</text:p>
              </table:table-cell>
              <table:table-cell office:value-type="float" office:value="5.981340905">
                <text:p>5.9813409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95006009">
                <text:p>15.95006009</text:p>
              </table:table-cell>
              <table:table-cell office:value-type="float" office:value="16.03467709">
                <text:p>16.034677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73716008">
                <text:p>24.73716008</text:p>
              </table:table-cell>
              <table:table-cell office:value-type="float" office:value="6.114933908">
                <text:p>6.1149339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.6520002">
                <text:p>25.6520002</text:p>
              </table:table-cell>
              <table:table-cell office:value-type="float" office:value="7.715476767">
                <text:p>7.7154767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05333229">
                <text:p>26.05333229</text:p>
              </table:table-cell>
              <table:table-cell office:value-type="float" office:value="5.776463213">
                <text:p>5.7764632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.09875371">
                <text:p>25.09875371</text:p>
              </table:table-cell>
              <table:table-cell office:value-type="float" office:value="7.01925276">
                <text:p>7.019252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60543453">
                <text:p>27.60543453</text:p>
              </table:table-cell>
              <table:table-cell office:value-type="float" office:value="6.204094688">
                <text:p>6.2040946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44646955">
                <text:p>14.44646955</text:p>
              </table:table-cell>
              <table:table-cell office:value-type="float" office:value="15.61078362">
                <text:p>15.610783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39103569">
                <text:p>15.39103569</text:p>
              </table:table-cell>
              <table:table-cell office:value-type="float" office:value="9.668414282">
                <text:p>9.668414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.66410395">
                <text:p>24.66410395</text:p>
              </table:table-cell>
              <table:table-cell office:value-type="float" office:value="5.978745104">
                <text:p>5.978745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59877281">
                <text:p>14.59877281</text:p>
              </table:table-cell>
              <table:table-cell office:value-type="float" office:value="16.01659829">
                <text:p>16.016598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.79218537">
                <text:p>25.79218537</text:p>
              </table:table-cell>
              <table:table-cell office:value-type="float" office:value="7.112875417">
                <text:p>7.1128754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.53332672">
                <text:p>25.53332672</text:p>
              </table:table-cell>
              <table:table-cell office:value-type="float" office:value="5.798232551">
                <text:p>5.7982325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18203921">
                <text:p>16.18203921</text:p>
              </table:table-cell>
              <table:table-cell office:value-type="float" office:value="8.779220382">
                <text:p>8.7792203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02232581">
                <text:p>24.02232581</text:p>
              </table:table-cell>
              <table:table-cell office:value-type="float" office:value="6.098920661">
                <text:p>6.0989206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78560018">
                <text:p>14.78560018</text:p>
              </table:table-cell>
              <table:table-cell office:value-type="float" office:value="16.46195355">
                <text:p>16.461953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03187657">
                <text:p>14.03187657</text:p>
              </table:table-cell>
              <table:table-cell office:value-type="float" office:value="16.84439964">
                <text:p>16.844399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6.99865502">
                <text:p>26.99865502</text:p>
              </table:table-cell>
              <table:table-cell office:value-type="float" office:value="8.724426569">
                <text:p>8.7244265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02407389">
                <text:p>27.02407389</text:p>
              </table:table-cell>
              <table:table-cell office:value-type="float" office:value="6.439763139">
                <text:p>6.439763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94720917">
                <text:p>14.94720917</text:p>
              </table:table-cell>
              <table:table-cell office:value-type="float" office:value="8.829813504">
                <text:p>8.8298135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12612156">
                <text:p>27.12612156</text:p>
              </table:table-cell>
              <table:table-cell office:value-type="float" office:value="5.130804755">
                <text:p>5.1308047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.97850583">
                <text:p>25.97850583</text:p>
              </table:table-cell>
              <table:table-cell office:value-type="float" office:value="6.218149747">
                <text:p>6.2181497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.40800895">
                <text:p>25.40800895</text:p>
              </table:table-cell>
              <table:table-cell office:value-type="float" office:value="5.629853835">
                <text:p>5.6298538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.40053777">
                <text:p>25.40053777</text:p>
              </table:table-cell>
              <table:table-cell office:value-type="float" office:value="6.42480312">
                <text:p>6.42480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.23058841">
                <text:p>25.23058841</text:p>
              </table:table-cell>
              <table:table-cell office:value-type="float" office:value="6.19044171">
                <text:p>6.190441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79574937">
                <text:p>24.79574937</text:p>
              </table:table-cell>
              <table:table-cell office:value-type="float" office:value="4.990392838">
                <text:p>4.9903928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.59915892">
                <text:p>25.59915892</text:p>
              </table:table-cell>
              <table:table-cell office:value-type="float" office:value="5.363823471">
                <text:p>5.3638234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35541349">
                <text:p>16.35541349</text:p>
              </table:table-cell>
              <table:table-cell office:value-type="float" office:value="9.47895828">
                <text:p>9.478958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72900978">
                <text:p>14.72900978</text:p>
              </table:table-cell>
              <table:table-cell office:value-type="float" office:value="9.088498239">
                <text:p>9.088498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.17771784">
                <text:p>25.17771784</text:p>
              </table:table-cell>
              <table:table-cell office:value-type="float" office:value="6.24903585">
                <text:p>6.249035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39086248">
                <text:p>15.39086248</text:p>
              </table:table-cell>
              <table:table-cell office:value-type="float" office:value="8.863024324">
                <text:p>8.8630243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.53078676">
                <text:p>26.53078676</text:p>
              </table:table-cell>
              <table:table-cell office:value-type="float" office:value="6.627421947">
                <text:p>6.6274219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02482656">
                <text:p>25.02482656</text:p>
              </table:table-cell>
              <table:table-cell office:value-type="float" office:value="6.396573519">
                <text:p>6.396573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8662012">
                <text:p>15.8662012</text:p>
              </table:table-cell>
              <table:table-cell office:value-type="float" office:value="9.791623677">
                <text:p>9.7916236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1696154">
                <text:p>16.1696154</text:p>
              </table:table-cell>
              <table:table-cell office:value-type="float" office:value="10.3199473">
                <text:p>10.31994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46132898">
                <text:p>24.46132898</text:p>
              </table:table-cell>
              <table:table-cell office:value-type="float" office:value="5.265562288">
                <text:p>5.2655622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.48662694">
                <text:p>25.48662694</text:p>
              </table:table-cell>
              <table:table-cell office:value-type="float" office:value="5.779996193">
                <text:p>5.7799961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.38360684">
                <text:p>25.38360684</text:p>
              </table:table-cell>
              <table:table-cell office:value-type="float" office:value="5.568430887">
                <text:p>5.5684308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.02943448">
                <text:p>25.02943448</text:p>
              </table:table-cell>
              <table:table-cell office:value-type="float" office:value="7.114349916">
                <text:p>7.1143499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782209">
                <text:p>15.782209</text:p>
              </table:table-cell>
              <table:table-cell office:value-type="float" office:value="9.388346534">
                <text:p>9.3883465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.13480374">
                <text:p>15.13480374</text:p>
              </table:table-cell>
              <table:table-cell office:value-type="float" office:value="9.319634416">
                <text:p>9.3196344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32748345">
                <text:p>16.32748345</text:p>
              </table:table-cell>
              <table:table-cell office:value-type="float" office:value="9.327957119">
                <text:p>9.3279571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87479894">
                <text:p>14.87479894</text:p>
              </table:table-cell>
              <table:table-cell office:value-type="float" office:value="8.720336776">
                <text:p>8.7203367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24353267">
                <text:p>25.24353267</text:p>
              </table:table-cell>
              <table:table-cell office:value-type="float" office:value="5.655626813">
                <text:p>5.6556268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32515278">
                <text:p>26.32515278</text:p>
              </table:table-cell>
              <table:table-cell office:value-type="float" office:value="6.475547439">
                <text:p>6.475547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.61630053">
                <text:p>26.61630053</text:p>
              </table:table-cell>
              <table:table-cell office:value-type="float" office:value="7.062121604">
                <text:p>7.0621216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38951078">
                <text:p>16.38951078</text:p>
              </table:table-cell>
              <table:table-cell office:value-type="float" office:value="9.801072126">
                <text:p>9.8010721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.84775811">
                <text:p>24.84775811</text:p>
              </table:table-cell>
              <table:table-cell office:value-type="float" office:value="5.811960471">
                <text:p>5.8119604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19301509">
                <text:p>25.19301509</text:p>
              </table:table-cell>
              <table:table-cell office:value-type="float" office:value="5.300801491">
                <text:p>5.3008014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.81571917">
                <text:p>26.81571917</text:p>
              </table:table-cell>
              <table:table-cell office:value-type="float" office:value="6.111449913">
                <text:p>6.1114499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.53016986">
                <text:p>25.53016986</text:p>
              </table:table-cell>
              <table:table-cell office:value-type="float" office:value="6.567019503">
                <text:p>6.5670195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78865552">
                <text:p>25.78865552</text:p>
              </table:table-cell>
              <table:table-cell office:value-type="float" office:value="5.212703837">
                <text:p>5.2127038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.44457992">
                <text:p>26.44457992</text:p>
              </table:table-cell>
              <table:table-cell office:value-type="float" office:value="7.379737516">
                <text:p>7.379737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5458592">
                <text:p>15.5458592</text:p>
              </table:table-cell>
              <table:table-cell office:value-type="float" office:value="15.86630706">
                <text:p>15.866307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.87564671">
                <text:p>26.87564671</text:p>
              </table:table-cell>
              <table:table-cell office:value-type="float" office:value="5.88267148">
                <text:p>5.88267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41271908">
                <text:p>15.41271908</text:p>
              </table:table-cell>
              <table:table-cell office:value-type="float" office:value="8.733391026">
                <text:p>8.7333910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17163025">
                <text:p>16.17163025</text:p>
              </table:table-cell>
              <table:table-cell office:value-type="float" office:value="16.2304976">
                <text:p>16.23049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83690151">
                <text:p>15.83690151</text:p>
              </table:table-cell>
              <table:table-cell office:value-type="float" office:value="8.672491359">
                <text:p>8.6724913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77334876">
                <text:p>16.77334876</text:p>
              </table:table-cell>
              <table:table-cell office:value-type="float" office:value="9.349931184">
                <text:p>9.3499311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65788639">
                <text:p>24.65788639</text:p>
              </table:table-cell>
              <table:table-cell office:value-type="float" office:value="6.214106414">
                <text:p>6.2141064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.29520074">
                <text:p>14.29520074</text:p>
              </table:table-cell>
              <table:table-cell office:value-type="float" office:value="16.6622928">
                <text:p>16.66229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63896465">
                <text:p>24.63896465</text:p>
              </table:table-cell>
              <table:table-cell office:value-type="float" office:value="6.44588485">
                <text:p>6.445884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.97061087">
                <text:p>24.97061087</text:p>
              </table:table-cell>
              <table:table-cell office:value-type="float" office:value="6.048307743">
                <text:p>6.0483077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83294938">
                <text:p>15.83294938</text:p>
              </table:table-cell>
              <table:table-cell office:value-type="float" office:value="16.55217331">
                <text:p>16.552173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42714631">
                <text:p>26.42714631</text:p>
              </table:table-cell>
              <table:table-cell office:value-type="float" office:value="5.702290631">
                <text:p>5.702290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99371087">
                <text:p>15.99371087</text:p>
              </table:table-cell>
              <table:table-cell office:value-type="float" office:value="9.731546554">
                <text:p>9.7315465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.00391844">
                <text:p>26.00391844</text:p>
              </table:table-cell>
              <table:table-cell office:value-type="float" office:value="6.070882859">
                <text:p>6.0708828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04726501">
                <text:p>16.04726501</text:p>
              </table:table-cell>
              <table:table-cell office:value-type="float" office:value="9.765700411">
                <text:p>9.7657004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08922406">
                <text:p>15.08922406</text:p>
              </table:table-cell>
              <table:table-cell office:value-type="float" office:value="16.04747308">
                <text:p>16.047473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.32572595">
                <text:p>26.32572595</text:p>
              </table:table-cell>
              <table:table-cell office:value-type="float" office:value="6.334190869">
                <text:p>6.3341908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.06989911">
                <text:p>26.06989911</text:p>
              </table:table-cell>
              <table:table-cell office:value-type="float" office:value="6.27373237">
                <text:p>6.273732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33062103">
                <text:p>25.33062103</text:p>
              </table:table-cell>
              <table:table-cell office:value-type="float" office:value="4.84781942">
                <text:p>4.847819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.8273455">
                <text:p>14.8273455</text:p>
              </table:table-cell>
              <table:table-cell office:value-type="float" office:value="16.53557932">
                <text:p>16.535579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.35725431">
                <text:p>26.35725431</text:p>
              </table:table-cell>
              <table:table-cell office:value-type="float" office:value="7.627032582">
                <text:p>7.6270325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.47984379">
                <text:p>14.47984379</text:p>
              </table:table-cell>
              <table:table-cell office:value-type="float" office:value="15.93035702">
                <text:p>15.930357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.98153865">
                <text:p>26.98153865</text:p>
              </table:table-cell>
              <table:table-cell office:value-type="float" office:value="6.403218713">
                <text:p>6.4032187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.01766585">
                <text:p>26.01766585</text:p>
              </table:table-cell>
              <table:table-cell office:value-type="float" office:value="5.854688925">
                <text:p>5.8546889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4730824">
                <text:p>25.94730824</text:p>
              </table:table-cell>
              <table:table-cell office:value-type="float" office:value="5.957646507">
                <text:p>5.9576465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.98506841">
                <text:p>25.98506841</text:p>
              </table:table-cell>
              <table:table-cell office:value-type="float" office:value="7.467270378">
                <text:p>7.4672703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04289474">
                <text:p>16.04289474</text:p>
              </table:table-cell>
              <table:table-cell office:value-type="float" office:value="15.28322931">
                <text:p>15.283229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.12341408">
                <text:p>14.12341408</text:p>
              </table:table-cell>
              <table:table-cell office:value-type="float" office:value="15.97692478">
                <text:p>15.976924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61094582">
                <text:p>15.61094582</text:p>
              </table:table-cell>
              <table:table-cell office:value-type="float" office:value="15.5048428">
                <text:p>15.50484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95880762">
                <text:p>13.95880762</text:p>
              </table:table-cell>
              <table:table-cell office:value-type="float" office:value="8.762021597">
                <text:p>8.7620215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97030626">
                <text:p>24.97030626</text:p>
              </table:table-cell>
              <table:table-cell office:value-type="float" office:value="5.967323721">
                <text:p>5.9673237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.12213913">
                <text:p>27.12213913</text:p>
              </table:table-cell>
              <table:table-cell office:value-type="float" office:value="6.323360336">
                <text:p>6.3233603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2994109">
                <text:p>26.42994109</text:p>
              </table:table-cell>
              <table:table-cell office:value-type="float" office:value="6.536534976">
                <text:p>6.5365349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32984534">
                <text:p>16.32984534</text:p>
              </table:table-cell>
              <table:table-cell office:value-type="float" office:value="8.244643441">
                <text:p>8.2446434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.62645195">
                <text:p>25.62645195</text:p>
              </table:table-cell>
              <table:table-cell office:value-type="float" office:value="6.323992192">
                <text:p>6.3239921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09831981">
                <text:p>26.09831981</text:p>
              </table:table-cell>
              <table:table-cell office:value-type="float" office:value="6.709697355">
                <text:p>6.7096973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41935135">
                <text:p>15.41935135</text:p>
              </table:table-cell>
              <table:table-cell office:value-type="float" office:value="8.634482231">
                <text:p>8.6344822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.40213135">
                <text:p>25.40213135</text:p>
              </table:table-cell>
              <table:table-cell office:value-type="float" office:value="7.169617116">
                <text:p>7.1696171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.65299606">
                <text:p>25.65299606</text:p>
              </table:table-cell>
              <table:table-cell office:value-type="float" office:value="6.674134245">
                <text:p>6.6741342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32219439">
                <text:p>16.32219439</text:p>
              </table:table-cell>
              <table:table-cell office:value-type="float" office:value="9.353998656">
                <text:p>9.3539986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37959046">
                <text:p>26.37959046</text:p>
              </table:table-cell>
              <table:table-cell office:value-type="float" office:value="6.063517939">
                <text:p>6.0635179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.17648754">
                <text:p>26.17648754</text:p>
              </table:table-cell>
              <table:table-cell office:value-type="float" office:value="6.50349323">
                <text:p>6.503493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.63307724">
                <text:p>25.63307724</text:p>
              </table:table-cell>
              <table:table-cell office:value-type="float" office:value="6.064847907">
                <text:p>6.0648479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87008921">
                <text:p>24.87008921</text:p>
              </table:table-cell>
              <table:table-cell office:value-type="float" office:value="6.621474663">
                <text:p>6.621474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.45266549">
                <text:p>25.45266549</text:p>
              </table:table-cell>
              <table:table-cell office:value-type="float" office:value="5.490998429">
                <text:p>5.4909984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41882767">
                <text:p>24.41882767</text:p>
              </table:table-cell>
              <table:table-cell office:value-type="float" office:value="6.478730555">
                <text:p>6.4787305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.35006079">
                <text:p>26.35006079</text:p>
              </table:table-cell>
              <table:table-cell office:value-type="float" office:value="6.070187878">
                <text:p>6.0701878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19704611">
                <text:p>24.19704611</text:p>
              </table:table-cell>
              <table:table-cell office:value-type="float" office:value="5.43789576">
                <text:p>5.437895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31868061">
                <text:p>15.31868061</text:p>
              </table:table-cell>
              <table:table-cell office:value-type="float" office:value="9.649531928">
                <text:p>9.6495319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.0331038">
                <text:p>26.0331038</text:p>
              </table:table-cell>
              <table:table-cell office:value-type="float" office:value="6.121214492">
                <text:p>6.1212144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.7882695">
                <text:p>25.7882695</text:p>
              </table:table-cell>
              <table:table-cell office:value-type="float" office:value="5.916384775">
                <text:p>5.9163847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.86769681">
                <text:p>25.86769681</text:p>
              </table:table-cell>
              <table:table-cell office:value-type="float" office:value="6.344911615">
                <text:p>6.3449116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.58890368">
                <text:p>25.58890368</text:p>
              </table:table-cell>
              <table:table-cell office:value-type="float" office:value="6.45854924">
                <text:p>6.458549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30318943">
                <text:p>15.30318943</text:p>
              </table:table-cell>
              <table:table-cell office:value-type="float" office:value="16.33599059">
                <text:p>16.335990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.49750282">
                <text:p>25.49750282</text:p>
              </table:table-cell>
              <table:table-cell office:value-type="float" office:value="7.562522266">
                <text:p>7.5625222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92605876">
                <text:p>24.92605876</text:p>
              </table:table-cell>
              <table:table-cell office:value-type="float" office:value="6.454369961">
                <text:p>6.4543699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07424899">
                <text:p>15.07424899</text:p>
              </table:table-cell>
              <table:table-cell office:value-type="float" office:value="15.37919911">
                <text:p>15.37919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.79888834">
                <text:p>15.79888834</text:p>
              </table:table-cell>
              <table:table-cell office:value-type="float" office:value="16.58891449">
                <text:p>16.588914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.95592899">
                <text:p>26.95592899</text:p>
              </table:table-cell>
              <table:table-cell office:value-type="float" office:value="6.952656693">
                <text:p>6.9526566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92780534">
                <text:p>25.92780534</text:p>
              </table:table-cell>
              <table:table-cell office:value-type="float" office:value="5.693579886">
                <text:p>5.6935798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.72127609">
                <text:p>26.72127609</text:p>
              </table:table-cell>
              <table:table-cell office:value-type="float" office:value="6.849064023">
                <text:p>6.8490640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6538581">
                <text:p>25.6538581</text:p>
              </table:table-cell>
              <table:table-cell office:value-type="float" office:value="5.827749801">
                <text:p>5.8277498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43571274">
                <text:p>25.43571274</text:p>
              </table:table-cell>
              <table:table-cell office:value-type="float" office:value="6.913473541">
                <text:p>6.9134735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.57106263">
                <text:p>26.57106263</text:p>
              </table:table-cell>
              <table:table-cell office:value-type="float" office:value="6.769071518">
                <text:p>6.7690715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83886515">
                <text:p>25.83886515</text:p>
              </table:table-cell>
              <table:table-cell office:value-type="float" office:value="6.310560101">
                <text:p>6.310560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88949655">
                <text:p>15.88949655</text:p>
              </table:table-cell>
              <table:table-cell office:value-type="float" office:value="8.61734748">
                <text:p>8.61734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.50398188">
                <text:p>24.50398188</text:p>
              </table:table-cell>
              <table:table-cell office:value-type="float" office:value="6.555425208">
                <text:p>6.5554252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45705818">
                <text:p>25.45705818</text:p>
              </table:table-cell>
              <table:table-cell office:value-type="float" office:value="6.924559806">
                <text:p>6.9245598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.2645541">
                <text:p>15.2645541</text:p>
              </table:table-cell>
              <table:table-cell office:value-type="float" office:value="16.41688149">
                <text:p>16.416881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72333509">
                <text:p>25.72333509</text:p>
              </table:table-cell>
              <table:table-cell office:value-type="float" office:value="6.840849087">
                <text:p>6.8408490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.36639512">
                <text:p>26.36639512</text:p>
              </table:table-cell>
              <table:table-cell office:value-type="float" office:value="5.777343428">
                <text:p>5.7773434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39464755">
                <text:p>15.39464755</text:p>
              </table:table-cell>
              <table:table-cell office:value-type="float" office:value="9.496109292">
                <text:p>9.4961092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35927108">
                <text:p>16.35927108</text:p>
              </table:table-cell>
              <table:table-cell office:value-type="float" office:value="16.10060787">
                <text:p>16.100607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36242239">
                <text:p>25.36242239</text:p>
              </table:table-cell>
              <table:table-cell office:value-type="float" office:value="6.642809095">
                <text:p>6.6428090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47293972">
                <text:p>15.47293972</text:p>
              </table:table-cell>
              <table:table-cell office:value-type="float" office:value="8.951262368">
                <text:p>8.9512623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34897898">
                <text:p>26.34897898</text:p>
              </table:table-cell>
              <table:table-cell office:value-type="float" office:value="6.174150713">
                <text:p>6.1741507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34576578">
                <text:p>25.34576578</text:p>
              </table:table-cell>
              <table:table-cell office:value-type="float" office:value="5.820017241">
                <text:p>5.8200172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.34801281">
                <text:p>26.34801281</text:p>
              </table:table-cell>
              <table:table-cell office:value-type="float" office:value="6.521725851">
                <text:p>6.5217258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71881545">
                <text:p>24.71881545</text:p>
              </table:table-cell>
              <table:table-cell office:value-type="float" office:value="5.628530735">
                <text:p>5.6285307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4892314">
                <text:p>15.24892314</text:p>
              </table:table-cell>
              <table:table-cell office:value-type="float" office:value="16.40894572">
                <text:p>16.408945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29758695">
                <text:p>26.29758695</text:p>
              </table:table-cell>
              <table:table-cell office:value-type="float" office:value="6.189646739">
                <text:p>6.1896467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.13885668">
                <text:p>14.13885668</text:p>
              </table:table-cell>
              <table:table-cell office:value-type="float" office:value="17.1559496">
                <text:p>17.15594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.93151468">
                <text:p>14.93151468</text:p>
              </table:table-cell>
              <table:table-cell office:value-type="float" office:value="8.527020958">
                <text:p>8.5270209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0804202">
                <text:p>14.0804202</text:p>
              </table:table-cell>
              <table:table-cell office:value-type="float" office:value="16.65298252">
                <text:p>16.652982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.23080767">
                <text:p>16.23080767</text:p>
              </table:table-cell>
              <table:table-cell office:value-type="float" office:value="16.77952451">
                <text:p>16.779524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83245712">
                <text:p>13.83245712</text:p>
              </table:table-cell>
              <table:table-cell office:value-type="float" office:value="17.11143607">
                <text:p>17.111436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.98475167">
                <text:p>25.98475167</text:p>
              </table:table-cell>
              <table:table-cell office:value-type="float" office:value="6.426552137">
                <text:p>6.4265521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58503153">
                <text:p>26.58503153</text:p>
              </table:table-cell>
              <table:table-cell office:value-type="float" office:value="6.193912474">
                <text:p>6.1939124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.75422109">
                <text:p>25.75422109</text:p>
              </table:table-cell>
              <table:table-cell office:value-type="float" office:value="5.720888771">
                <text:p>5.7208887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.84548196">
                <text:p>25.84548196</text:p>
              </table:table-cell>
              <table:table-cell office:value-type="float" office:value="6.090488373">
                <text:p>6.0904883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8811691">
                <text:p>15.8811691</text:p>
              </table:table-cell>
              <table:table-cell office:value-type="float" office:value="15.31763132">
                <text:p>15.317631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.0637254">
                <text:p>25.0637254</text:p>
              </table:table-cell>
              <table:table-cell office:value-type="float" office:value="6.745528923">
                <text:p>6.7455289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91230427">
                <text:p>15.91230427</text:p>
              </table:table-cell>
              <table:table-cell office:value-type="float" office:value="9.774857172">
                <text:p>9.7748571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25318149">
                <text:p>16.25318149</text:p>
              </table:table-cell>
              <table:table-cell office:value-type="float" office:value="9.490555403">
                <text:p>9.4905554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.38288834">
                <text:p>24.38288834</text:p>
              </table:table-cell>
              <table:table-cell office:value-type="float" office:value="5.593573221">
                <text:p>5.5935732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86155661">
                <text:p>16.86155661</text:p>
              </table:table-cell>
              <table:table-cell office:value-type="float" office:value="9.858173385">
                <text:p>9.8581733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67452169">
                <text:p>14.67452169</text:p>
              </table:table-cell>
              <table:table-cell office:value-type="float" office:value="15.71891594">
                <text:p>15.718915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49657573">
                <text:p>16.49657573</text:p>
              </table:table-cell>
              <table:table-cell office:value-type="float" office:value="8.861620828">
                <text:p>8.8616208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35024401">
                <text:p>15.35024401</text:p>
              </table:table-cell>
              <table:table-cell office:value-type="float" office:value="16.31488836">
                <text:p>16.314888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.7482113">
                <text:p>24.7482113</text:p>
              </table:table-cell>
              <table:table-cell office:value-type="float" office:value="6.343429137">
                <text:p>6.3434291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.57138533">
                <text:p>25.57138533</text:p>
              </table:table-cell>
              <table:table-cell office:value-type="float" office:value="6.860065448">
                <text:p>6.8600654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85735279">
                <text:p>15.85735279</text:p>
              </table:table-cell>
              <table:table-cell office:value-type="float" office:value="16.11672363">
                <text:p>16.116723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50431355">
                <text:p>16.50431355</text:p>
              </table:table-cell>
              <table:table-cell office:value-type="float" office:value="9.125491004">
                <text:p>9.1254910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89519012">
                <text:p>15.89519012</text:p>
              </table:table-cell>
              <table:table-cell office:value-type="float" office:value="15.79108226">
                <text:p>15.791082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45579791">
                <text:p>24.45579791</text:p>
              </table:table-cell>
              <table:table-cell office:value-type="float" office:value="5.967939518">
                <text:p>5.967939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56320523">
                <text:p>16.56320523</text:p>
              </table:table-cell>
              <table:table-cell office:value-type="float" office:value="8.774279563">
                <text:p>8.7742795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.31348172">
                <text:p>26.31348172</text:p>
              </table:table-cell>
              <table:table-cell office:value-type="float" office:value="6.904770977">
                <text:p>6.9047709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65427726">
                <text:p>24.65427726</text:p>
              </table:table-cell>
              <table:table-cell office:value-type="float" office:value="5.909445166">
                <text:p>5.9094451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3052557">
                <text:p>24.3052557</text:p>
              </table:table-cell>
              <table:table-cell office:value-type="float" office:value="6.918863709">
                <text:p>6.9188637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65460661">
                <text:p>25.65460661</text:p>
              </table:table-cell>
              <table:table-cell office:value-type="float" office:value="6.030940692">
                <text:p>6.0309406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.40229456">
                <text:p>26.40229456</text:p>
              </table:table-cell>
              <table:table-cell office:value-type="float" office:value="7.19721678">
                <text:p>7.197216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.89421032">
                <text:p>25.89421032</text:p>
              </table:table-cell>
              <table:table-cell office:value-type="float" office:value="7.133679195">
                <text:p>7.1336791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20028487">
                <text:p>15.20028487</text:p>
              </table:table-cell>
              <table:table-cell office:value-type="float" office:value="9.380407833">
                <text:p>9.3804078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.07084813">
                <text:p>14.07084813</text:p>
              </table:table-cell>
              <table:table-cell office:value-type="float" office:value="16.76925786">
                <text:p>16.76925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.2668263">
                <text:p>25.2668263</text:p>
              </table:table-cell>
              <table:table-cell office:value-type="float" office:value="6.536349641">
                <text:p>6.5363496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.07133352">
                <text:p>26.07133352</text:p>
              </table:table-cell>
              <table:table-cell office:value-type="float" office:value="5.992859551">
                <text:p>5.9928595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.2623628">
                <text:p>25.2623628</text:p>
              </table:table-cell>
              <table:table-cell office:value-type="float" office:value="6.185162945">
                <text:p>6.1851629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.14059185">
                <text:p>25.14059185</text:p>
              </table:table-cell>
              <table:table-cell office:value-type="float" office:value="6.674780544">
                <text:p>6.6747805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28870208">
                <text:p>16.28870208</text:p>
              </table:table-cell>
              <table:table-cell office:value-type="float" office:value="9.488497023">
                <text:p>9.4884970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.76444581">
                <text:p>26.76444581</text:p>
              </table:table-cell>
              <table:table-cell office:value-type="float" office:value="7.084798427">
                <text:p>7.0847984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.04471436">
                <text:p>26.04471436</text:p>
              </table:table-cell>
              <table:table-cell office:value-type="float" office:value="5.618245198">
                <text:p>5.6182451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.68520446">
                <text:p>25.68520446</text:p>
              </table:table-cell>
              <table:table-cell office:value-type="float" office:value="6.405757651">
                <text:p>6.4057576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.54855366">
                <text:p>27.54855366</text:p>
              </table:table-cell>
              <table:table-cell office:value-type="float" office:value="7.163903041">
                <text:p>7.1639030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.71325854">
                <text:p>23.71325854</text:p>
              </table:table-cell>
              <table:table-cell office:value-type="float" office:value="5.226278439">
                <text:p>5.2262784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44249681">
                <text:p>25.44249681</text:p>
              </table:table-cell>
              <table:table-cell office:value-type="float" office:value="5.819427199">
                <text:p>5.819427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.13224702">
                <text:p>26.13224702</text:p>
              </table:table-cell>
              <table:table-cell office:value-type="float" office:value="6.417845735">
                <text:p>6.4178457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51268484">
                <text:p>25.51268484</text:p>
              </table:table-cell>
              <table:table-cell office:value-type="float" office:value="7.275643785">
                <text:p>7.2756437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.24655933">
                <text:p>15.24655933</text:p>
              </table:table-cell>
              <table:table-cell office:value-type="float" office:value="16.33926764">
                <text:p>16.339267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89428486">
                <text:p>25.89428486</text:p>
              </table:table-cell>
              <table:table-cell office:value-type="float" office:value="6.796111238">
                <text:p>6.7961112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2150337">
                <text:p>25.2150337</text:p>
              </table:table-cell>
              <table:table-cell office:value-type="float" office:value="5.733393682">
                <text:p>5.7333936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89448858">
                <text:p>25.89448858</text:p>
              </table:table-cell>
              <table:table-cell office:value-type="float" office:value="5.806337397">
                <text:p>5.8063373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.24558358">
                <text:p>24.24558358</text:p>
              </table:table-cell>
              <table:table-cell office:value-type="float" office:value="5.358741454">
                <text:p>5.3587414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.69063493">
                <text:p>24.69063493</text:p>
              </table:table-cell>
              <table:table-cell office:value-type="float" office:value="5.994129323">
                <text:p>5.9941293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.14464203">
                <text:p>27.14464203</text:p>
              </table:table-cell>
              <table:table-cell office:value-type="float" office:value="6.073575519">
                <text:p>6.0735755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.4226682">
                <text:p>24.4226682</text:p>
              </table:table-cell>
              <table:table-cell office:value-type="float" office:value="6.357458542">
                <text:p>6.3574585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.54308504">
                <text:p>24.54308504</text:p>
              </table:table-cell>
              <table:table-cell office:value-type="float" office:value="6.368886692">
                <text:p>6.3688866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48558886">
                <text:p>25.48558886</text:p>
              </table:table-cell>
              <table:table-cell office:value-type="float" office:value="6.230094411">
                <text:p>6.2300944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68015112">
                <text:p>25.68015112</text:p>
              </table:table-cell>
              <table:table-cell office:value-type="float" office:value="6.35113978">
                <text:p>6.351139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24361892">
                <text:p>25.24361892</text:p>
              </table:table-cell>
              <table:table-cell office:value-type="float" office:value="6.172092636">
                <text:p>6.1720926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.25914563">
                <text:p>27.25914563</text:p>
              </table:table-cell>
              <table:table-cell office:value-type="float" office:value="6.770451885">
                <text:p>6.7704518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94637096">
                <text:p>25.94637096</text:p>
              </table:table-cell>
              <table:table-cell office:value-type="float" office:value="8.026519498">
                <text:p>8.0265194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.08163097">
                <text:p>26.08163097</text:p>
              </table:table-cell>
              <table:table-cell office:value-type="float" office:value="8.03303319">
                <text:p>8.033033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.08818769">
                <text:p>26.08818769</text:p>
              </table:table-cell>
              <table:table-cell office:value-type="float" office:value="7.637214291">
                <text:p>7.6372142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.21613934">
                <text:p>26.21613934</text:p>
              </table:table-cell>
              <table:table-cell office:value-type="float" office:value="5.772686116">
                <text:p>5.772686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.04769365">
                <text:p>27.04769365</text:p>
              </table:table-cell>
              <table:table-cell office:value-type="float" office:value="6.617255792">
                <text:p>6.6172557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.45446581">
                <text:p>25.45446581</text:p>
              </table:table-cell>
              <table:table-cell office:value-type="float" office:value="5.842028676">
                <text:p>5.8420286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.48664624">
                <text:p>24.48664624</text:p>
              </table:table-cell>
              <table:table-cell office:value-type="float" office:value="6.318399317">
                <text:p>6.3183993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18143504">
                <text:p>25.18143504</text:p>
              </table:table-cell>
              <table:table-cell office:value-type="float" office:value="6.76620029">
                <text:p>6.766200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.77744211">
                <text:p>24.77744211</text:p>
              </table:table-cell>
              <table:table-cell office:value-type="float" office:value="5.705117924">
                <text:p>5.7051179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12543245">
                <text:p>16.12543245</text:p>
              </table:table-cell>
              <table:table-cell office:value-type="float" office:value="9.288878805">
                <text:p>9.2888788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16151803">
                <text:p>16.16151803</text:p>
              </table:table-cell>
              <table:table-cell office:value-type="float" office:value="10.19796041">
                <text:p>10.197960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.65688012">
                <text:p>15.65688012</text:p>
              </table:table-cell>
              <table:table-cell office:value-type="float" office:value="8.555078758">
                <text:p>8.555078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.09574452">
                <text:p>15.09574452</text:p>
              </table:table-cell>
              <table:table-cell office:value-type="float" office:value="8.60652028">
                <text:p>8.606520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.20459472">
                <text:p>27.20459472</text:p>
              </table:table-cell>
              <table:table-cell office:value-type="float" office:value="6.708382133">
                <text:p>6.7083821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30580724">
                <text:p>26.30580724</text:p>
              </table:table-cell>
              <table:table-cell office:value-type="float" office:value="7.125638484">
                <text:p>7.1256384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.67405264">
                <text:p>15.67405264</text:p>
              </table:table-cell>
              <table:table-cell office:value-type="float" office:value="9.201014764">
                <text:p>9.2010147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.74965902">
                <text:p>25.74965902</text:p>
              </table:table-cell>
              <table:table-cell office:value-type="float" office:value="5.940864145">
                <text:p>5.9408641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.32465748">
                <text:p>25.32465748</text:p>
              </table:table-cell>
              <table:table-cell office:value-type="float" office:value="5.995310114">
                <text:p>5.9953101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6929164">
                <text:p>26.6929164</text:p>
              </table:table-cell>
              <table:table-cell office:value-type="float" office:value="6.713951172">
                <text:p>6.7139511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99047957">
                <text:p>26.99047957</text:p>
              </table:table-cell>
              <table:table-cell office:value-type="float" office:value="6.300585139">
                <text:p>6.3005851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18939393">
                <text:p>26.18939393</text:p>
              </table:table-cell>
              <table:table-cell office:value-type="float" office:value="5.750749118">
                <text:p>5.7507491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.95330755">
                <text:p>14.95330755</text:p>
              </table:table-cell>
              <table:table-cell office:value-type="float" office:value="8.89055753">
                <text:p>8.890557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.9366581">
                <text:p>25.9366581</text:p>
              </table:table-cell>
              <table:table-cell office:value-type="float" office:value="5.212587384">
                <text:p>5.2125873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4.74731765">
                <text:p>24.74731765</text:p>
              </table:table-cell>
              <table:table-cell office:value-type="float" office:value="6.069095058">
                <text:p>6.0690950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.78128373">
                <text:p>15.78128373</text:p>
              </table:table-cell>
              <table:table-cell office:value-type="float" office:value="16.13849943">
                <text:p>16.138499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.65013615">
                <text:p>24.65013615</text:p>
              </table:table-cell>
              <table:table-cell office:value-type="float" office:value="5.510211154">
                <text:p>5.5102111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.32748873">
                <text:p>24.32748873</text:p>
              </table:table-cell>
              <table:table-cell office:value-type="float" office:value="6.079304946">
                <text:p>6.079304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.12826935">
                <text:p>15.12826935</text:p>
              </table:table-cell>
              <table:table-cell office:value-type="float" office:value="16.89210911">
                <text:p>16.892109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.70575059">
                <text:p>24.70575059</text:p>
              </table:table-cell>
              <table:table-cell office:value-type="float" office:value="6.998094876">
                <text:p>6.9980948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13586505">
                <text:p>25.13586505</text:p>
              </table:table-cell>
              <table:table-cell office:value-type="float" office:value="6.219914217">
                <text:p>6.2199142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26352853">
                <text:p>27.26352853</text:p>
              </table:table-cell>
              <table:table-cell office:value-type="float" office:value="6.429570926">
                <text:p>6.4295709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.21525175">
                <text:p>26.21525175</text:p>
              </table:table-cell>
              <table:table-cell office:value-type="float" office:value="6.031047651">
                <text:p>6.0310476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.68022687">
                <text:p>15.68022687</text:p>
              </table:table-cell>
              <table:table-cell office:value-type="float" office:value="9.183039895">
                <text:p>9.1830398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.42210148">
                <text:p>25.42210148</text:p>
              </table:table-cell>
              <table:table-cell office:value-type="float" office:value="6.108781089">
                <text:p>6.1087810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.77862804">
                <text:p>25.77862804</text:p>
              </table:table-cell>
              <table:table-cell office:value-type="float" office:value="6.00116468">
                <text:p>6.001164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.89197731">
                <text:p>25.89197731</text:p>
              </table:table-cell>
              <table:table-cell office:value-type="float" office:value="6.890980841">
                <text:p>6.8909808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.32875424">
                <text:p>15.32875424</text:p>
              </table:table-cell>
              <table:table-cell office:value-type="float" office:value="8.505271012">
                <text:p>8.5052710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.68175823">
                <text:p>15.68175823</text:p>
              </table:table-cell>
              <table:table-cell office:value-type="float" office:value="8.204331008">
                <text:p>8.2043310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89779086">
                <text:p>16.89779086</text:p>
              </table:table-cell>
              <table:table-cell office:value-type="float" office:value="9.562453566">
                <text:p>9.5624535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25049975">
                <text:p>15.25049975</text:p>
              </table:table-cell>
              <table:table-cell office:value-type="float" office:value="8.454903625">
                <text:p>8.454903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54495828">
                <text:p>15.54495828</text:p>
              </table:table-cell>
              <table:table-cell office:value-type="float" office:value="15.5900759">
                <text:p>15.59007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.53098321">
                <text:p>25.53098321</text:p>
              </table:table-cell>
              <table:table-cell office:value-type="float" office:value="6.267093741">
                <text:p>6.2670937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32594806">
                <text:p>15.32594806</text:p>
              </table:table-cell>
              <table:table-cell office:value-type="float" office:value="16.90060079">
                <text:p>16.900600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.53332014">
                <text:p>26.53332014</text:p>
              </table:table-cell>
              <table:table-cell office:value-type="float" office:value="6.241190675">
                <text:p>6.2411906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.11538013">
                <text:p>15.11538013</text:p>
              </table:table-cell>
              <table:table-cell office:value-type="float" office:value="9.008474525">
                <text:p>9.0084745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00441587">
                <text:p>15.00441587</text:p>
              </table:table-cell>
              <table:table-cell office:value-type="float" office:value="16.16095941">
                <text:p>16.160959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35927421">
                <text:p>16.35927421</text:p>
              </table:table-cell>
              <table:table-cell office:value-type="float" office:value="9.167537304">
                <text:p>9.1675373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.80675038">
                <text:p>25.80675038</text:p>
              </table:table-cell>
              <table:table-cell office:value-type="float" office:value="6.369569856">
                <text:p>6.3695698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.05901879">
                <text:p>26.05901879</text:p>
              </table:table-cell>
              <table:table-cell office:value-type="float" office:value="5.821902911">
                <text:p>5.8219029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25456691">
                <text:p>16.25456691</text:p>
              </table:table-cell>
              <table:table-cell office:value-type="float" office:value="9.591904055">
                <text:p>9.591904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.77636826">
                <text:p>26.77636826</text:p>
              </table:table-cell>
              <table:table-cell office:value-type="float" office:value="7.262856882">
                <text:p>7.2628568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.09954968">
                <text:p>26.09954968</text:p>
              </table:table-cell>
              <table:table-cell office:value-type="float" office:value="6.409333859">
                <text:p>6.4093338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3.64682498">
                <text:p>23.64682498</text:p>
              </table:table-cell>
              <table:table-cell office:value-type="float" office:value="6.216562633">
                <text:p>6.2165626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.74002363">
                <text:p>24.74002363</text:p>
              </table:table-cell>
              <table:table-cell office:value-type="float" office:value="5.747414805">
                <text:p>5.7474148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.11621338">
                <text:p>25.11621338</text:p>
              </table:table-cell>
              <table:table-cell office:value-type="float" office:value="6.186678955">
                <text:p>6.1866789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59809369">
                <text:p>13.59809369</text:p>
              </table:table-cell>
              <table:table-cell office:value-type="float" office:value="8.925499692">
                <text:p>8.9254996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.61446668">
                <text:p>25.61446668</text:p>
              </table:table-cell>
              <table:table-cell office:value-type="float" office:value="6.408466572">
                <text:p>6.4084665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.44666407">
                <text:p>15.44666407</text:p>
              </table:table-cell>
              <table:table-cell office:value-type="float" office:value="16.08764714">
                <text:p>16.087647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.11793189">
                <text:p>15.11793189</text:p>
              </table:table-cell>
              <table:table-cell office:value-type="float" office:value="16.88029545">
                <text:p>16.880295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.9225494">
                <text:p>15.9225494</text:p>
              </table:table-cell>
              <table:table-cell office:value-type="float" office:value="9.798022633">
                <text:p>9.7980226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.73481424">
                <text:p>25.73481424</text:p>
              </table:table-cell>
              <table:table-cell office:value-type="float" office:value="6.237198549">
                <text:p>6.2371985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.32820329">
                <text:p>25.32820329</text:p>
              </table:table-cell>
              <table:table-cell office:value-type="float" office:value="6.151630844">
                <text:p>6.1516308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.35557671">
                <text:p>25.35557671</text:p>
              </table:table-cell>
              <table:table-cell office:value-type="float" office:value="5.859938703">
                <text:p>5.8599387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97119989">
                <text:p>15.97119989</text:p>
              </table:table-cell>
              <table:table-cell office:value-type="float" office:value="8.843210851">
                <text:p>8.8432108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.89900711">
                <text:p>25.89900711</text:p>
              </table:table-cell>
              <table:table-cell office:value-type="float" office:value="6.703721387">
                <text:p>6.7037213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.23343751">
                <text:p>26.23343751</text:p>
              </table:table-cell>
              <table:table-cell office:value-type="float" office:value="6.200777343">
                <text:p>6.2007773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14676275">
                <text:p>15.14676275</text:p>
              </table:table-cell>
              <table:table-cell office:value-type="float" office:value="16.36157167">
                <text:p>16.361571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.45213666">
                <text:p>24.45213666</text:p>
              </table:table-cell>
              <table:table-cell office:value-type="float" office:value="5.934788086">
                <text:p>5.9347880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.14795696">
                <text:p>16.14795696</text:p>
              </table:table-cell>
              <table:table-cell office:value-type="float" office:value="8.322136196">
                <text:p>8.3221361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.83685343">
                <text:p>25.83685343</text:p>
              </table:table-cell>
              <table:table-cell office:value-type="float" office:value="6.638564671">
                <text:p>6.6385646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07649018">
                <text:p>15.07649018</text:p>
              </table:table-cell>
              <table:table-cell office:value-type="float" office:value="15.6503633">
                <text:p>15.65036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.44507138">
                <text:p>27.44507138</text:p>
              </table:table-cell>
              <table:table-cell office:value-type="float" office:value="6.091664215">
                <text:p>6.0916642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.10627498">
                <text:p>25.10627498</text:p>
              </table:table-cell>
              <table:table-cell office:value-type="float" office:value="6.058564192">
                <text:p>6.0585641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.58222464">
                <text:p>26.58222464</text:p>
              </table:table-cell>
              <table:table-cell office:value-type="float" office:value="6.750268853">
                <text:p>6.7502688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.98656473">
                <text:p>24.98656473</text:p>
              </table:table-cell>
              <table:table-cell office:value-type="float" office:value="5.544391675">
                <text:p>5.5443916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.60579724">
                <text:p>15.60579724</text:p>
              </table:table-cell>
              <table:table-cell office:value-type="float" office:value="16.26224251">
                <text:p>16.262242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.68205265">
                <text:p>25.68205265</text:p>
              </table:table-cell>
              <table:table-cell office:value-type="float" office:value="4.989257396">
                <text:p>4.9892573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.23928107">
                <text:p>25.23928107</text:p>
              </table:table-cell>
              <table:table-cell office:value-type="float" office:value="6.983109405">
                <text:p>6.9831094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.26824969">
                <text:p>25.26824969</text:p>
              </table:table-cell>
              <table:table-cell office:value-type="float" office:value="7.518055501">
                <text:p>7.518055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.93173506">
                <text:p>24.93173506</text:p>
              </table:table-cell>
              <table:table-cell office:value-type="float" office:value="5.514734843">
                <text:p>5.5147348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.19444758">
                <text:p>25.19444758</text:p>
              </table:table-cell>
              <table:table-cell office:value-type="float" office:value="5.876843578">
                <text:p>5.8768435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.40646727">
                <text:p>26.40646727</text:p>
              </table:table-cell>
              <table:table-cell office:value-type="float" office:value="6.419854726">
                <text:p>6.4198547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.16601375">
                <text:p>25.16601375</text:p>
              </table:table-cell>
              <table:table-cell office:value-type="float" office:value="6.827957447">
                <text:p>6.8279574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.83403717">
                <text:p>13.83403717</text:p>
              </table:table-cell>
              <table:table-cell office:value-type="float" office:value="16.85499919">
                <text:p>16.854999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.59269279">
                <text:p>26.59269279</text:p>
              </table:table-cell>
              <table:table-cell office:value-type="float" office:value="6.197243555">
                <text:p>6.1972435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.70274674">
                <text:p>25.70274674</text:p>
              </table:table-cell>
              <table:table-cell office:value-type="float" office:value="8.031151964">
                <text:p>8.0311519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.88400993">
                <text:p>25.88400993</text:p>
              </table:table-cell>
              <table:table-cell office:value-type="float" office:value="5.291906623">
                <text:p>5.29190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.11661777">
                <text:p>16.11661777</text:p>
              </table:table-cell>
              <table:table-cell office:value-type="float" office:value="7.70285005">
                <text:p>7.702850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.41120861">
                <text:p>16.41120861</text:p>
              </table:table-cell>
              <table:table-cell office:value-type="float" office:value="16.25007645">
                <text:p>16.250076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.6115186">
                <text:p>24.6115186</text:p>
              </table:table-cell>
              <table:table-cell office:value-type="float" office:value="6.587692587">
                <text:p>6.5876925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.13049942">
                <text:p>26.13049942</text:p>
              </table:table-cell>
              <table:table-cell office:value-type="float" office:value="6.29023274">
                <text:p>6.290232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.97324837">
                <text:p>15.97324837</text:p>
              </table:table-cell>
              <table:table-cell office:value-type="float" office:value="10.01058632">
                <text:p>10.010586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.6565146">
                <text:p>25.6565146</text:p>
              </table:table-cell>
              <table:table-cell office:value-type="float" office:value="6.236911406">
                <text:p>6.2369114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.21801259">
                <text:p>15.21801259</text:p>
              </table:table-cell>
              <table:table-cell office:value-type="float" office:value="16.86931836">
                <text:p>16.869318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.08446979">
                <text:p>15.08446979</text:p>
              </table:table-cell>
              <table:table-cell office:value-type="float" office:value="9.21003467">
                <text:p>9.210034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.5129144">
                <text:p>26.5129144</text:p>
              </table:table-cell>
              <table:table-cell office:value-type="float" office:value="5.502278816">
                <text:p>5.5022788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.63354536">
                <text:p>27.63354536</text:p>
              </table:table-cell>
              <table:table-cell office:value-type="float" office:value="7.266551563">
                <text:p>7.2665515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.41279161">
                <text:p>24.41279161</text:p>
              </table:table-cell>
              <table:table-cell office:value-type="float" office:value="5.554169889">
                <text:p>5.5541698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.59750848">
                <text:p>15.59750848</text:p>
              </table:table-cell>
              <table:table-cell office:value-type="float" office:value="8.319528679">
                <text:p>8.3195286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.41625076">
                <text:p>24.41625076</text:p>
              </table:table-cell>
              <table:table-cell office:value-type="float" office:value="5.985114669">
                <text:p>5.9851146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.70663554">
                <text:p>15.70663554</text:p>
              </table:table-cell>
              <table:table-cell office:value-type="float" office:value="8.334886234">
                <text:p>8.3348862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.48079074">
                <text:p>27.48079074</text:p>
              </table:table-cell>
              <table:table-cell office:value-type="float" office:value="6.112604646">
                <text:p>6.1126046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.86883922">
                <text:p>25.86883922</text:p>
              </table:table-cell>
              <table:table-cell office:value-type="float" office:value="6.118104702">
                <text:p>6.1181047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.23073747">
                <text:p>26.23073747</text:p>
              </table:table-cell>
              <table:table-cell office:value-type="float" office:value="6.701927223">
                <text:p>6.7019272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.53584524">
                <text:p>26.53584524</text:p>
              </table:table-cell>
              <table:table-cell office:value-type="float" office:value="6.114027231">
                <text:p>6.1140272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.36820655">
                <text:p>16.36820655</text:p>
              </table:table-cell>
              <table:table-cell office:value-type="float" office:value="10.14201106">
                <text:p>10.142011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.90346343">
                <text:p>15.90346343</text:p>
              </table:table-cell>
              <table:table-cell office:value-type="float" office:value="9.327756028">
                <text:p>9.3277560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28333515">
                <text:p>15.28333515</text:p>
              </table:table-cell>
              <table:table-cell office:value-type="float" office:value="9.292389565">
                <text:p>9.2923895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.57697466">
                <text:p>26.57697466</text:p>
              </table:table-cell>
              <table:table-cell office:value-type="float" office:value="6.654215732">
                <text:p>6.6542157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.53655811">
                <text:p>25.53655811</text:p>
              </table:table-cell>
              <table:table-cell office:value-type="float" office:value="6.35345369">
                <text:p>6.353453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.30508176">
                <text:p>25.30508176</text:p>
              </table:table-cell>
              <table:table-cell office:value-type="float" office:value="7.095210517">
                <text:p>7.0952105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.84364943">
                <text:p>14.84364943</text:p>
              </table:table-cell>
              <table:table-cell office:value-type="float" office:value="16.32411228">
                <text:p>16.324112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.37321566">
                <text:p>15.37321566</text:p>
              </table:table-cell>
              <table:table-cell office:value-type="float" office:value="9.680851018">
                <text:p>9.6808510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6.86965479">
                <text:p>26.86965479</text:p>
              </table:table-cell>
              <table:table-cell office:value-type="float" office:value="5.656650953">
                <text:p>5.6566509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.889156">
                <text:p>13.889156</text:p>
              </table:table-cell>
              <table:table-cell office:value-type="float" office:value="8.479175642">
                <text:p>8.4791756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6.59682894">
                <text:p>26.59682894</text:p>
              </table:table-cell>
              <table:table-cell office:value-type="float" office:value="7.822198114">
                <text:p>7.8221981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04593726">
                <text:p>17.04593726</text:p>
              </table:table-cell>
              <table:table-cell office:value-type="float" office:value="9.729233452">
                <text:p>9.7292334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6.07379509">
                <text:p>26.07379509</text:p>
              </table:table-cell>
              <table:table-cell office:value-type="float" office:value="5.389723406">
                <text:p>5.3897234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.31507418">
                <text:p>27.31507418</text:p>
              </table:table-cell>
              <table:table-cell office:value-type="float" office:value="7.660076449">
                <text:p>7.6600764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47649785">
                <text:p>25.47649785</text:p>
              </table:table-cell>
              <table:table-cell office:value-type="float" office:value="7.890010019">
                <text:p>7.89001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